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Mono" svg:font-family="'Ubuntu Mono', monospace"/>
    <style:font-face style:name="Ubuntu" svg:font-family="Ubuntu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24cm" table:align="left"/>
    </style:style>
    <style:style style:name="Tableau1.A" style:family="table-column">
      <style:table-column-properties style:column-width="5.579cm"/>
    </style:style>
    <style:style style:name="Tableau1.B" style:family="table-column">
      <style:table-column-properties style:column-width="5.045cm"/>
    </style:style>
    <style:style style:name="Tableau1.C" style:family="table-column">
      <style:table-column-properties style:column-width="4.616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5ddf3" officeooo:paragraph-rsid="0005ddf3"/>
    </style:style>
    <style:style style:name="P2" style:family="paragraph" style:parent-style-name="Standard">
      <style:paragraph-properties fo:text-align="center" style:justify-single-word="false"/>
      <style:text-properties officeooo:rsid="0005ddf3" officeooo:paragraph-rsid="0005ddf3"/>
    </style:style>
    <style:style style:name="P3" style:family="paragraph" style:parent-style-name="Standard">
      <style:text-properties officeooo:rsid="0005ddf3" officeooo:paragraph-rsid="00097676"/>
    </style:style>
    <style:style style:name="P4" style:family="paragraph" style:parent-style-name="Standard">
      <style:text-properties officeooo:rsid="0008fd94" officeooo:paragraph-rsid="0008fd94"/>
    </style:style>
    <style:style style:name="P5" style:family="paragraph" style:parent-style-name="Standard">
      <style:text-properties officeooo:rsid="0008fd94" officeooo:paragraph-rsid="00097676"/>
    </style:style>
    <style:style style:name="P6" style:family="paragraph" style:parent-style-name="Standard">
      <style:text-properties officeooo:paragraph-rsid="0008fd94"/>
    </style:style>
    <style:style style:name="P7" style:family="paragraph" style:parent-style-name="Standard">
      <style:text-properties officeooo:rsid="00097676" officeooo:paragraph-rsid="00097676"/>
    </style:style>
    <style:style style:name="P8" style:family="paragraph" style:parent-style-name="Standard">
      <style:text-properties fo:color="#000000" officeooo:rsid="0005ddf3" officeooo:paragraph-rsid="0005ddf3"/>
    </style:style>
    <style:style style:name="P9" style:family="paragraph" style:parent-style-name="Standard">
      <style:text-properties fo:color="#000000" style:font-name="Consolas" fo:font-size="10pt" officeooo:rsid="0005ddf3" officeooo:paragraph-rsid="0005ddf3" style:font-size-asian="10pt"/>
    </style:style>
    <style:style style:name="P10" style:family="paragraph" style:parent-style-name="Standard">
      <style:text-properties fo:color="#000000" style:font-name="Consolas" fo:font-size="10pt" officeooo:rsid="000a4280" officeooo:paragraph-rsid="000a4280" style:font-size-asian="10pt"/>
    </style:style>
    <style:style style:name="P11" style:family="paragraph" style:parent-style-name="Standard">
      <style:text-properties fo:color="#000000" style:font-name="Consolas" fo:font-size="10pt" officeooo:rsid="000b4042" officeooo:paragraph-rsid="000b4042" style:font-size-asian="10pt"/>
    </style:style>
    <style:style style:name="P12" style:family="paragraph" style:parent-style-name="Standard">
      <style:text-properties fo:color="#000000" style:font-name="Liberation Serif" fo:font-size="12pt" officeooo:rsid="000b4042" officeooo:paragraph-rsid="000b4042" fo:background-color="#dddddd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f39e4" officeooo:paragraph-rsid="000f39e4" fo:background-color="#dddddd" style:font-size-asian="10.5pt" style:font-size-complex="12pt"/>
    </style:style>
    <style:style style:name="P14" style:family="paragraph" style:parent-style-name="Standard">
      <style:text-properties fo:color="#000000" style:font-name="Liberation Serif" fo:font-size="12pt" officeooo:rsid="0005ddf3" officeooo:paragraph-rsid="0005ddf3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05ddf3" officeooo:paragraph-rsid="000f39e4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0f39e4" officeooo:paragraph-rsid="000f39e4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rsid="000ffffe" officeooo:paragraph-rsid="000ffffe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fo:font-weight="normal" officeooo:rsid="000ffffe" officeooo:paragraph-rsid="000ffffe" style:font-size-asian="10.5pt" style:font-weight-asian="normal" style:font-size-complex="12pt" style:font-weight-complex="normal"/>
    </style:style>
    <style:style style:name="P19" style:family="paragraph" style:parent-style-name="Standard">
      <style:text-properties officeooo:rsid="000a4280" officeooo:paragraph-rsid="000a4280"/>
    </style:style>
    <style:style style:name="P20" style:family="paragraph" style:parent-style-name="Standard">
      <style:text-properties officeooo:rsid="000b4042" officeooo:paragraph-rsid="000b4042" fo:background-color="#dddddd"/>
    </style:style>
    <style:style style:name="P21" style:family="paragraph" style:parent-style-name="Standard">
      <style:text-properties fo:color="#7f0055" style:font-name="Consolas" fo:font-size="10pt" fo:font-weight="bold" officeooo:rsid="0005ddf3" officeooo:paragraph-rsid="0005ddf3" style:font-size-asian="10pt" style:font-weight-asian="bold"/>
    </style:style>
    <style:style style:name="P22" style:family="paragraph" style:parent-style-name="Standard">
      <style:text-properties officeooo:rsid="000e2978" officeooo:paragraph-rsid="000e2978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4280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82ff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fff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0c82ff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weight="bold" officeooo:rsid="000b4042" style:font-size-asian="10pt" style:font-weight-asian="bold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fo:font-style="italic" fo:font-weight="bold" officeooo:rsid="000a4280" officeooo:paragraph-rsid="000a4280" style:font-size-asian="10pt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paragraph-rsid="000c82d9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bold" officeooo:paragraph-rsid="000a4280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Ubuntu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Ubuntu" fo:font-size="12pt" fo:letter-spacing="normal" fo:font-style="normal" style:text-underline-style="solid" style:text-underline-width="auto" style:text-underline-color="font-color" fo:font-weight="bold" officeooo:rsid="00140d26" style:font-weight-asian="bold" style:font-weight-complex="bold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Ubuntu" fo:font-size="12pt" fo:letter-spacing="normal" fo:font-style="normal" style:text-underline-style="solid" style:text-underline-width="auto" style:text-underline-color="font-color" fo:font-weight="bold" officeooo:rsid="00140d26" officeooo:paragraph-rsid="0016c3f4" style:font-weight-asian="bold" style:font-weight-complex="bold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fo:font-weight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style:text-underline-style="solid" style:text-underline-width="auto" style:text-underline-color="font-color" fo:font-weight="bold" officeooo:rsid="00140d26" officeooo:paragraph-rsid="00140d26" style:font-weight-asian="bold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style:text-underline-style="solid" style:text-underline-width="auto" style:text-underline-color="font-color" fo:font-weight="bold" officeooo:rsid="00140d26" officeooo:paragraph-rsid="001661e9" style:font-weight-asian="bold" style:font-weight-complex="bold"/>
    </style:style>
    <style:style style:name="P4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style:text-underline-style="solid" style:text-underline-width="auto" style:text-underline-color="font-color" fo:font-weight="bold" officeooo:rsid="00140d26" officeooo:paragraph-rsid="001932e4" style:font-weight-asian="bold" style:font-weight-complex="bold"/>
    </style:style>
    <style:style style:name="P4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style:text-underline-style="solid" style:text-underline-width="auto" style:text-underline-color="font-color" fo:font-weight="bold" officeooo:rsid="00140d26" officeooo:paragraph-rsid="001b0e36" style:font-weight-asian="bold" style:font-weight-complex="bold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style:text-underline-style="solid" style:text-underline-width="auto" style:text-underline-color="font-color" fo:font-weight="bold" officeooo:rsid="00140d26" officeooo:paragraph-rsid="001661e9" style:font-weight-asian="bold" style:font-weight-complex="bold"/>
    </style:style>
    <style:style style:name="P44" style:family="paragraph" style:parent-style-name="Preformatted_20_Text">
      <loext:graphic-properties draw:fill="solid" draw:fill-color="#333333" draw:opacity="100%"/>
      <style:paragraph-properties fo:margin-left="0cm" fo:margin-right="0cm" fo:orphans="2" fo:widows="2" fo:text-indent="0cm" style:auto-text-indent="false" fo:background-color="#333333"/>
    </style:style>
    <style:style style:name="P45" style:family="paragraph" style:parent-style-name="Preformatted_20_Text">
      <loext:graphic-properties draw:fill="solid" draw:fill-color="#333333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333333"/>
    </style:style>
    <style:style style:name="P46" style:family="paragraph" style:parent-style-name="Preformatted_20_Text">
      <loext:graphic-properties draw:fill="solid" draw:fill-color="#333333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333333"/>
      <style:text-properties officeooo:paragraph-rsid="0016c3f4"/>
    </style:style>
    <style:style style:name="P47" style:family="paragraph" style:parent-style-name="Standard">
      <style:paragraph-properties fo:break-before="page"/>
      <style:text-properties style:font-name="Liberation Serif" fo:font-size="12pt" officeooo:rsid="000b4042" officeooo:paragraph-rsid="000b4042" style:font-size-asian="12pt" style:font-size-complex="12pt"/>
    </style:style>
    <style:style style:name="P48" style:family="paragraph" style:parent-style-name="Standard">
      <style:paragraph-properties fo:break-before="page"/>
      <style:text-properties fo:color="#000000" style:font-name="Liberation Serif" fo:font-size="12pt" officeooo:rsid="000ffffe" officeooo:paragraph-rsid="000ffffe" style:font-size-asian="12pt" style:font-size-complex="12pt"/>
    </style:style>
    <style:style style:name="P49" style:family="paragraph" style:parent-style-name="Text_20_body">
      <style:paragraph-properties fo:break-before="pag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40d26" officeooo:paragraph-rsid="00140d26" fo:background-color="#cccccc" style:font-size-asian="12pt" style:font-weight-asian="normal" style:font-size-complex="12pt" style:font-weight-complex="normal"/>
    </style:style>
    <style:style style:name="P50" style:family="paragraph" style:parent-style-name="Text_20_body">
      <style:text-properties officeooo:paragraph-rsid="0014c860"/>
    </style:style>
    <style:style style:name="P51" style:family="paragraph" style:parent-style-name="Preformatted_20_Text">
      <loext:graphic-properties draw:fill="solid" draw:fill-color="#333333" draw:opacity="100%"/>
      <style:paragraph-properties fo:orphans="2" fo:widows="2" fo:background-color="#333333"/>
    </style:style>
    <style:style style:name="P52" style:family="paragraph" style:parent-style-name="Preformatted_20_Text">
      <loext:graphic-properties draw:fill="solid" draw:fill-color="#333333" draw:opacity="100%"/>
      <style:paragraph-properties fo:orphans="2" fo:widows="2" fo:background-color="#333333"/>
      <style:text-properties officeooo:paragraph-rsid="001329bf"/>
    </style:style>
    <style:style style:name="P53" style:family="paragraph" style:parent-style-name="Preformatted_20_Text">
      <loext:graphic-properties draw:fill="solid" draw:fill-color="#333333" draw:opacity="100%"/>
      <style:paragraph-properties fo:orphans="2" fo:widows="2" fo:background-color="#333333"/>
      <style:text-properties officeooo:paragraph-rsid="0016c3f4"/>
    </style:style>
    <style:style style:name="P54" style:family="paragraph" style:parent-style-name="Preformatted_20_Text">
      <loext:graphic-properties draw:fill="solid" draw:fill-color="#333333" draw:opacity="100%"/>
      <style:paragraph-properties fo:orphans="2" fo:widows="2" fo:background-color="#333333"/>
      <style:text-properties officeooo:paragraph-rsid="001b742b"/>
    </style:style>
    <style:style style:name="P55" style:family="paragraph" style:parent-style-name="Preformatted_20_Text">
      <loext:graphic-properties draw:fill="solid" draw:fill-color="#333333" draw:opacity="100%"/>
      <style:paragraph-properties fo:orphans="2" fo:widows="2" fo:background-color="#333333"/>
      <style:text-properties officeooo:paragraph-rsid="001c7521"/>
    </style:style>
    <style:style style:name="P56" style:family="paragraph" style:parent-style-name="Preformatted_20_Text">
      <loext:graphic-properties draw:fill="solid" draw:fill-color="#333333" draw:opacity="100%"/>
      <style:paragraph-properties fo:margin-top="0cm" fo:margin-bottom="0.499cm" loext:contextual-spacing="false" fo:orphans="2" fo:widows="2" fo:background-color="#333333"/>
    </style:style>
    <style:style style:name="P57" style:family="paragraph" style:parent-style-name="Table_20_Contents">
      <style:paragraph-properties fo:text-align="start" style:justify-single-word="fals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Consolas" fo:font-size="10pt" officeooo:rsid="000ffffe" style:font-size-asian="10pt"/>
    </style:style>
    <style:style style:name="P59" style:family="paragraph" style:parent-style-name="Standard">
      <style:text-properties fo:color="#008080" style:font-name="Consolas" fo:font-size="10pt" officeooo:rsid="000ffffe" officeooo:paragraph-rsid="000ffffe" style:font-size-asian="10pt" style:font-size-complex="12pt"/>
    </style:style>
    <style:style style:name="P60" style:family="paragraph" style:parent-style-name="Standard">
      <style:text-properties fo:color="#008080" style:font-name="Consolas" fo:font-size="10pt" officeooo:rsid="000ffffe" officeooo:paragraph-rsid="001329bf" style:font-size-asian="10pt" style:font-size-complex="12pt"/>
    </style:style>
    <style:style style:name="P6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2a24" fo:background-color="#ffffff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2a24" officeooo:paragraph-rsid="0021d8ad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1d8ad" officeooo:paragraph-rsid="0021d8ad" fo:background-color="#ffffff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214dc" officeooo:paragraph-rsid="002214dc" fo:background-color="#ffffff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214dc" officeooo:paragraph-rsid="0026b152" fo:background-color="#ffffff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59708" officeooo:paragraph-rsid="00259708" fo:background-color="#ffffff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59708" officeooo:paragraph-rsid="0026b152" fo:background-color="#ffffff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/>
    </style:style>
    <style:style style:name="P69" style:family="paragraph" style:parent-style-name="Standard">
      <style:paragraph-properties fo:break-before="page"/>
      <style:text-properties style:text-underline-style="solid" style:text-underline-width="auto" style:text-underline-color="font-color" fo:background-color="#ddddd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d8a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8487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258487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75" style:family="paragraph" style:parent-style-name="Text_20_body">
      <style:text-properties fo:font-variant="normal" fo:text-transform="none" fo:color="#008080" style:font-name="Consolas" fo:font-size="10pt" fo:letter-spacing="normal" fo:font-style="normal" fo:font-weight="normal" officeooo:rsid="000ffffe" officeooo:paragraph-rsid="000ffffe" style:font-size-asian="10pt" style:font-size-complex="12pt"/>
    </style:style>
    <style:style style:name="P76" style:family="paragraph" style:parent-style-name="Text_20_body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40d26" officeooo:paragraph-rsid="00140d26" fo:background-color="#cccccc" style:font-size-asian="12pt" style:font-weight-asian="normal" style:font-size-complex="12pt" style:font-weight-complex="normal"/>
    </style:style>
    <style:style style:name="P77" style:family="paragraph" style:parent-style-name="Text_20_body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2a24" officeooo:paragraph-rsid="00202a24" fo:background-color="#ffffff" style:font-size-asian="12pt" style:font-weight-asian="normal" style:font-size-complex="12pt" style:font-weight-complex="normal"/>
    </style:style>
    <style:style style:name="P78" style:family="paragraph" style:parent-style-name="Text_20_body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1d8ad" officeooo:paragraph-rsid="0026b152" fo:background-color="#ffffff" style:font-size-asian="12pt" style:font-weight-asian="normal" style:font-size-complex="12pt" style:font-weight-complex="normal"/>
    </style:style>
    <style:style style:name="P79" style:family="paragraph" style:parent-style-name="Text_20_body">
      <style:text-properties officeooo:rsid="001ec90c" officeooo:paragraph-rsid="001ec90c"/>
    </style:style>
    <style:style style:name="P8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fo:font-weight="normal"/>
    </style:style>
    <style:style style:name="P8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Ubuntu" fo:font-size="12pt" fo:letter-spacing="normal" fo:font-style="normal" style:text-underline-style="solid" style:text-underline-width="auto" style:text-underline-color="font-color" fo:font-weight="normal" officeooo:rsid="00140d26" officeooo:paragraph-rsid="001661e9" style:font-weight-asian="bold" style:font-weight-complex="bold"/>
    </style:style>
    <style:style style:name="P8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3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84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P85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Ubuntu" fo:font-size="12pt" fo:letter-spacing="normal" fo:font-style="normal" fo:font-weight="normal"/>
    </style:style>
    <style:style style:name="P86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333333" style:font-name="Ubuntu" fo:font-size="12pt" fo:letter-spacing="normal" fo:font-style="normal" fo:font-weight="normal" officeooo:paragraph-rsid="001329bf"/>
    </style:style>
    <style:style style:name="P87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1ec90c" officeooo:paragraph-rsid="001ec90c" fo:background-color="#dddddd"/>
    </style:style>
    <style:style style:name="T1" style:family="text">
      <style:text-properties officeooo:rsid="0008fd94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officeooo:rsid="000a4280" style:font-size-asian="10pt"/>
    </style:style>
    <style:style style:name="T5" style:family="text">
      <style:text-properties fo:color="#000000" style:font-name="Consolas" fo:font-size="10pt" officeooo:rsid="000ffffe" style:font-size-asian="10pt"/>
    </style:style>
    <style:style style:name="T6" style:family="text">
      <style:text-properties fo:color="#000000" style:font-name="Consolas" fo:font-size="10pt" officeooo:rsid="00116a92" style:font-size-asian="10pt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style:font-size-asian="10pt" fo:background-color="#e8f2fe"/>
    </style:style>
    <style:style style:name="T9" style:family="text">
      <style:text-properties fo:color="#000000" style:font-name="Consolas" fo:font-size="10pt" fo:background-color="#d4d4d4" loext:char-shading-value="0" style:font-size-asian="10pt"/>
    </style:style>
    <style:style style:name="T10" style:family="text">
      <style:text-properties fo:color="#000000" style:font-name="Consolas" fo:font-size="10pt" fo:font-style="italic" style:font-size-asian="10pt" style:font-style-asian="italic" style:font-style-complex="italic"/>
    </style:style>
    <style:style style:name="T11" style:family="text">
      <style:text-properties fo:color="#000000" style:font-name="Consolas" fo:font-size="10pt" fo:font-style="italic" officeooo:rsid="000b4042" style:font-size-asian="10pt" style:font-style-asian="italic" style:font-style-complex="italic"/>
    </style:style>
    <style:style style:name="T12" style:family="text">
      <style:text-properties fo:color="#000000" style:font-name="Consolas" fo:font-size="10pt" fo:font-style="italic" fo:font-weight="bold" style:font-size-asian="10pt" style:font-style-asian="italic" style:font-weight-asian="bold" style:font-style-complex="italic" style:font-weight-complex="bold"/>
    </style:style>
    <style:style style:name="T13" style:family="text">
      <style:text-properties fo:color="#000000" style:font-name="Consolas" fo:font-size="10pt" fo:font-style="italic" fo:font-weight="bold" officeooo:rsid="000c82ff" style:font-size-asian="10pt" style:font-style-asian="italic" style:font-weight-asian="bold" style:font-style-complex="italic" style:font-weight-complex="bold"/>
    </style:style>
    <style:style style:name="T14" style:family="text">
      <style:text-properties fo:color="#000000" style:font-name="Consolas" fo:font-size="10pt" fo:font-weight="bold" style:font-size-asian="10pt" style:font-weight-asian="bold"/>
    </style:style>
    <style:style style:name="T1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6" style:family="text">
      <style:text-properties fo:color="#000000" style:font-name="Consolas" fo:font-size="10pt" style:text-underline-style="solid" style:text-underline-width="auto" style:text-underline-color="font-color" style:font-size-asian="10pt" fo:background-color="#e8f2fe"/>
    </style:style>
    <style:style style:name="T17" style:family="text">
      <style:text-properties fo:color="#000000" fo:background-color="#dddddd" loext:char-shading-value="0"/>
    </style:style>
    <style:style style:name="T18" style:family="text">
      <style:text-properties fo:color="#000000" style:font-name="Liberation Serif" officeooo:rsid="001661e9" style:font-size-asian="10pt" style:font-size-complex="12pt"/>
    </style:style>
    <style:style style:name="T19" style:family="text">
      <style:text-properties fo:color="#000000" style:font-name="Liberation Serif" officeooo:rsid="000ffffe" style:font-size-asian="10pt" style:font-size-complex="12pt"/>
    </style:style>
    <style:style style:name="T20" style:family="text">
      <style:text-properties fo:color="#000000" style:font-name="Liberation Serif" officeooo:rsid="001932e4" style:font-size-asian="10pt" style:font-size-complex="12pt"/>
    </style:style>
    <style:style style:name="T21" style:family="text">
      <style:text-properties fo:color="#000000" style:font-name="Liberation Serif" officeooo:rsid="001b0e36" style:font-size-asian="10pt" style:font-size-complex="12pt"/>
    </style:style>
    <style:style style:name="T22" style:family="text">
      <style:text-properties fo:color="#000000" style:font-name="Liberation Serif" style:text-underline-style="none" fo:font-weight="normal" officeooo:rsid="001661e9" style:font-size-asian="10pt" style:font-weight-asian="normal" style:font-size-complex="12pt" style:font-weight-complex="normal"/>
    </style:style>
    <style:style style:name="T23" style:family="text">
      <style:text-properties fo:color="#000000" style:font-name="Liberation Serif" style:text-underline-style="none" fo:font-weight="normal" officeooo:rsid="0016c3f4" style:font-size-asian="10pt" style:font-weight-asian="normal" style:font-size-complex="12pt" style:font-weight-complex="normal"/>
    </style:style>
    <style:style style:name="T24" style:family="text">
      <style:text-properties fo:color="#000000" style:font-name="Liberation Serif" style:text-underline-style="none" fo:font-weight="normal" officeooo:rsid="001932e4" style:font-size-asian="10pt" style:font-weight-asian="normal" style:font-size-complex="12pt" style:font-weight-complex="normal"/>
    </style:style>
    <style:style style:name="T25" style:family="text">
      <style:text-properties fo:color="#000000" style:font-name="Liberation Serif" style:text-underline-style="none" fo:font-weight="normal" officeooo:rsid="001b0e36" style:font-size-asian="10pt" style:font-weight-asian="normal" style:font-size-complex="12pt" style:font-weight-complex="normal"/>
    </style:style>
    <style:style style:name="T26" style:family="text">
      <style:text-properties fo:color="#2a00ff" style:font-name="Consolas" fo:font-size="10pt" style:font-size-asian="10pt"/>
    </style:style>
    <style:style style:name="T27" style:family="text">
      <style:text-properties fo:color="#2a00ff" style:font-name="Consolas" fo:font-size="10pt" officeooo:rsid="000a4280" style:font-size-asian="10pt"/>
    </style:style>
    <style:style style:name="T28" style:family="text">
      <style:text-properties fo:color="#2a00ff" style:font-name="Consolas" fo:font-size="10pt" style:font-size-asian="10pt"/>
    </style:style>
    <style:style style:name="T29" style:family="text">
      <style:text-properties fo:color="#2a00ff" style:font-name="Consolas" fo:font-size="10pt" style:text-underline-style="solid" style:text-underline-width="auto" style:text-underline-color="font-color" style:font-size-asian="10pt"/>
    </style:style>
    <style:style style:name="T30" style:family="text">
      <style:text-properties fo:color="#2a00ff" style:font-name="Consolas" fo:font-size="10pt" fo:font-style="italic" style:font-size-asian="10pt" style:font-style-asian="italic"/>
    </style:style>
    <style:style style:name="T31" style:family="text">
      <style:text-properties fo:color="#2a00ff" style:font-name="Consolas" fo:font-size="10pt" fo:font-style="italic" style:font-size-asian="10pt" style:font-style-asian="italic"/>
    </style:style>
    <style:style style:name="T32" style:family="text">
      <style:text-properties fo:color="#2a00ff" style:font-name="Consolas" fo:font-size="10pt" fo:font-style="italic" officeooo:rsid="00258487" style:font-size-asian="10pt" style:font-style-asian="italic"/>
    </style:style>
    <style:style style:name="T33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34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 fo:background-color="#e8f2fe"/>
    </style:style>
    <style:style style:name="T35" style:family="text">
      <style:text-properties fo:color="#2a00ff" style:font-name="Consolas1" fo:font-size="10pt" fo:font-style="italic" officeooo:rsid="00258487" style:font-size-asian="10pt" style:font-style-asian="italic"/>
    </style:style>
    <style:style style:name="T36" style:family="text">
      <style:text-properties officeooo:rsid="00097676"/>
    </style:style>
    <style:style style:name="T37" style:family="text">
      <style:text-properties fo:color="#7f0055" style:font-name="Consolas" fo:font-size="10pt" fo:font-weight="bold" style:font-size-asian="10pt" style:font-weight-asian="bold"/>
    </style:style>
    <style:style style:name="T38" style:family="text">
      <style:text-properties fo:color="#7f0055" style:font-name="Consolas" fo:font-size="10pt" fo:font-weight="bold" style:font-size-asian="10pt" style:font-weight-asian="bold"/>
    </style:style>
    <style:style style:name="T39" style:family="text">
      <style:text-properties fo:color="#646464" style:font-name="Consolas" fo:font-size="10pt" style:font-size-asian="10pt"/>
    </style:style>
    <style:style style:name="T40" style:family="text">
      <style:text-properties fo:color="#646464" style:font-name="Consolas" fo:font-size="10pt" officeooo:rsid="000a4280" style:font-size-asian="10pt"/>
    </style:style>
    <style:style style:name="T41" style:family="text">
      <style:text-properties fo:color="#646464" style:font-name="Consolas" fo:font-size="10pt" style:font-size-asian="10pt"/>
    </style:style>
    <style:style style:name="T42" style:family="text">
      <style:text-properties fo:color="#646464" style:font-name="Consolas" fo:font-size="10pt" fo:font-style="italic" fo:font-weight="bold" style:font-size-asian="10pt" style:font-style-asian="italic" style:font-weight-asian="bold" style:font-style-complex="italic" style:font-weight-complex="bold"/>
    </style:style>
    <style:style style:name="T43" style:family="text">
      <style:text-properties fo:color="#646464" style:font-name="Consolas" fo:font-size="10pt" fo:font-style="italic" fo:font-weight="bold" officeooo:rsid="000b4042" style:font-size-asian="10pt" style:font-style-asian="italic" style:font-weight-asian="bold" style:font-style-complex="italic" style:font-weight-complex="bold"/>
    </style:style>
    <style:style style:name="T44" style:family="text">
      <style:text-properties fo:color="#646464" style:font-name="Consolas" fo:font-size="10pt" fo:font-style="italic" fo:font-weight="bold" officeooo:rsid="000a4280" style:font-size-asian="10pt" style:font-style-asian="italic" style:font-weight-asian="bold" style:font-style-complex="italic" style:font-weight-complex="bold"/>
    </style:style>
    <style:style style:name="T45" style:family="text">
      <style:text-properties fo:color="#3f7f5f" style:font-name="Consolas" fo:font-size="10pt" style:font-size-asian="10pt"/>
    </style:style>
    <style:style style:name="T46" style:family="text">
      <style:text-properties fo:color="#7f9fbf" style:font-name="Consolas" fo:font-size="10pt" fo:font-weight="bold" style:font-size-asian="10pt" style:font-weight-asian="bold"/>
    </style:style>
    <style:style style:name="T47" style:family="text">
      <style:text-properties style:font-name="Consolas" fo:font-size="10pt" fo:font-weight="bold" style:font-size-asian="10pt" style:font-weight-asian="bold"/>
    </style:style>
    <style:style style:name="T48" style:family="text">
      <style:text-properties style:font-name="Consolas" fo:font-size="10pt" fo:font-weight="bold" style:font-size-asian="10pt" style:font-weight-asian="bold" style:font-weight-complex="bold"/>
    </style:style>
    <style:style style:name="T49" style:family="text">
      <style:text-properties style:font-name="Consolas" fo:font-size="10pt" fo:font-weight="bold" officeooo:rsid="00097676" style:font-size-asian="10pt" style:font-weight-asian="bold" style:font-weight-complex="bold"/>
    </style:style>
    <style:style style:name="T50" style:family="text">
      <style:text-properties style:font-name="Consolas" fo:font-size="10pt" fo:font-weight="bold" officeooo:rsid="000b4042" style:font-size-asian="10pt" style:font-weight-asian="bold" style:font-weight-complex="bold"/>
    </style:style>
    <style:style style:name="T51" style:family="text">
      <style:text-properties style:font-name="Consolas" fo:font-size="10pt" fo:font-weight="bold" style:font-size-asian="10pt" style:font-weight-asian="bold"/>
    </style:style>
    <style:style style:name="T52" style:family="text">
      <style:text-properties style:font-name="Consolas" fo:font-size="10pt" style:font-size-asian="10pt"/>
    </style:style>
    <style:style style:name="T53" style:family="text">
      <style:text-properties style:font-name="Consolas" fo:font-size="10pt" officeooo:rsid="000c82d9" style:font-size-asian="10pt"/>
    </style:style>
    <style:style style:name="T54" style:family="text">
      <style:text-properties style:font-name="Consolas" fo:font-size="10pt" style:font-size-asian="10pt"/>
    </style:style>
    <style:style style:name="T55" style:family="text">
      <style:text-properties style:font-name="Consolas" fo:font-size="10pt" style:font-size-asian="10pt"/>
    </style:style>
    <style:style style:name="T56" style:family="text">
      <style:text-properties style:font-name="Consolas" fo:font-size="10pt" style:font-size-asian="10pt"/>
    </style:style>
    <style:style style:name="T57" style:family="text">
      <style:text-properties style:font-name="Consolas" fo:font-size="10pt" style:font-size-asian="10pt"/>
    </style:style>
    <style:style style:name="T58" style:family="text">
      <style:text-properties style:font-name="Consolas" fo:font-size="10pt" style:font-size-asian="10pt"/>
    </style:style>
    <style:style style:name="T59" style:family="text">
      <style:text-properties style:font-name="Consolas" fo:font-size="10pt" style:font-size-asian="10pt"/>
    </style:style>
    <style:style style:name="T6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1" style:family="text">
      <style:text-properties fo:color="#0000c0" style:font-name="Consolas" fo:font-size="10pt" style:font-size-asian="10pt"/>
    </style:style>
    <style:style style:name="T62" style:family="text">
      <style:text-properties fo:color="#0000c0" style:font-name="Consolas" fo:font-size="10pt" style:font-size-asian="10pt"/>
    </style:style>
    <style:style style:name="T63" style:family="text">
      <style:text-properties fo:color="#6a3e3e" style:font-name="Consolas" fo:font-size="10pt" style:font-size-asian="10pt"/>
    </style:style>
    <style:style style:name="T64" style:family="text">
      <style:text-properties fo:color="#6a3e3e" style:font-name="Consolas" fo:font-size="10pt" style:font-size-asian="10pt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fo:background-color="#dddddd" loext:char-shading-value="0"/>
    </style:style>
    <style:style style:name="T67" style:family="text">
      <style:text-properties style:text-underline-style="solid" style:text-underline-width="auto" style:text-underline-color="font-color" officeooo:rsid="0014c860"/>
    </style:style>
    <style:style style:name="T68" style:family="text">
      <style:text-properties officeooo:rsid="000b4042"/>
    </style:style>
    <style:style style:name="T69" style:family="text">
      <style:text-properties fo:color="#008080" style:font-name="Consolas" fo:font-size="10pt" style:font-size-asian="10pt"/>
    </style:style>
    <style:style style:name="T70" style:family="text">
      <style:text-properties fo:color="#008080" style:font-name="Consolas" fo:font-size="10pt" officeooo:rsid="000ffffe" style:font-size-asian="10pt"/>
    </style:style>
    <style:style style:name="T71" style:family="text">
      <style:text-properties fo:color="#008080" style:font-name="Consolas" fo:font-size="10pt" style:font-size-asian="10pt"/>
    </style:style>
    <style:style style:name="T72" style:family="text">
      <style:text-properties fo:color="#008080" style:font-name="Consolas" fo:font-size="10pt" style:font-size-asian="10pt" fo:background-color="#e8f2fe"/>
    </style:style>
    <style:style style:name="T73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74" style:family="text">
      <style:text-properties fo:color="#008080" style:font-name="Consolas" fo:font-size="10pt" style:text-underline-style="solid" style:text-underline-width="auto" style:text-underline-color="font-color" style:font-size-asian="10pt" fo:background-color="#e8f2fe"/>
    </style:style>
    <style:style style:name="T75" style:family="text">
      <style:text-properties fo:color="#3f7f7f" style:font-name="Consolas" fo:font-size="10pt" style:font-size-asian="10pt"/>
    </style:style>
    <style:style style:name="T76" style:family="text">
      <style:text-properties fo:color="#3f7f7f" style:font-name="Consolas" fo:font-size="10pt" style:font-size-asian="10pt"/>
    </style:style>
    <style:style style:name="T77" style:family="text">
      <style:text-properties fo:color="#3f7f7f" style:font-name="Consolas" fo:font-size="10pt" style:font-size-asian="10pt" fo:background-color="#e8f2fe"/>
    </style:style>
    <style:style style:name="T78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79" style:family="text">
      <style:text-properties fo:color="#3f7f7f" style:font-name="Consolas" fo:font-size="10pt" style:text-underline-style="solid" style:text-underline-width="auto" style:text-underline-color="font-color" style:font-size-asian="10pt" fo:background-color="#e8f2fe"/>
    </style:style>
    <style:style style:name="T80" style:family="text">
      <style:text-properties fo:color="#7f007f" style:font-name="Consolas" fo:font-size="10pt" style:font-size-asian="10pt"/>
    </style:style>
    <style:style style:name="T81" style:family="text">
      <style:text-properties fo:color="#7f007f" style:font-name="Consolas" fo:font-size="10pt" style:font-size-asian="10pt"/>
    </style:style>
    <style:style style:name="T82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83" style:family="text">
      <style:text-properties fo:color="#7f007f" style:font-name="Consolas" fo:font-size="10pt" style:text-underline-style="solid" style:text-underline-width="auto" style:text-underline-color="font-color" style:font-size-asian="10pt" fo:background-color="#e8f2fe"/>
    </style:style>
    <style:style style:name="T84" style:family="text">
      <style:text-properties style:font-name="Ubuntu" style:text-underline-style="none" fo:font-weight="normal" officeooo:rsid="001661e9" style:font-size-asian="10pt" style:font-weight-asian="normal" style:font-size-complex="12pt" style:font-weight-complex="normal"/>
    </style:style>
    <style:style style:name="T85" style:family="text">
      <style:text-properties style:font-name="Ubuntu" style:text-underline-style="none" fo:font-weight="normal" officeooo:rsid="001932e4" style:font-size-asian="10pt" style:font-weight-asian="normal" style:font-size-complex="12pt" style:font-weight-complex="normal"/>
    </style:style>
    <style:style style:name="T86" style:family="text">
      <style:text-properties fo:color="#707070" style:font-name="Ubuntu Mono" fo:font-weight="normal"/>
    </style:style>
    <style:style style:name="T87" style:family="text">
      <style:text-properties fo:font-variant="normal" fo:text-transform="none" fo:color="#333333" style:font-name="Ubuntu" fo:font-size="12pt" fo:letter-spacing="normal" fo:font-style="normal" fo:font-weight="normal"/>
    </style:style>
    <style:style style:name="T88" style:family="text">
      <style:text-properties fo:font-variant="normal" fo:text-transform="none" fo:color="#333333" style:font-name="Ubuntu" fo:font-size="12pt" fo:letter-spacing="normal" fo:font-style="normal" fo:font-weight="bold" style:font-weight-asian="bold" style:font-weight-complex="bold"/>
    </style:style>
    <style:style style:name="T89" style:family="text">
      <style:text-properties fo:font-variant="normal" fo:text-transform="none" fo:color="#707070" style:font-name="Ubuntu Mono" fo:font-size="12pt" fo:letter-spacing="normal" fo:font-style="normal" fo:font-weight="bold"/>
    </style:style>
    <style:style style:name="T90" style:family="text">
      <style:text-properties fo:font-variant="normal" fo:text-transform="none" fo:color="#707070" style:font-name="Ubuntu Mono" fo:font-size="12pt" fo:letter-spacing="normal" fo:font-style="normal" fo:font-weight="bold" style:font-weight-asian="bold" style:font-weight-complex="bold"/>
    </style:style>
    <style:style style:name="T91" style:family="text">
      <style:text-properties fo:font-variant="normal" fo:text-transform="none" fo:color="#b9bdb6" style:font-name="Ubuntu Mono" fo:font-size="12pt" fo:letter-spacing="normal" fo:font-style="normal" fo:font-weight="normal"/>
    </style:style>
    <style:style style:name="T92" style:family="text">
      <style:text-properties fo:font-variant="normal" fo:text-transform="none" fo:color="#b9bdb6" style:font-name="Ubuntu Mono" fo:font-size="12pt" fo:letter-spacing="normal" fo:font-style="normal" fo:font-weight="normal" officeooo:rsid="000ffffe" style:font-size-asian="10pt" style:font-size-complex="12pt"/>
    </style:style>
    <style:style style:name="T93" style:family="text">
      <style:text-properties fo:font-variant="normal" fo:text-transform="none" fo:color="#b9bdb6" style:font-name="Ubuntu Mono" fo:font-size="12pt" fo:letter-spacing="normal" fo:font-style="normal" fo:font-weight="normal" officeooo:rsid="0016c3f4"/>
    </style:style>
    <style:style style:name="T94" style:family="text">
      <style:text-properties fo:font-variant="normal" fo:text-transform="none" fo:color="#b9bdb6" fo:letter-spacing="normal"/>
    </style:style>
    <style:style style:name="T95" style:family="text">
      <style:text-properties fo:font-variant="normal" fo:text-transform="none" fo:color="#b9bdb6" fo:letter-spacing="normal" officeooo:rsid="0016c3f4"/>
    </style:style>
    <style:style style:name="T96" style:family="text">
      <style:text-properties fo:font-variant="normal" fo:text-transform="none" fo:color="#8bd1ff" style:font-name="Ubuntu Mono" fo:font-size="12pt" fo:letter-spacing="normal" fo:font-style="normal" fo:font-weight="normal"/>
    </style:style>
    <style:style style:name="T97" style:family="text">
      <style:text-properties fo:font-variant="normal" fo:text-transform="none" fo:color="#8bd1ff" style:font-name="Ubuntu Mono" fo:font-size="12pt" fo:letter-spacing="normal" fo:font-style="normal" fo:font-weight="normal" officeooo:rsid="000ffffe" style:font-size-asian="10pt" style:font-size-complex="12pt"/>
    </style:style>
    <style:style style:name="T98" style:family="text">
      <style:text-properties fo:font-variant="normal" fo:text-transform="none" fo:color="#8bd1ff" style:font-name="Ubuntu Mono" fo:font-size="12pt" fo:letter-spacing="normal" fo:font-style="normal" fo:font-weight="normal" officeooo:rsid="0016c3f4"/>
    </style:style>
    <style:style style:name="T99" style:family="text">
      <style:text-properties fo:font-variant="normal" fo:text-transform="none" fo:color="#8bd1ff" fo:letter-spacing="normal"/>
    </style:style>
    <style:style style:name="T100" style:family="text">
      <style:text-properties fo:font-variant="normal" fo:text-transform="none" fo:color="#e0e8ff" style:font-name="Ubuntu Mono" fo:font-size="12pt" fo:letter-spacing="normal" fo:font-style="normal" fo:font-weight="normal"/>
    </style:style>
    <style:style style:name="T101" style:family="text">
      <style:text-properties fo:font-variant="normal" fo:text-transform="none" fo:color="#e0e8ff" style:font-name="Ubuntu Mono" fo:font-size="12pt" fo:letter-spacing="normal" fo:font-style="normal" fo:font-weight="normal" officeooo:rsid="000ffffe" style:font-size-asian="10pt" style:font-size-complex="12pt"/>
    </style:style>
    <style:style style:name="T102" style:family="text">
      <style:text-properties fo:font-variant="normal" fo:text-transform="none" fo:color="#e0e8ff" style:font-name="Ubuntu Mono" fo:font-size="12pt" fo:letter-spacing="normal" fo:font-style="normal" fo:font-weight="normal" officeooo:rsid="0016c3f4"/>
    </style:style>
    <style:style style:name="T103" style:family="text">
      <style:text-properties fo:font-variant="normal" fo:text-transform="none" fo:color="#99cc33" style:font-name="Ubuntu Mono" fo:font-size="12pt" fo:letter-spacing="normal" fo:font-style="normal" fo:font-weight="normal"/>
    </style:style>
    <style:style style:name="T104" style:family="text">
      <style:text-properties fo:font-variant="normal" fo:text-transform="none" fo:color="#99cc33" style:font-name="Ubuntu Mono" fo:font-size="12pt" fo:letter-spacing="normal" fo:font-style="normal" fo:font-weight="normal" officeooo:rsid="000ffffe" style:font-size-asian="10pt" style:font-size-complex="12pt"/>
    </style:style>
    <style:style style:name="T105" style:family="text">
      <style:text-properties fo:font-variant="normal" fo:text-transform="none" fo:color="#99cc33" style:font-name="Ubuntu Mono" fo:font-size="12pt" fo:letter-spacing="normal" fo:font-style="normal" fo:font-weight="normal" officeooo:rsid="0016c3f4"/>
    </style:style>
    <style:style style:name="T106" style:family="text">
      <style:text-properties fo:font-variant="normal" fo:text-transform="none" fo:color="#000000" style:font-name="Ubuntu Mono" fo:font-size="12pt" fo:letter-spacing="normal" fo:font-style="normal" fo:font-weight="normal" officeooo:rsid="0014c860" style:font-size-asian="10pt" style:font-size-complex="12pt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14c860" style:font-size-asian="10pt" style:font-weight-asian="bold" style:font-size-complex="12pt" style:font-weight-complex="bold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0ffffe" style:font-size-asian="10pt" style:font-weight-asian="normal" style:font-size-complex="12pt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4c860" style:font-size-asian="10pt" style:font-weight-asian="normal" style:font-size-complex="12pt" style:font-weight-complex="normal"/>
    </style:style>
    <style:style style:name="T110" style:family="text">
      <style:text-properties fo:font-variant="normal" fo:text-transform="none" fo:color="#cf9a49" style:font-name="Ubuntu Mono" fo:font-size="12pt" fo:letter-spacing="normal" fo:font-style="normal" fo:font-weight="normal"/>
    </style:style>
    <style:style style:name="T111" style:family="text">
      <style:text-properties fo:font-variant="normal" fo:text-transform="none" fo:color="#cf9a49" style:font-name="Ubuntu Mono" fo:font-size="12pt" fo:letter-spacing="normal" fo:font-style="normal" fo:font-weight="normal" officeooo:rsid="000ffffe" style:font-size-asian="10pt" style:font-size-complex="12pt"/>
    </style:style>
    <style:style style:name="T112" style:family="text">
      <style:text-properties fo:font-variant="normal" fo:text-transform="none" fo:color="#ffffff" style:font-name="Ubuntu Mono" fo:font-size="12pt" fo:letter-spacing="normal" fo:font-style="normal" fo:font-weight="normal"/>
    </style:style>
    <style:style style:name="T113" style:family="text">
      <style:text-properties fo:font-variant="normal" fo:text-transform="none" fo:color="#ffffff" style:font-name="Ubuntu Mono" fo:font-size="12pt" fo:letter-spacing="normal" fo:font-style="normal" fo:font-weight="bold"/>
    </style:style>
    <style:style style:name="T114" style:family="text">
      <style:text-properties fo:font-variant="normal" fo:text-transform="none" fo:color="#ffffff" style:font-name="Ubuntu" fo:font-size="12pt" fo:letter-spacing="normal" fo:font-style="normal" fo:font-weight="normal"/>
    </style:style>
    <style:style style:name="T115" style:family="text">
      <style:text-properties fo:color="#b9bdb6" style:text-underline-style="none" fo:font-weight="normal" officeooo:rsid="001661e9" style:font-size-asian="10pt" style:font-weight-asian="normal" style:font-size-complex="12pt" style:font-weight-complex="normal"/>
    </style:style>
    <style:style style:name="T116" style:family="text">
      <style:text-properties officeooo:rsid="001329bf"/>
    </style:style>
    <style:style style:name="T117" style:family="text">
      <style:text-properties officeooo:rsid="001661e9"/>
    </style:style>
    <style:style style:name="T118" style:family="text">
      <style:text-properties officeooo:rsid="001b0e36"/>
    </style:style>
    <style:style style:name="T119" style:family="text">
      <style:text-properties officeooo:rsid="0021143a"/>
    </style:style>
    <style:style style:name="T120" style:family="text">
      <style:text-properties fo:color="#2a00e1" style:font-name="Consolas" fo:font-size="10pt" fo:font-style="italic" style:font-size-asian="10pt" style:font-style-asian="italic"/>
    </style:style>
    <style:style style:name="T121" style:family="text">
      <style:text-properties fo:color="#3f5fbf" style:font-name="Consolas" fo:font-size="10pt" style:font-size-asian="10pt"/>
    </style:style>
    <style:style style:name="T122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123" style:family="text">
      <style:text-properties officeooo:rsid="0026b152"/>
    </style:style>
    <style:style style:name="T124" style:family="text">
      <style:text-properties officeooo:rsid="0026b15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<text:s/>BOOT <text:s text:c="2"/></text:p>
      <text:p text:style-name="P1"/>
      <text:p text:style-name="P1"/>
      <text:p text:style-name="P3"><text:span text:style-name="T66">Démarrage d’un projet Spring boot</text:span> <text:s/></text:p>
      <text:p text:style-name="P3"/>
      <text:p text:style-name="P3">start.spring.io <text:s text:c="4"/><text:span text:style-name="T36">(sur internet)</text:span></text:p>
      <text:p text:style-name="Standard"/>
      <text:p text:style-name="P1">→<text:span text:style-name="T36"> </text:span>Dependencies </text:p>
      <text:p text:style-name="P1"><text:tab/>Web <text:s text:c="2"/>(MVC)</text:p>
      <text:p text:style-name="P1"><text:tab/>thymeleaf <text:s/>(moteur de template) <text:s/>/ mustach …</text:p>
      <text:p text:style-name="P1"><text:tab/>jpa <text:s/>(accès bdd)</text:p>
      <text:p text:style-name="P1"><text:tab/>mysql <text:s/>(driver) <text:s/>/ H2 (si pas sql, pb redémarre le serveur <text:span text:style-name="T1">à chaque fois)</text:span></text:p>
      <text:p text:style-name="P1"/>
      <text:p text:style-name="P1">→<text:span text:style-name="T36"> Generate</text:span></text:p>
      <text:p text:style-name="P1"/>
      <text:p text:style-name="P1">→<text:span text:style-name="T1"> .zip à dézipper dans eclipse_workspace</text:span></text:p>
      <text:p text:style-name="P1"/>
      <text:p text:style-name="P1">→<text:span text:style-name="T1"> faire un import dans eclipse du projet existant maven.</text:span></text:p>
      <text:p text:style-name="P1"/>
      <text:p text:style-name="P5">→<text:span text:style-name="T36"> si utilisé mysql dans dependencies : </text:span></text:p>
      <text:p text:style-name="P5">Ajouter dans src/main/resources/ <text:s text:c="4"/>Application.properties </text:p>
      <text:p text:style-name="P6"><text:span text:style-name="T3">spring.jpa.hibernate.ddl-auto=</text:span><text:span text:style-name="T26">create</text:span></text:p>
      <text:p text:style-name="P23"><text:span text:style-name="T3">spring.datasource.url=</text:span><text:span text:style-name="T26">jdbc:mysql://</text:span><text:span text:style-name="T29">localhost</text:span><text:span text:style-name="T26">:3306/db_example</text:span></text:p>
      <text:p text:style-name="P23"><text:span text:style-name="T3">spring.datasource.username=</text:span><text:span text:style-name="T29">springuser</text:span></text:p>
      <text:p text:style-name="P4"><text:span text:style-name="T3">spring.datasource.password=</text:span><text:span text:style-name="T26">ThePassword<text:tab/><text:tab/>// supprimer la ligne si pas de pwd</text:span></text:p>
      <text:p text:style-name="P1"/>
      <text:p text:style-name="P1"/>
      <text:p text:style-name="P1"/>
      <text:p text:style-name="P7"><text:span text:style-name="T66">Faire un Controller</text:span> (= nouvelle classe ):</text:p>
      <text:p text:style-name="P22">type Rest pour définir des API</text:p>
      <text:p text:style-name="P9"><draw:frame draw:style-name="fr1" draw:name="Cadre1" text:anchor-type="paragraph" svg:x="-0.048cm" svg:y="0.443cm" svg:width="17.157cm" draw:z-index="0"><draw:text-box fo:min-height="8.02cm"><text:p text:style-name="P8"><text:span text:style-name="T47">package</text:span><text:span text:style-name="T52"> com.campusnumerique.reseauSocial8;</text:span></text:p><text:p text:style-name="P28"/><text:p text:style-name="P32"><text:span text:style-name="T47">import</text:span><text:span text:style-name="T52"> org.springframework.web.bind.annotation.GetMapping;</text:span></text:p><text:p text:style-name="P32"><text:span text:style-name="T47">import</text:span><text:span text:style-name="T52"> org.springframework.web.bind.annotation.RestController;</text:span></text:p><text:p text:style-name="P28"/><text:p text:style-name="P32"><text:span text:style-name="T52">@RestController <text:s text:c="3"/></text:span><text:span text:style-name="T48">// </text:span><text:span text:style-name="T49">Annotation qui définit un controller </text:span><text:span text:style-name="T50">Rest = Api</text:span></text:p><text:p text:style-name="P30"><text:tab/><text:tab/><text:tab/>// → renvoi automatiquement les infos sous format JSON</text:p><text:p text:style-name="P32"><text:span text:style-name="T47">public</text:span><text:span text:style-name="T52"> </text:span><text:span text:style-name="T47">class</text:span><text:span text:style-name="T52"> TestController {</text:span></text:p><text:p text:style-name="P28"/><text:p text:style-name="P28"/><text:p text:style-name="P32"><text:span text:style-name="T52"><text:tab/></text:span><text:span text:style-name="T47">public</text:span><text:span text:style-name="T52"> TestController() {</text:span></text:p><text:p text:style-name="P32"><text:span text:style-name="T52"><text:tab/><text:tab/>// </text:span><text:span text:style-name="T47">TODO</text:span><text:span text:style-name="T52"> Auto-generated constructor stub</text:span></text:p><text:p text:style-name="P28"><text:tab/>}</text:p><text:p text:style-name="P28"><text:tab/></text:p><text:p text:style-name="P32"><text:span text:style-name="T52"><text:tab/>@GetMapping ("/hello") <text:s text:c="3"/></text:span><text:span text:style-name="T48">// </text:span><text:span text:style-name="T49">Annotation qui définit une route</text:span></text:p><text:p text:style-name="P32"><text:span text:style-name="T52"><text:tab/></text:span><text:span text:style-name="T47">public</text:span><text:span text:style-name="T52"> String hello() {</text:span></text:p><text:p text:style-name="P32"><text:span text:style-name="T52"><text:tab/><text:tab/></text:span><text:span text:style-name="T47">return</text:span><text:span text:style-name="T52"> "xxx";</text:span></text:p><text:p text:style-name="P28"><text:tab/>}</text:p><text:p text:style-name="P28"/><text:p text:style-name="P28">}</text:p><text:p text:style-name="P8"/></draw:text-box></draw:frame></text:p>
      <text:p text:style-name="P1"/>
      <text:p text:style-name="P1"/>
      <text:p text:style-name="P1"><text:soft-page-break/></text:p>
      <text:p text:style-name="P1"/>
      <text:p text:style-name="P19"><text:span text:style-name="T66">Faire un model</text:span> (=nouvelle classe)</text:p>
      <text:p text:style-name="P19"/>
      <text:p text:style-name="P10"><draw:frame draw:style-name="fr1" draw:name="Cadre2" text:anchor-type="paragraph" svg:x="-0.028cm" svg:y="0.452cm" svg:width="17.157cm" draw:z-index="1"><draw:text-box fo:min-height="19.112cm"><text:p text:style-name="P19"><text:span text:style-name="T37">package</text:span><text:span text:style-name="T3"> com.campusnumerique.reseauSocial8;</text:span></text:p><text:p text:style-name="P27"/><text:p text:style-name="P23"><text:span text:style-name="T37">import</text:span><text:span text:style-name="T3"> javax.persistence.Entity;</text:span></text:p><text:p text:style-name="P23"><text:span text:style-name="T37">import</text:span><text:span text:style-name="T3"> javax.persistence.GeneratedValue;</text:span></text:p><text:p text:style-name="P23"><text:span text:style-name="T37">import</text:span><text:span text:style-name="T3"> javax.persistence.GenerationType;</text:span></text:p><text:p text:style-name="P23"><text:span text:style-name="T37">import</text:span><text:span text:style-name="T3"> javax.persistence.Id;</text:span></text:p><text:p text:style-name="P27"/><text:p text:style-name="P24"><text:span text:style-name="T39">@Entity<text:tab/></text:span><text:span text:style-name="T42">// </text:span><text:span text:style-name="T44">crée la table automatiquement à chaque lancement de l’appli <text:s/></text:span></text:p><text:p text:style-name="P34"><text:span text:style-name="T40"><text:tab/><text:tab/>// si </text:span><text:span text:style-name="T4">spring.jpa.hibernate.ddl-auto=</text:span><text:span text:style-name="T27">create</text:span></text:p><text:p text:style-name="P31"><text:tab/><text:tab/>// si on veut garder la table, on peut mettre none ou update</text:p><text:p text:style-name="P23"><text:span text:style-name="T37">public</text:span><text:span text:style-name="T3"> </text:span><text:span text:style-name="T37">class</text:span><text:span text:style-name="T3"> User {</text:span></text:p><text:p text:style-name="P23"><text:span text:style-name="T3"><text:tab/></text:span><text:span text:style-name="T39">@Id<text:tab/></text:span><text:span text:style-name="T42">// </text:span><text:span text:style-name="T43">définit la clé primaire</text:span></text:p><text:p text:style-name="P23"><text:span text:style-name="T3"><text:tab/></text:span><text:span text:style-name="T39">@GeneratedValue</text:span><text:span text:style-name="T3">(strategy=GenerationType.</text:span><text:span text:style-name="T60">AUTO</text:span><text:span text:style-name="T3">) </text:span><text:span text:style-name="T10">//</text:span><text:span text:style-name="T11">définit la clé en auto-increment</text:span></text:p><text:p text:style-name="P23"><text:span text:style-name="T3"><text:tab/></text:span><text:span text:style-name="T37">private</text:span><text:span text:style-name="T3"> Long </text:span><text:span text:style-name="T61">id</text:span><text:span text:style-name="T3">;</text:span></text:p><text:p text:style-name="P23"><text:span text:style-name="T3"><text:tab/></text:span><text:span text:style-name="T37">private</text:span><text:span text:style-name="T3"> String </text:span><text:span text:style-name="T61">firstName</text:span><text:span text:style-name="T3">;</text:span></text:p><text:p text:style-name="P23"><text:span text:style-name="T3"><text:tab/></text:span><text:span text:style-name="T37">private</text:span><text:span text:style-name="T3"> String </text:span><text:span text:style-name="T61">lastName</text:span><text:span text:style-name="T3">;</text:span></text:p><text:p text:style-name="P28"><text:tab/></text:p><text:p text:style-name="P23"><text:span text:style-name="T3"><text:tab/></text:span><text:span text:style-name="T37">public</text:span><text:span text:style-name="T3"> User() {</text:span></text:p><text:p text:style-name="P23"><text:span text:style-name="T3"><text:tab/><text:tab/></text:span><text:span text:style-name="T45">// </text:span><text:span text:style-name="T46">TODO</text:span><text:span text:style-name="T45"> Auto-generated constructor stub</text:span></text:p><text:p text:style-name="P28"><text:tab/>}</text:p><text:p text:style-name="P27"/><text:p text:style-name="P23"><text:span text:style-name="T3"><text:tab/></text:span><text:span text:style-name="T37">public</text:span><text:span text:style-name="T3"> Long getId() {</text:span></text:p><text:p text:style-name="P23"><text:span text:style-name="T3"><text:tab/><text:tab/></text:span><text:span text:style-name="T37">return</text:span><text:span text:style-name="T3"> </text:span><text:span text:style-name="T61">id</text:span><text:span text:style-name="T3">;</text:span></text:p><text:p text:style-name="P28"><text:tab/>}</text:p><text:p text:style-name="P27"/><text:p text:style-name="P23"><text:span text:style-name="T3"><text:tab/></text:span><text:span text:style-name="T37">public</text:span><text:span text:style-name="T3"> </text:span><text:span text:style-name="T37">void</text:span><text:span text:style-name="T3"> setId(Long </text:span><text:span text:style-name="T63">id</text:span><text:span text:style-name="T3">) {</text:span></text:p><text:p text:style-name="P23"><text:span text:style-name="T3"><text:tab/><text:tab/></text:span><text:span text:style-name="T37">this</text:span><text:span text:style-name="T3">.</text:span><text:span text:style-name="T61">id</text:span><text:span text:style-name="T3"> = </text:span><text:span text:style-name="T63">id</text:span><text:span text:style-name="T3">;</text:span></text:p><text:p text:style-name="P28"><text:tab/>}</text:p><text:p text:style-name="P27"/><text:p text:style-name="P23"><text:span text:style-name="T3"><text:tab/></text:span><text:span text:style-name="T37">public</text:span><text:span text:style-name="T3"> String getFirstName() {</text:span></text:p><text:p text:style-name="P23"><text:span text:style-name="T3"><text:tab/><text:tab/></text:span><text:span text:style-name="T37">return</text:span><text:span text:style-name="T3"> </text:span><text:span text:style-name="T61">firstName</text:span><text:span text:style-name="T3">;</text:span></text:p><text:p text:style-name="P28"><text:tab/>}</text:p><text:p text:style-name="P27"/><text:p text:style-name="P23"><text:span text:style-name="T3"><text:tab/></text:span><text:span text:style-name="T37">public</text:span><text:span text:style-name="T3"> </text:span><text:span text:style-name="T37">void</text:span><text:span text:style-name="T3"> setFirstName(String </text:span><text:span text:style-name="T63">firstName</text:span><text:span text:style-name="T3">) {</text:span></text:p><text:p text:style-name="P23"><text:span text:style-name="T3"><text:tab/><text:tab/></text:span><text:span text:style-name="T37">this</text:span><text:span text:style-name="T3">.</text:span><text:span text:style-name="T61">firstName</text:span><text:span text:style-name="T3"> = </text:span><text:span text:style-name="T63">firstName</text:span><text:span text:style-name="T3">;</text:span></text:p><text:p text:style-name="P28"><text:tab/>}</text:p><text:p text:style-name="P27"/><text:p text:style-name="P23"><text:span text:style-name="T3"><text:tab/></text:span><text:span text:style-name="T37">public</text:span><text:span text:style-name="T3"> String getLastName() {</text:span></text:p><text:p text:style-name="P23"><text:span text:style-name="T3"><text:tab/><text:tab/></text:span><text:span text:style-name="T37">return</text:span><text:span text:style-name="T3"> </text:span><text:span text:style-name="T61">lastName</text:span><text:span text:style-name="T3">;</text:span></text:p><text:p text:style-name="P28"><text:tab/>}</text:p><text:p text:style-name="P27"/><text:p text:style-name="P23"><text:span text:style-name="T3"><text:tab/></text:span><text:span text:style-name="T37">public</text:span><text:span text:style-name="T3"> </text:span><text:span text:style-name="T37">void</text:span><text:span text:style-name="T3"> setLastName(String </text:span><text:span text:style-name="T63">lastName</text:span><text:span text:style-name="T3">) {</text:span></text:p><text:p text:style-name="P23"><text:span text:style-name="T3"><text:tab/><text:tab/></text:span><text:span text:style-name="T37">this</text:span><text:span text:style-name="T3">.</text:span><text:span text:style-name="T61">lastName</text:span><text:span text:style-name="T3"> = </text:span><text:span text:style-name="T63">lastName</text:span><text:span text:style-name="T3">;</text:span></text:p><text:p text:style-name="P28"><text:tab/>}</text:p><text:p text:style-name="P27"/><text:p text:style-name="P28">}</text:p><text:p text:style-name="P19"/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0">Définir une interface extend CRUDRepository</text:p>
      <text:p text:style-name="P1">CRUD <text:s/>(Create, Read, Update, Delete)</text:p>
      <text:p text:style-name="P1"/>
      <text:p text:style-name="P21"/>
      <text:p text:style-name="P9"><draw:frame draw:style-name="fr1" draw:name="Cadre3" text:anchor-type="paragraph" svg:x="-0.028cm" svg:y="0.372cm" svg:width="17.179cm" draw:z-index="2"><draw:text-box fo:min-height="3.48cm"><text:p text:style-name="P1"><text:span text:style-name="T37">package</text:span><text:span text:style-name="T3"> com.campusnumerique.reseauSocial8;</text:span></text:p><text:p text:style-name="P27"/><text:p text:style-name="P23"><text:span text:style-name="T37">import</text:span><text:span text:style-name="T3"> org.springframework.data.repository.CrudRepository;</text:span></text:p><text:p text:style-name="P27"/><text:p text:style-name="P23"><text:span text:style-name="T37">public</text:span><text:span text:style-name="T3"> </text:span><text:span text:style-name="T37">interface</text:span><text:span text:style-name="T3"> UserRepo </text:span><text:span text:style-name="T37">extends</text:span><text:span text:style-name="T3"> CrudRepository &lt;User, </text:span><text:span text:style-name="T9">Long</text:span><text:span text:style-name="T3">&gt; {</text:span></text:p><text:p text:style-name="P27"><text:tab/><text:tab/><text:tab/><text:tab/><text:tab/><text:tab/><text:tab/> <text:s/>// <text:span text:style-name="T68">&lt;type objet, type clé primaire&gt;</text:span></text:p><text:p text:style-name="P27"/><text:p text:style-name="P28">}</text:p><text:p text:style-name="P1"/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47"><text:span text:style-name="T17">Ajouter sur le controller <text:s/>les différentes API</text:span><text:span text:style-name="T2"> </text:span></text:p>
      <text:p text:style-name="P11">= Accès sur BDD</text:p>
      <text:p text:style-name="P9"/>
      <text:p text:style-name="P9"><draw:frame draw:style-name="fr1" draw:name="Cadre4" text:anchor-type="paragraph" svg:x="-0.028cm" svg:y="0.363cm" svg:width="17.138cm" draw:z-index="3"><draw:text-box fo:min-height="21.225cm"><text:p text:style-name="P8"><text:span text:style-name="T47">package</text:span><text:span text:style-name="T52"> com.campusnumerique.reseauSocial8;</text:span></text:p><text:p text:style-name="P28"/><text:p text:style-name="P32"><text:span text:style-name="T47">import</text:span><text:span text:style-name="T52"> java.util.Optional;</text:span></text:p><text:p text:style-name="P28"/><text:p text:style-name="P32"><text:span text:style-name="T47">import</text:span><text:span text:style-name="T52"> org.springframework.beans.factory.annotation.Autowired;</text:span></text:p><text:p text:style-name="P32"><text:span text:style-name="T47">import</text:span><text:span text:style-name="T52"> org.springframework.web.bind.annotation.GetMapping;</text:span></text:p><text:p text:style-name="P32"><text:span text:style-name="T47">import</text:span><text:span text:style-name="T52"> org.springframework.web.bind.annotation.RequestParam;</text:span></text:p><text:p text:style-name="P32"><text:span text:style-name="T47">import</text:span><text:span text:style-name="T52"> org.springframework.web.bind.annotation.RestController;</text:span></text:p><text:p text:style-name="P28"/><text:p text:style-name="P28">@RestController</text:p><text:p text:style-name="P32"><text:span text:style-name="T47">public</text:span><text:span text:style-name="T52"> </text:span><text:span text:style-name="T47">class</text:span><text:span text:style-name="T52"> TestController {</text:span></text:p><text:p text:style-name="P32"><text:span text:style-name="T52"><text:tab/>@Autowired<text:tab/>// </text:span><text:span text:style-name="T53">se débrouille pour instancier l’objet suivant (=CRUDRepository)</text:span></text:p><text:p text:style-name="P32"><text:span text:style-name="T52"><text:tab/></text:span><text:span text:style-name="T47">private</text:span><text:span text:style-name="T52"> UserRepo userRepo;</text:span></text:p><text:p text:style-name="P28"/><text:p text:style-name="P32"><text:span text:style-name="T52"><text:tab/></text:span><text:span text:style-name="T47">public</text:span><text:span text:style-name="T52"> TestController() {</text:span></text:p><text:p text:style-name="P32"><text:span text:style-name="T52"><text:tab/><text:tab/>// </text:span><text:span text:style-name="T47">TODO</text:span><text:span text:style-name="T52"> Auto-generated constructor stub</text:span></text:p><text:p text:style-name="P28"><text:tab/>}</text:p><text:p text:style-name="P28"><text:tab/></text:p><text:p text:style-name="P28"><text:tab/>@GetMapping ("/hello")</text:p><text:p text:style-name="P32"><text:span text:style-name="T52"><text:tab/></text:span><text:span text:style-name="T47">public</text:span><text:span text:style-name="T52"> String hello() {</text:span></text:p><text:p text:style-name="P32"><text:span text:style-name="T52"><text:tab/><text:tab/></text:span><text:span text:style-name="T47">return</text:span><text:span text:style-name="T52"> "xxx";</text:span></text:p><text:p text:style-name="P28"><text:tab/>}</text:p><text:p text:style-name="P28"/><text:p text:style-name="P28"><text:tab/>@GetMapping ("/newUser")</text:p><text:p text:style-name="P25"><text:span text:style-name="T3"><text:tab/></text:span><text:span text:style-name="T14">public</text:span><text:span text:style-name="T3"> User newUser(@RequestParam String firstName, @RequestParam String <text:tab/><text:tab/><text:tab/>lastName) {<text:tab/></text:span></text:p><text:p text:style-name="P25"><text:span text:style-name="T12"><text:tab/>// </text:span><text:span text:style-name="T13">RequestParam = fait le lien avec les paramètres passés par url : <text:tab/><text:tab/><text:tab/>// </text:span><text:a xlink:type="simple" xlink:href="http://localhost:8080/newUser?firstName=Raphael&amp;lastName=MACHIN" text:style-name="Internet_20_link" text:visited-style-name="Visited_20_Internet_20_Link">http://localhost:8080/newUser?firstName=Raphael&amp;lastName=MACHIN</text:a></text:p><text:p text:style-name="P29"/><text:p text:style-name="P32"><text:span text:style-name="T52"><text:tab/><text:tab/>User userX = </text:span><text:span text:style-name="T47">new</text:span><text:span text:style-name="T52"> User();</text:span></text:p><text:p text:style-name="P28"><text:tab/><text:tab/>userX.setFirstName(firstName);</text:p><text:p text:style-name="P28"><text:tab/><text:tab/>userX.setLastName(lastName);</text:p><text:p text:style-name="P32"><text:span text:style-name="T52"><text:tab/><text:tab/>userRepo.save(userX);<text:tab/>// </text:span><text:span text:style-name="T53">méthode du CRUDRepository pour créer en BDD</text:span></text:p><text:p text:style-name="P32"><text:span text:style-name="T52"><text:tab/><text:tab/></text:span><text:span text:style-name="T47">return</text:span><text:span text:style-name="T52"> userX;</text:span></text:p><text:p text:style-name="P28"><text:tab/>}</text:p><text:p text:style-name="P28"><text:tab/></text:p><text:p text:style-name="P28"><text:tab/>@GetMapping ("/all")</text:p><text:p text:style-name="P32"><text:span text:style-name="T52"><text:tab/></text:span><text:span text:style-name="T47">public</text:span><text:span text:style-name="T52"> Iterable&lt;User&gt; allUsers() {</text:span></text:p><text:p text:style-name="P33"><text:span text:style-name="T52"><text:tab/><text:tab/></text:span><text:span text:style-name="T47">return</text:span><text:span text:style-name="T52"> userRepo.findAll(); <text:s/>// </text:span><text:span text:style-name="T53">méthode du CRUDRepository</text:span></text:p><text:p text:style-name="P28"><text:tab/>}</text:p><text:p text:style-name="P28"/><text:p text:style-name="P28"><text:tab/>@GetMapping ("/find")</text:p><text:p text:style-name="P32"><text:span text:style-name="T52"><text:tab/></text:span><text:span text:style-name="T47">public</text:span><text:span text:style-name="T52"> Optional&lt;User&gt; findUser(@RequestParam Long id) {</text:span></text:p><text:p text:style-name="P33"><text:span text:style-name="T52"><text:tab/><text:tab/>Optional&lt;User&gt; userX = userRepo.findById(id); //</text:span><text:span text:style-name="T53">méthode du CRUDRepository</text:span></text:p><text:p text:style-name="P32"><text:span text:style-name="T52"><text:tab/><text:tab/></text:span><text:span text:style-name="T47">return</text:span><text:span text:style-name="T52"> userX;</text:span></text:p><text:p text:style-name="P28"><text:tab/>}</text:p><text:p text:style-name="P28"><text:tab/></text:p><text:p text:style-name="P28"><text:tab/>@GetMapping ("/delete")</text:p><text:p text:style-name="P32"><text:span text:style-name="T52"><text:tab/></text:span><text:span text:style-name="T47">public</text:span><text:span text:style-name="T52"> String deleteUser(@RequestParam Long id) {</text:span></text:p><text:p text:style-name="P33"><text:span text:style-name="T52"><text:tab/><text:tab/>userRepo.deleteById(id);<text:tab/>// </text:span><text:span text:style-name="T53">méthode du CRUDRepository</text:span></text:p><text:p text:style-name="P32"><text:span text:style-name="T52"><text:tab/><text:tab/></text:span><text:span text:style-name="T47">return</text:span><text:span text:style-name="T52"> "user " + id + " supprimé";</text:span></text:p><text:p text:style-name="P28"><text:tab/>}</text:p><text:p text:style-name="P28"/><text:p text:style-name="P28">}</text:p><text:p text:style-name="P9"/></draw:text-box></draw:frame></text:p>
      <text:p text:style-name="P13"><text:soft-page-break/>Utilisation des vues </text:p>
      <text:p text:style-name="P14"/>
      <text:p text:style-name="P16">Un controller pour les vues :</text:p>
      <text:p text:style-name="P16"/>
      <text:p text:style-name="P15"><draw:frame draw:style-name="fr1" draw:name="Cadre5" text:anchor-type="paragraph" svg:x="-0.037cm" svg:y="0.437cm" svg:width="17.136cm" draw:z-index="4"><draw:text-box fo:min-height="15.796cm"><text:p text:style-name="P16">package com.campusnumerique.reseauSocial8;</text:p><text:p text:style-name="P16"/><text:p text:style-name="P16">import java.util.Optional;</text:p><text:p text:style-name="P16"/><text:p text:style-name="P16">import org.springframework.beans.factory.annotation.Autowired;</text:p><text:p text:style-name="P16">import org.springframework.stereotype.Controller;</text:p><text:p text:style-name="P16">import org.springframework.ui.Model;</text:p><text:p text:style-name="P16">import org.springframework.web.bind.annotation.GetMapping;</text:p><text:p text:style-name="P16">import org.springframework.web.bind.annotation.ModelAttribute;</text:p><text:p text:style-name="P16">import org.springframework.web.bind.annotation.PostMapping;</text:p><text:p text:style-name="P16">import org.springframework.web.bind.annotation.RequestParam;</text:p><text:p text:style-name="P16"/><text:p text:style-name="P16">@Controller</text:p><text:p text:style-name="P16">public class ViewController {</text:p><text:p text:style-name="P16"><text:tab/>@Autowired</text:p><text:p text:style-name="P16"><text:tab/>private UserRepo userRepo;</text:p><text:p text:style-name="P16"/><text:p text:style-name="P16"><text:tab/>public ViewController() {</text:p><text:p text:style-name="P16"><text:tab/><text:tab/>// TODO Auto-generated constructor stub</text:p><text:p text:style-name="P16"><text:tab/>}</text:p><text:p text:style-name="P16"/><text:p text:style-name="P16"/><text:p text:style-name="P16"><text:tab/>@GetMapping ("/alluserview")</text:p><text:p text:style-name="P16"><text:tab/>public String viewAllUser(Model model) {</text:p><text:p text:style-name="P16"><text:tab/><text:tab/>Iterable&lt;User&gt; userList = userRepo.findAll();</text:p><text:p text:style-name="P16"><text:tab/><text:tab/>model.addAttribute("userList", userList );</text:p><text:p text:style-name="P16"><text:tab/><text:tab/>return "allUserView";</text:p><text:p text:style-name="P16"><text:tab/>}</text:p><text:p text:style-name="P16"/><text:p text:style-name="P16"><text:tab/></text:p><text:p text:style-name="P16"><text:tab/></text:p><text:p text:style-name="P16">}</text:p><text:p text:style-name="P14"/></draw:text-box></draw:frame></text:p>
      <text:p text:style-name="P15"/>
      <text:p text:style-name="P15"/>
      <text:p text:style-name="P48">La vue <text:span text:style-name="T123">(dans src/main/resources/templates) </text:span>:</text:p>
      <text:p text:style-name="P17"/>
      <text:p text:style-name="P17"/>
      <text:p text:style-name="P59"><draw:frame draw:style-name="fr1" draw:name="Cadre6" text:anchor-type="paragraph" svg:x="-0.079cm" svg:y="0.402cm" svg:width="17.24cm" draw:z-index="5"><draw:text-box fo:min-height="10.97cm"><text:p text:style-name="P17"><text:span text:style-name="T69">&lt;!</text:span><text:span text:style-name="T75">DOCTYPE</text:span><text:span text:style-name="T52"> </text:span><text:span text:style-name="T69">HTML&gt;</text:span></text:p><text:p text:style-name="P23"><text:span text:style-name="T69">&lt;</text:span><text:span text:style-name="T75">html</text:span><text:span text:style-name="T52"> </text:span><text:span text:style-name="T80">xmlns:th</text:span><text:span text:style-name="T3">=</text:span><text:span text:style-name="T30">"</text:span><text:a xlink:type="simple" xlink:href="http://www.thymeleaf.org/" text:style-name="Internet_20_link" text:visited-style-name="Visited_20_Internet_20_Link">http://www.thymeleaf.org</text:a><text:span text:style-name="T30">"</text:span><text:span text:style-name="T69">&gt; <text:s text:c="2"/>//</text:span><text:span text:style-name="T70">permet juste à l’IDE de reconnaître </text:span></text:p><text:p text:style-name="P58"><text:tab/><text:tab/><text:tab/><text:tab/><text:tab/><text:tab/> <text:s text:c="5"/>// des syntaxes thymeleaf</text:p><text:p text:style-name="P23"><text:span text:style-name="T69">&lt;</text:span><text:span text:style-name="T75">head</text:span><text:span text:style-name="T69">&gt;</text:span></text:p><text:p text:style-name="P23"><text:span text:style-name="T3"><text:tab/></text:span><text:span text:style-name="T69">&lt;</text:span><text:span text:style-name="T75">title</text:span><text:span text:style-name="T69">&gt;</text:span><text:span text:style-name="T3">User</text:span><text:span text:style-name="T69">&lt;/</text:span><text:span text:style-name="T75">title</text:span><text:span text:style-name="T69">&gt;</text:span></text:p><text:p text:style-name="P23"><text:span text:style-name="T3"><text:tab/></text:span><text:span text:style-name="T69">&lt;</text:span><text:span text:style-name="T75">meta</text:span><text:span text:style-name="T52"> </text:span><text:span text:style-name="T80">http-equiv</text:span><text:span text:style-name="T3">=</text:span><text:span text:style-name="T30">"Content-Type"</text:span><text:span text:style-name="T52"> </text:span><text:span text:style-name="T80">content</text:span><text:span text:style-name="T3">=</text:span><text:span text:style-name="T30">"text/html; charset=UTF-8"</text:span><text:span text:style-name="T52"> </text:span><text:span text:style-name="T69">/&gt;</text:span></text:p><text:p text:style-name="P23"><text:span text:style-name="T69">&lt;/</text:span><text:span text:style-name="T75">head</text:span><text:span text:style-name="T69">&gt;</text:span></text:p><text:p text:style-name="P23"><text:span text:style-name="T69">&lt;</text:span><text:span text:style-name="T75">body</text:span><text:span text:style-name="T69">&gt;</text:span></text:p><text:p text:style-name="P23"><text:span text:style-name="T3"><text:tab/></text:span><text:span text:style-name="T69">&lt;</text:span><text:span text:style-name="T75">h1</text:span><text:span text:style-name="T69">&gt;</text:span><text:span text:style-name="T3">Users</text:span><text:span text:style-name="T69">&lt;/</text:span><text:span text:style-name="T75">h1</text:span><text:span text:style-name="T69">&gt;</text:span></text:p><text:p text:style-name="P23"><text:span text:style-name="T3"><text:tab/></text:span><text:span text:style-name="T69">&lt;</text:span><text:span text:style-name="T75">table</text:span><text:span text:style-name="T69">&gt;</text:span></text:p><text:p text:style-name="P23"><text:span text:style-name="T3"><text:tab/><text:tab/></text:span><text:span text:style-name="T69">&lt;</text:span><text:span text:style-name="T75">thead</text:span><text:span text:style-name="T69">&gt;</text:span></text:p><text:p text:style-name="P23"><text:span text:style-name="T3"><text:tab/><text:tab/><text:tab/></text:span><text:span text:style-name="T69">&lt;</text:span><text:span text:style-name="T75">tr</text:span><text:span text:style-name="T69">&gt;</text:span></text:p><text:p text:style-name="P23"><text:span text:style-name="T3"><text:tab/><text:tab/><text:tab/><text:tab/></text:span><text:span text:style-name="T69">&lt;</text:span><text:span text:style-name="T75">th</text:span><text:span text:style-name="T69">&gt;</text:span><text:span text:style-name="T3">Id</text:span><text:span text:style-name="T69">&lt;/</text:span><text:span text:style-name="T75">th</text:span><text:span text:style-name="T69">&gt;</text:span></text:p><text:p text:style-name="P23"><text:span text:style-name="T3"><text:tab/><text:tab/><text:tab/><text:tab/></text:span><text:span text:style-name="T69">&lt;</text:span><text:span text:style-name="T75">th</text:span><text:span text:style-name="T69">&gt;</text:span><text:span text:style-name="T3">firstName</text:span><text:span text:style-name="T69">&lt;/</text:span><text:span text:style-name="T75">th</text:span><text:span text:style-name="T69">&gt;</text:span></text:p><text:p text:style-name="P23"><text:span text:style-name="T3"><text:tab/><text:tab/><text:tab/><text:tab/></text:span><text:span text:style-name="T69">&lt;</text:span><text:span text:style-name="T75">th</text:span><text:span text:style-name="T69">&gt;</text:span><text:span text:style-name="T3">lastName</text:span><text:span text:style-name="T69">&lt;/</text:span><text:span text:style-name="T75">th</text:span><text:span text:style-name="T69">&gt;</text:span></text:p><text:p text:style-name="P23"><text:span text:style-name="T3"><text:tab/><text:tab/><text:tab/></text:span><text:span text:style-name="T69">&lt;/</text:span><text:span text:style-name="T75">tr</text:span><text:span text:style-name="T69">&gt;</text:span></text:p><text:p text:style-name="P23"><text:span text:style-name="T3"><text:tab/><text:tab/></text:span><text:span text:style-name="T69">&lt;/</text:span><text:span text:style-name="T75">thead</text:span><text:span text:style-name="T69">&gt;</text:span></text:p><text:p text:style-name="P23"><text:span text:style-name="T3"><text:tab/><text:tab/></text:span><text:span text:style-name="T69">&lt;</text:span><text:span text:style-name="T75">tbody</text:span><text:span text:style-name="T69">&gt;</text:span></text:p><text:p text:style-name="P23"><text:span text:style-name="T3"><text:tab/><text:tab/><text:tab/></text:span><text:span text:style-name="T69">&lt;</text:span><text:span text:style-name="T75">tr</text:span><text:span text:style-name="T52"> </text:span><text:span text:style-name="T80">th:each</text:span><text:span text:style-name="T3">=</text:span><text:span text:style-name="T30">"user: ${userList}"</text:span><text:span text:style-name="T69">&gt;<text:tab/><text:tab/>// </text:span><text:span text:style-name="T70">boucle sur userList</text:span></text:p><text:p text:style-name="P26"><text:span text:style-name="T70"><text:tab/><text:tab/><text:tab/></text:span><text:span text:style-name="T5">// th:text remplace le corps de la balise par la valeur indiquée</text:span></text:p><text:p text:style-name="P26"><text:span text:style-name="T5"><text:tab/><text:tab/><text:tab/>// <text:s text:c="8"/></text:span><text:span text:style-name="T6">si elle est différente de null </text:span></text:p><text:p text:style-name="P23"><text:span text:style-name="T3"><text:tab/><text:tab/><text:tab/><text:tab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user.id}"</text:span><text:span text:style-name="T52"> </text:span><text:span text:style-name="T69">/&gt;</text:span><text:span text:style-name="T3"> <text:tab/></text:span></text:p><text:p text:style-name="P23"><text:span text:style-name="T3"><text:tab/><text:tab/><text:tab/><text:tab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user.firstName}"</text:span><text:span text:style-name="T52"> </text:span><text:span text:style-name="T69">/&gt;</text:span></text:p><text:p text:style-name="P23"><text:span text:style-name="T3"><text:tab/><text:tab/><text:tab/><text:tab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user.lastName}"</text:span><text:span text:style-name="T52"> </text:span><text:span text:style-name="T69">/&gt;</text:span></text:p><text:p text:style-name="P23"><text:span text:style-name="T3"><text:tab/><text:tab/><text:tab/></text:span><text:span text:style-name="T69">&lt;/</text:span><text:span text:style-name="T75">tr</text:span><text:span text:style-name="T69">&gt;</text:span></text:p><text:p text:style-name="P23"><text:span text:style-name="T3"><text:tab/><text:tab/></text:span><text:span text:style-name="T69">&lt;/</text:span><text:span text:style-name="T75">tbody</text:span><text:span text:style-name="T69">&gt;</text:span></text:p><text:p text:style-name="P23"><text:span text:style-name="T3"><text:tab/></text:span><text:span text:style-name="T69">&lt;/</text:span><text:span text:style-name="T75">table</text:span><text:span text:style-name="T69">&gt;</text:span></text:p><text:p text:style-name="P23"><text:span text:style-name="T69">&lt;/</text:span><text:span text:style-name="T75">body</text:span><text:span text:style-name="T69">&gt;</text:span></text:p><text:p text:style-name="P17"><text:span text:style-name="T69">&lt;/</text:span><text:span text:style-name="T75">html</text:span><text:span text:style-name="T69">&gt;</text:span></text:p><text:p text:style-name="P59"/></draw:text-box></draw:frame></text:p>
      <text:p text:style-name="P75"/>
      <text:p text:style-name="P75"/>
      <text:p text:style-name="P75"/>
      <text:p text:style-name="P76"/>
      <text:p text:style-name="P69">Petite application simple</text:p>
      <text:p text:style-name="Standard">Controller : </text:p>
      <text:p text:style-name="P61"><draw:frame draw:style-name="fr1" draw:name="Cadre7" text:anchor-type="paragraph" svg:x="-0.058cm" svg:y="0.332cm" svg:width="17.198cm" draw:z-index="6"><draw:text-box fo:min-height="23.499cm"><text:p text:style-name="Standard">package com.campusnumerique.reseauSocial8;</text:p><text:p text:style-name="Standard">import <text:s/>...</text:p><text:p text:style-name="Standard">@Controller</text:p><text:p text:style-name="Standard">public class ViewController {</text:p><text:p text:style-name="Standard"><text:tab/>@Autowired<text:tab/><text:tab/><text:tab/>// <text:span text:style-name="T119">instanciation automatique</text:span></text:p><text:p text:style-name="Standard"><text:tab/>private UserRepo userRepo;</text:p><text:p text:style-name="Standard"><text:tab/>public ViewController() {</text:p><text:p text:style-name="Standard"><text:tab/><text:tab/>// TODO Auto-generated constructor stub</text:p><text:p text:style-name="Standard"><text:tab/>}</text:p><text:p text:style-name="Standard"><text:tab/>@GetMapping ("/alluser")</text:p><text:p text:style-name="Standard"><text:tab/>public String viewAllUser(Model model) {</text:p><text:p text:style-name="Standard"><text:tab/><text:tab/>Iterable&lt;User&gt; userList = userRepo.findAll();</text:p><text:p text:style-name="Standard"><text:tab/><text:tab/>model.addAttribute("userList", userList );</text:p><text:p text:style-name="Standard"><text:tab/><text:tab/>return "allUserView";</text:p><text:p text:style-name="Standard"><text:tab/>}</text:p><text:p text:style-name="Standard"><text:tab/>@GetMapping ("/createuser")</text:p><text:p text:style-name="Standard"><text:tab/>public String createUser(Model model) {</text:p><text:p text:style-name="Standard"><text:tab/><text:tab/>model.addAttribute("user", new User() );</text:p><text:p text:style-name="Standard"><text:tab/><text:tab/>return "userView";</text:p><text:p text:style-name="Standard"><text:tab/>}</text:p><text:p text:style-name="Standard"><text:tab/>@GetMapping ("/updateuser")</text:p><text:p text:style-name="Standard"><text:tab/>public String updateUser(Model model, @RequestParam Long id) {</text:p><text:p text:style-name="Standard"><text:tab/><text:tab/>Optional&lt;User&gt; userX = userRepo.findById(id);</text:p><text:p text:style-name="Standard"><text:tab/><text:tab/>User user = userX.get();</text:p><text:p text:style-name="Standard"><text:tab/><text:tab/>model.addAttribute("user", user );</text:p><text:p text:style-name="Standard"><text:tab/><text:tab/>return "userView";</text:p><text:p text:style-name="Standard"><text:tab/>}</text:p><text:p text:style-name="Standard"><text:tab/>@GetMapping ("/deleteuser")</text:p><text:p text:style-name="Standard"><text:tab/>public String deleteUser(Model model, @RequestParam Long id) {</text:p><text:p text:style-name="Standard"><text:tab/><text:tab/>Optional&lt;User&gt; userX = userRepo.findById(id);</text:p><text:p text:style-name="Standard"><text:tab/><text:tab/>User user = userX.get();</text:p><text:p text:style-name="Standard"><text:tab/><text:tab/>userRepo.delete(user);</text:p><text:p text:style-name="Standard"><text:tab/><text:tab/>return "redirect:/alluser";</text:p><text:p text:style-name="Standard"><text:tab/>}</text:p><text:p text:style-name="Standard"><text:tab/>@PostMapping("/saveuser")</text:p><text:p text:style-name="Standard"><text:tab/>public String submitUser(@ModelAttribute User user) {</text:p><text:p text:style-name="Standard"><text:tab/><text:tab/>userRepo.save(user);</text:p><text:p text:style-name="Standard"><text:tab/><text:tab/>return "redirect:/alluser";</text:p><text:p text:style-name="Standard"><text:tab/>}</text:p><text:p text:style-name="P32"><text:span text:style-name="T52"><text:tab/></text:span><text:span text:style-name="T52">@GetMapping</text:span><text:span text:style-name="T52"> (</text:span><text:span text:style-name="T52">"/friends"</text:span><text:span text:style-name="T52">)</text:span></text:p><text:p text:style-name="P32"><text:span text:style-name="T52"><text:tab/></text:span><text:span text:style-name="T47">public</text:span><text:span text:style-name="T52"> String friends(Model </text:span><text:span text:style-name="T52">model</text:span><text:span text:style-name="T52">, </text:span><text:span text:style-name="T52">@RequestParam</text:span><text:span text:style-name="T52"> Long </text:span><text:span text:style-name="T52">id</text:span><text:span text:style-name="T52">) {</text:span></text:p><text:p text:style-name="P32"><text:span text:style-name="T52"><text:tab/><text:tab/>Optional&lt;User&gt; </text:span><text:span text:style-name="T52">userX</text:span><text:span text:style-name="T52"> = </text:span><text:span text:style-name="T52">userRepo</text:span><text:span text:style-name="T52">.findById(</text:span><text:span text:style-name="T52">id</text:span><text:span text:style-name="T52">);</text:span></text:p><text:p text:style-name="P32"><text:span text:style-name="T52"><text:tab/><text:tab/>User </text:span><text:span text:style-name="T52">user</text:span><text:span text:style-name="T52"> = </text:span><text:span text:style-name="T52">userX</text:span><text:span text:style-name="T52">.get();</text:span></text:p><text:p text:style-name="P32"><text:span text:style-name="T52"><text:tab/><text:tab/></text:span><text:span text:style-name="T52">model</text:span><text:span text:style-name="T52">.addAttribute(</text:span><text:span text:style-name="T52">"user"</text:span><text:span text:style-name="T52">, </text:span><text:span text:style-name="T52">user</text:span><text:span text:style-name="T52"> );</text:span></text:p><text:p text:style-name="P32"><text:span text:style-name="T52"><text:tab/><text:tab/></text:span><text:span text:style-name="T47">return</text:span><text:span text:style-name="T52"> </text:span><text:span text:style-name="T52">"friendsView"</text:span><text:span text:style-name="T52">;</text:span></text:p><text:p text:style-name="P32"><text:span text:style-name="T52"><text:tab/>}</text:span></text:p><text:p text:style-name="P68"/><text:p text:style-name="Standard">}</text:p></draw:text-box></draw:frame></text:p>
      <text:p text:style-name="P78"><text:soft-page-break/>allUserView <text:span text:style-name="T123">(dans src/main/resources/templates)</text:span>:</text:p>
      <text:p text:style-name="P62"><draw:frame draw:style-name="fr1" draw:name="Cadre8" text:anchor-type="paragraph" svg:x="-0.037cm" svg:y="0.286cm" svg:width="17.156cm" draw:z-index="7"><draw:text-box fo:min-height="12.13cm"><text:p text:style-name="P63"><text:span text:style-name="T69">&lt;!</text:span><text:span text:style-name="T75">DOCTYPE</text:span><text:span text:style-name="T52"> </text:span><text:span text:style-name="T69">HTML&gt;</text:span></text:p><text:p text:style-name="P23"><text:span text:style-name="T69">&lt;</text:span><text:span text:style-name="T75">html</text:span><text:span text:style-name="T52"> </text:span><text:span text:style-name="T80">xmlns:th</text:span><text:span text:style-name="T3">=</text:span><text:span text:style-name="T30">"http://www.thymeleaf.org"</text:span><text:span text:style-name="T69">&gt;</text:span></text:p><text:p text:style-name="P23"><text:span text:style-name="T69">&lt;</text:span><text:span text:style-name="T75">head</text:span><text:span text:style-name="T69">&gt;</text:span></text:p><text:p text:style-name="P23"><text:span text:style-name="T3"><text:s text:c="2"/></text:span><text:span text:style-name="T69">&lt;</text:span><text:span text:style-name="T75">title</text:span><text:span text:style-name="T69">&gt;</text:span><text:span text:style-name="T3">User</text:span><text:span text:style-name="T69">&lt;/</text:span><text:span text:style-name="T75">title</text:span><text:span text:style-name="T69">&gt;</text:span></text:p><text:p text:style-name="P23"><text:span text:style-name="T3"><text:s text:c="2"/></text:span><text:span text:style-name="T69">&lt;</text:span><text:span text:style-name="T75">meta</text:span><text:span text:style-name="T52"> </text:span><text:span text:style-name="T80">http-equiv</text:span><text:span text:style-name="T3">=</text:span><text:span text:style-name="T30">"Content-Type"</text:span><text:span text:style-name="T52"> </text:span><text:span text:style-name="T80">content</text:span><text:span text:style-name="T3">=</text:span><text:span text:style-name="T30">"text/html; charset=UTF-8"</text:span><text:span text:style-name="T52"> </text:span><text:span text:style-name="T69">/&gt;</text:span></text:p><text:p text:style-name="P23"><text:span text:style-name="T69">&lt;/</text:span><text:span text:style-name="T75">head</text:span><text:span text:style-name="T69">&gt;</text:span></text:p><text:p text:style-name="P23"><text:span text:style-name="T69">&lt;</text:span><text:span text:style-name="T75">body</text:span><text:span text:style-name="T69">&gt;</text:span></text:p><text:p text:style-name="P23"><text:span text:style-name="T3"><text:s text:c="2"/></text:span><text:span text:style-name="T69">&lt;</text:span><text:span text:style-name="T75">h1</text:span><text:span text:style-name="T69">&gt;</text:span><text:span text:style-name="T3">Users</text:span><text:span text:style-name="T69">&lt;/</text:span><text:span text:style-name="T75">h1</text:span><text:span text:style-name="T69">&gt;</text:span></text:p><text:p text:style-name="P23"><text:span text:style-name="T3"><text:s text:c="2"/></text:span><text:span text:style-name="T69">&lt;</text:span><text:span text:style-name="T75">table</text:span><text:span text:style-name="T69">&gt;</text:span></text:p><text:p text:style-name="P23"><text:span text:style-name="T3"><text:tab/></text:span><text:span text:style-name="T69">&lt;</text:span><text:span text:style-name="T75">thead</text:span><text:span text:style-name="T69">&gt;</text:span></text:p><text:p text:style-name="P23"><text:span text:style-name="T3"><text:s text:c="2"/><text:tab/> <text:s/></text:span><text:span text:style-name="T69">&lt;</text:span><text:span text:style-name="T75">tr</text:span><text:span text:style-name="T69">&gt;</text:span></text:p><text:p text:style-name="P23"><text:span text:style-name="T3"><text:tab/> <text:s text:c="3"/></text:span><text:span text:style-name="T69">&lt;</text:span><text:span text:style-name="T75">th</text:span><text:span text:style-name="T69">&gt;</text:span><text:span text:style-name="T3">Id</text:span><text:span text:style-name="T69">&lt;/</text:span><text:span text:style-name="T75">th</text:span><text:span text:style-name="T69">&gt;</text:span></text:p><text:p text:style-name="P23"><text:span text:style-name="T3"><text:tab/> <text:s text:c="3"/></text:span><text:span text:style-name="T69">&lt;</text:span><text:span text:style-name="T75">th</text:span><text:span text:style-name="T69">&gt;</text:span><text:span text:style-name="T3">firstName</text:span><text:span text:style-name="T69">&lt;/</text:span><text:span text:style-name="T75">th</text:span><text:span text:style-name="T69">&gt;</text:span></text:p><text:p text:style-name="P23"><text:span text:style-name="T3"><text:tab/> <text:s text:c="3"/></text:span><text:span text:style-name="T69">&lt;</text:span><text:span text:style-name="T75">th</text:span><text:span text:style-name="T69">&gt;</text:span><text:span text:style-name="T3">lastName</text:span><text:span text:style-name="T69">&lt;/</text:span><text:span text:style-name="T75">th</text:span><text:span text:style-name="T69">&gt;</text:span></text:p><text:p text:style-name="P23"><text:span text:style-name="T3"><text:tab/> <text:s/></text:span><text:span text:style-name="T69">&lt;/</text:span><text:span text:style-name="T75">tr</text:span><text:span text:style-name="T69">&gt;</text:span></text:p><text:p text:style-name="P23"><text:span text:style-name="T3"><text:tab/></text:span><text:span text:style-name="T69">&lt;/</text:span><text:span text:style-name="T75">thead</text:span><text:span text:style-name="T69">&gt;</text:span></text:p><text:p text:style-name="P23"><text:span text:style-name="T3"><text:tab/></text:span><text:span text:style-name="T69">&lt;</text:span><text:span text:style-name="T75">tbody</text:span><text:span text:style-name="T69">&gt;</text:span></text:p><text:p text:style-name="P23"><text:span text:style-name="T3"><text:tab/> <text:s/></text:span><text:span text:style-name="T69">&lt;</text:span><text:span text:style-name="T75">tr</text:span><text:span text:style-name="T52"> </text:span><text:span text:style-name="T80">th:each</text:span><text:span text:style-name="T3">=</text:span><text:span text:style-name="T30">"user: ${userList}"</text:span><text:span text:style-name="T52"> </text:span><text:span text:style-name="T80">style</text:span><text:span text:style-name="T3">="</text:span><text:span text:style-name="T80">border</text:span><text:span text:style-name="T3">:</text:span><text:span text:style-name="T120">1px solid black</text:span><text:span text:style-name="T3">"</text:span><text:span text:style-name="T69">&gt;</text:span></text:p><text:p text:style-name="P23"><text:span text:style-name="T3"><text:tab/> <text:s text:c="3"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user.id}"</text:span><text:span text:style-name="T52"> </text:span><text:span text:style-name="T69">/&gt;</text:span><text:span text:style-name="T3"> </text:span></text:p><text:p text:style-name="P23"><text:span text:style-name="T3"><text:tab/> <text:s text:c="3"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user.firstName}"</text:span><text:span text:style-name="T52"> </text:span><text:span text:style-name="T69">/&gt;</text:span></text:p><text:p text:style-name="P23"><text:span text:style-name="T3"><text:tab/> <text:s text:c="3"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user.lastName}"</text:span><text:span text:style-name="T52"> </text:span><text:span text:style-name="T69">/&gt;</text:span><text:span text:style-name="T3"> </text:span></text:p><text:p text:style-name="P71"><text:span text:style-name="T3"><text:tab/> <text:s text:c="3"/></text:span><text:span text:style-name="T69">&lt;</text:span><text:span text:style-name="T75">td</text:span><text:span text:style-name="T69">&gt;</text:span></text:p><text:p text:style-name="P73"><text:span text:style-name="T69"><text:tab/><text:tab/>&lt;</text:span><text:span text:style-name="T75">a</text:span><text:span text:style-name="T3"> </text:span><text:span text:style-name="T80">href</text:span><text:span text:style-name="T3">=</text:span><text:span text:style-name="T30">"updateuser"</text:span><text:span text:style-name="T3"> </text:span><text:span text:style-name="T80">th:href</text:span><text:span text:style-name="T3">=</text:span><text:span text:style-name="T30">"@{/updateuser (id=$user.id})}"</text:span><text:span text:style-name="T69">/&gt;</text:span><text:span text:style-name="T3">Update</text:span></text:p><text:p text:style-name="P73"><text:span text:style-name="T3"><text:tab/> <text:s text:c="3"/></text:span><text:span text:style-name="T69">&lt;/</text:span><text:span text:style-name="T75">td</text:span><text:span text:style-name="T69">&gt;</text:span><text:span text:style-name="T3"> </text:span></text:p><text:p text:style-name="P72"><text:span text:style-name="T3"><text:s text:c="3"/></text:span><text:span text:style-name="T8"><text:tab/> <text:s text:c="3"/></text:span><text:span text:style-name="T72">&lt;</text:span><text:span text:style-name="T77">td</text:span><text:span text:style-name="T72">&gt;</text:span><text:span text:style-name="T74">&lt;</text:span><text:span text:style-name="T79">a</text:span><text:span text:style-name="T16"> </text:span><text:span text:style-name="T83">href</text:span><text:span text:style-name="T16">=</text:span><text:span text:style-name="T34">"friends"</text:span><text:span text:style-name="T16"> </text:span><text:span text:style-name="T83">th:href</text:span><text:span text:style-name="T16">=</text:span><text:span text:style-name="T34">"@{/friends (id=${user.id})}"</text:span><text:span text:style-name="T74">/&gt;</text:span><text:span text:style-name="T8">Friends</text:span><text:span text:style-name="T72">&lt;/</text:span><text:span text:style-name="T77">td</text:span><text:span text:style-name="T72">&gt;</text:span></text:p><text:p text:style-name="P72"><text:span text:style-name="T3"><text:s text:c="8"/></text:span><text:span text:style-name="T69">&lt;/</text:span><text:span text:style-name="T75">tr</text:span><text:span text:style-name="T69">&gt;</text:span></text:p><text:p text:style-name="P23"><text:span text:style-name="T3"><text:tab/></text:span><text:span text:style-name="T69">&lt;/</text:span><text:span text:style-name="T75">tbody</text:span><text:span text:style-name="T69">&gt;</text:span></text:p><text:p text:style-name="P23"><text:span text:style-name="T3"><text:s text:c="2"/></text:span><text:span text:style-name="T69">&lt;/</text:span><text:span text:style-name="T75">table</text:span><text:span text:style-name="T69">&gt;</text:span></text:p><text:p text:style-name="P23"><text:span text:style-name="T3"><text:s text:c="2"/></text:span><text:span text:style-name="T69">&lt;</text:span><text:span text:style-name="T75">p</text:span><text:span text:style-name="T69">&gt;</text:span><text:span text:style-name="T73">&lt;</text:span><text:span text:style-name="T78">a</text:span><text:span text:style-name="T15"> </text:span><text:span text:style-name="T82">href</text:span><text:span text:style-name="T15">=</text:span><text:span text:style-name="T33">"createuser"</text:span><text:span text:style-name="T15"> </text:span><text:span text:style-name="T82">th:href</text:span><text:span text:style-name="T15">=</text:span><text:span text:style-name="T33">"@{/createuser}"</text:span><text:span text:style-name="T73">/&gt;</text:span><text:span text:style-name="T3">Create user</text:span><text:span text:style-name="T69">&lt;/</text:span><text:span text:style-name="T75">p</text:span><text:span text:style-name="T69">&gt;</text:span></text:p><text:p text:style-name="P23"><text:span text:style-name="T69">&lt;/</text:span><text:span text:style-name="T75">body</text:span><text:span text:style-name="T69">&gt;</text:span></text:p><text:p text:style-name="P63"><text:span text:style-name="T69">&lt;/</text:span><text:span text:style-name="T75">html</text:span><text:span text:style-name="T69">&gt;</text:span></text:p><text:p text:style-name="P77"/></draw:text-box></draw:frame><text:span text:style-name="T69"/></text:p>
      <text:p text:style-name="P62"><text:span text:style-name="T69"/></text:p>
      <text:p text:style-name="P65"><text:span text:style-name="T52">userView </text:span><text:span text:style-name="T123">(dans src/main/resources/templates)</text:span><text:span text:style-name="T52">:</text:span></text:p>
      <text:p text:style-name="P64"><text:span text:style-name="T52"/></text:p>
      <text:p text:style-name="P64"><draw:frame draw:style-name="fr1" draw:name="Cadre9" text:anchor-type="paragraph" svg:x="-0.058cm" svg:y="0.369cm" svg:width="17.136cm" draw:z-index="8"><draw:text-box fo:min-height="7.611cm"><text:p text:style-name="P64"><text:span text:style-name="T69">&lt;!</text:span><text:span text:style-name="T75">DOCTYPE</text:span><text:span text:style-name="T52"> </text:span><text:span text:style-name="T69">HTML&gt;</text:span></text:p><text:p text:style-name="P23"><text:span text:style-name="T69">&lt;</text:span><text:span text:style-name="T75">html</text:span><text:span text:style-name="T52"> </text:span><text:span text:style-name="T80">xmlns:th</text:span><text:span text:style-name="T3">=</text:span><text:span text:style-name="T30">"http://www.thymeleaf.org"</text:span><text:span text:style-name="T69">&gt;</text:span></text:p><text:p text:style-name="P23"><text:span text:style-name="T69">&lt;</text:span><text:span text:style-name="T75">head</text:span><text:span text:style-name="T69">&gt;</text:span></text:p><text:p text:style-name="P23"><text:span text:style-name="T3"><text:tab/></text:span><text:span text:style-name="T69">&lt;</text:span><text:span text:style-name="T75">title</text:span><text:span text:style-name="T69">&gt;</text:span><text:span text:style-name="T3">User</text:span><text:span text:style-name="T69">&lt;/</text:span><text:span text:style-name="T75">title</text:span><text:span text:style-name="T69">&gt;</text:span></text:p><text:p text:style-name="P23"><text:span text:style-name="T3"><text:tab/></text:span><text:span text:style-name="T69">&lt;</text:span><text:span text:style-name="T75">meta</text:span><text:span text:style-name="T52"> </text:span><text:span text:style-name="T80">http-equiv</text:span><text:span text:style-name="T3">=</text:span><text:span text:style-name="T30">"Content-Type"</text:span><text:span text:style-name="T52"> </text:span><text:span text:style-name="T80">content</text:span><text:span text:style-name="T3">=</text:span><text:span text:style-name="T30">"text/html; charset=UTF-8"</text:span><text:span text:style-name="T52"> </text:span><text:span text:style-name="T69">/&gt;</text:span></text:p><text:p text:style-name="P23"><text:span text:style-name="T69">&lt;/</text:span><text:span text:style-name="T75">head</text:span><text:span text:style-name="T69">&gt;</text:span></text:p><text:p text:style-name="P23"><text:span text:style-name="T69">&lt;</text:span><text:span text:style-name="T75">body</text:span><text:span text:style-name="T69">&gt;</text:span></text:p><text:p text:style-name="P23"><text:span text:style-name="T3"><text:tab/></text:span><text:span text:style-name="T69">&lt;</text:span><text:span text:style-name="T75">h1</text:span><text:span text:style-name="T69">&gt;</text:span><text:span text:style-name="T3">User</text:span><text:span text:style-name="T69">&lt;/</text:span><text:span text:style-name="T75">h1</text:span><text:span text:style-name="T69">&gt;</text:span></text:p><text:p text:style-name="P23"><text:span text:style-name="T3"><text:tab/></text:span><text:span text:style-name="T69">&lt;</text:span><text:span text:style-name="T75">a</text:span><text:span text:style-name="T52"> </text:span><text:span text:style-name="T80">href</text:span><text:span text:style-name="T3">=</text:span><text:span text:style-name="T30">"updateuser"</text:span><text:span text:style-name="T52"> </text:span><text:span text:style-name="T80">th:href</text:span><text:span text:style-name="T3">=</text:span><text:span text:style-name="T30">"@{/deleteuser (id=${user.id})}"</text:span></text:p><text:p text:style-name="P23"><text:span text:style-name="T52"><text:s text:c="9"/></text:span><text:span text:style-name="T80">th:if</text:span><text:span text:style-name="T3">=</text:span><text:span text:style-name="T30">"${user.id}"</text:span><text:span text:style-name="T69">&gt;</text:span><text:span text:style-name="T3">Delete</text:span><text:span text:style-name="T69">&lt;/</text:span><text:span text:style-name="T75">a</text:span><text:span text:style-name="T69">&gt;</text:span></text:p><text:p text:style-name="P23"><text:span text:style-name="T3"><text:tab/></text:span><text:span text:style-name="T69">&lt;</text:span><text:span text:style-name="T75">form</text:span><text:span text:style-name="T52"> </text:span><text:span text:style-name="T80">action</text:span><text:span text:style-name="T3">=</text:span><text:span text:style-name="T30">"#"</text:span><text:span text:style-name="T52"> </text:span><text:span text:style-name="T80">th:action</text:span><text:span text:style-name="T3">=</text:span><text:span text:style-name="T30">"@{/saveuser}"</text:span><text:span text:style-name="T52"> </text:span><text:span text:style-name="T80">th:object</text:span><text:span text:style-name="T3">=</text:span><text:span text:style-name="T30">"${user}"</text:span><text:span text:style-name="T52"> </text:span><text:span text:style-name="T80">method</text:span><text:span text:style-name="T3">=</text:span><text:span text:style-name="T30">"post"</text:span><text:span text:style-name="T69">&gt;</text:span></text:p><text:p text:style-name="P23"><text:span text:style-name="T3"><text:tab/><text:tab/></text:span><text:span text:style-name="T69">&lt;</text:span><text:span text:style-name="T75">p</text:span><text:span text:style-name="T69">&gt;</text:span><text:span text:style-name="T3">id: </text:span><text:span text:style-name="T69">&lt;</text:span><text:span text:style-name="T75">input</text:span><text:span text:style-name="T52"> </text:span><text:span text:style-name="T80">type</text:span><text:span text:style-name="T3">=</text:span><text:span text:style-name="T30">"</text:span><text:span text:style-name="T32">hidden</text:span><text:span text:style-name="T30">"</text:span><text:span text:style-name="T52"> </text:span><text:span text:style-name="T80">th:field</text:span><text:span text:style-name="T3">=</text:span><text:span text:style-name="T30">"*{id}</text:span><text:span text:style-name="T35">"</text:span><text:span text:style-name="T52"> </text:span><text:span text:style-name="T69">/&gt;&lt;/</text:span><text:span text:style-name="T75">p</text:span><text:span text:style-name="T69">&gt;</text:span><text:span text:style-name="T3"><text:tab/><text:tab/></text:span></text:p><text:p text:style-name="P23"><text:span text:style-name="T3"><text:tab/><text:tab/></text:span><text:span text:style-name="T69">&lt;</text:span><text:span text:style-name="T75">p</text:span><text:span text:style-name="T69">&gt;</text:span><text:span text:style-name="T3">firstName: </text:span><text:span text:style-name="T69">&lt;</text:span><text:span text:style-name="T75">input</text:span><text:span text:style-name="T52"> </text:span><text:span text:style-name="T80">type</text:span><text:span text:style-name="T3">=</text:span><text:span text:style-name="T30">"text"</text:span><text:span text:style-name="T52"> </text:span><text:span text:style-name="T80">th:field</text:span><text:span text:style-name="T3">=</text:span><text:span text:style-name="T30">"*{firstName}"</text:span><text:span text:style-name="T52"> </text:span><text:span text:style-name="T69">/&gt;&lt;/</text:span><text:span text:style-name="T75">p</text:span><text:span text:style-name="T69">&gt;</text:span></text:p><text:p text:style-name="P23"><text:span text:style-name="T3"><text:tab/><text:tab/></text:span><text:span text:style-name="T69">&lt;</text:span><text:span text:style-name="T75">p</text:span><text:span text:style-name="T69">&gt;</text:span><text:span text:style-name="T3">lastName: </text:span><text:span text:style-name="T69">&lt;</text:span><text:span text:style-name="T75">input</text:span><text:span text:style-name="T52"> </text:span><text:span text:style-name="T80">type</text:span><text:span text:style-name="T3">=</text:span><text:span text:style-name="T30">"text"</text:span><text:span text:style-name="T52"> </text:span><text:span text:style-name="T80">th:field</text:span><text:span text:style-name="T3">=</text:span><text:span text:style-name="T30">"*{lastName}"</text:span><text:span text:style-name="T52"> </text:span><text:span text:style-name="T69">/&gt;&lt;/</text:span><text:span text:style-name="T75">p</text:span><text:span text:style-name="T69">&gt;</text:span></text:p><text:p text:style-name="P23"><text:span text:style-name="T3"><text:tab/><text:tab/></text:span><text:span text:style-name="T69">&lt;</text:span><text:span text:style-name="T75">p</text:span><text:span text:style-name="T69">&gt;&lt;</text:span><text:span text:style-name="T75">input</text:span><text:span text:style-name="T52"> </text:span><text:span text:style-name="T80">type</text:span><text:span text:style-name="T3">=</text:span><text:span text:style-name="T30">"submit"</text:span><text:span text:style-name="T52"> </text:span><text:span text:style-name="T80">value</text:span><text:span text:style-name="T3">=</text:span><text:span text:style-name="T30">"Submit"</text:span><text:span text:style-name="T52"> </text:span><text:span text:style-name="T69">/&gt;</text:span></text:p><text:p text:style-name="P23"><text:span text:style-name="T3"><text:tab/></text:span><text:span text:style-name="T69">&lt;/</text:span><text:span text:style-name="T75">form</text:span><text:span text:style-name="T69">&gt;</text:span></text:p><text:p text:style-name="P23"><text:span text:style-name="T69">&lt;/</text:span><text:span text:style-name="T75">body</text:span><text:span text:style-name="T69">&gt;</text:span></text:p><text:p text:style-name="P64"><text:span text:style-name="T69">&lt;/</text:span><text:span text:style-name="T75">html</text:span><text:span text:style-name="T69">&gt;</text:span></text:p><text:p text:style-name="P64"><text:span text:style-name="T69"/></text:p></draw:text-box></draw:frame><text:span text:style-name="T69"/></text:p>
      <text:p text:style-name="P67"><text:soft-page-break/><text:span text:style-name="T52">friendView </text:span><text:span text:style-name="T123">(dans src/main/resources/templates)</text:span><text:span text:style-name="T52">:</text:span></text:p>
      <text:p text:style-name="P66"><text:span text:style-name="T69"/></text:p>
      <text:p text:style-name="P66"><draw:frame draw:style-name="fr1" draw:name="Cadre10" text:anchor-type="paragraph" svg:x="-0.058cm" svg:y="0.377cm" svg:width="17.238cm" draw:z-index="9"><draw:text-box fo:min-height="12.883cm"><text:p text:style-name="P66"><text:span text:style-name="T69">&lt;!</text:span><text:span text:style-name="T75">DOCTYPE</text:span><text:span text:style-name="T52"> </text:span><text:span text:style-name="T69">HTML&gt;</text:span></text:p><text:p text:style-name="P23"><text:span text:style-name="T69">&lt;</text:span><text:span text:style-name="T75">html</text:span><text:span text:style-name="T52"> </text:span><text:span text:style-name="T80">xmlns:th</text:span><text:span text:style-name="T3">=</text:span><text:span text:style-name="T30">"http://www.thymeleaf.org"</text:span><text:span text:style-name="T69">&gt;</text:span></text:p><text:p text:style-name="P23"><text:span text:style-name="T69">&lt;</text:span><text:span text:style-name="T75">head</text:span><text:span text:style-name="T69">&gt;</text:span></text:p><text:p text:style-name="P23"><text:span text:style-name="T3"><text:tab/></text:span><text:span text:style-name="T69">&lt;</text:span><text:span text:style-name="T75">title</text:span><text:span text:style-name="T69">&gt;</text:span><text:span text:style-name="T3">User</text:span><text:span text:style-name="T69">&lt;/</text:span><text:span text:style-name="T75">title</text:span><text:span text:style-name="T69">&gt;</text:span></text:p><text:p text:style-name="P23"><text:span text:style-name="T3"><text:tab/></text:span><text:span text:style-name="T69">&lt;</text:span><text:span text:style-name="T75">meta</text:span><text:span text:style-name="T52"> </text:span><text:span text:style-name="T80">http-equiv</text:span><text:span text:style-name="T3">=</text:span><text:span text:style-name="T30">"Content-Type"</text:span><text:span text:style-name="T52"> </text:span><text:span text:style-name="T80">content</text:span><text:span text:style-name="T3">=</text:span><text:span text:style-name="T30">"text/html; charset=UTF-8"</text:span><text:span text:style-name="T52"> </text:span><text:span text:style-name="T69">/&gt;</text:span></text:p><text:p text:style-name="P23"><text:span text:style-name="T69">&lt;/</text:span><text:span text:style-name="T75">head</text:span><text:span text:style-name="T69">&gt;</text:span></text:p><text:p text:style-name="P23"><text:span text:style-name="T69">&lt;</text:span><text:span text:style-name="T75">body</text:span><text:span text:style-name="T69">&gt;</text:span></text:p><text:p text:style-name="P23"><text:span text:style-name="T3"><text:s text:c="2"/></text:span><text:span text:style-name="T69">&lt;</text:span><text:span text:style-name="T75">h1</text:span><text:span text:style-name="T69">&gt;</text:span><text:span text:style-name="T3">User</text:span><text:span text:style-name="T69">&lt;/</text:span><text:span text:style-name="T75">h1</text:span><text:span text:style-name="T69">&gt;</text:span></text:p><text:p text:style-name="P23"><text:span text:style-name="T3"><text:s text:c="2"/></text:span><text:span text:style-name="T69">&lt;</text:span><text:span text:style-name="T75">p</text:span><text:span text:style-name="T52"> </text:span><text:span text:style-name="T80">th:text</text:span><text:span text:style-name="T3">=</text:span><text:span text:style-name="T30">"'id: ' + ${user.id}"</text:span><text:span text:style-name="T52"> </text:span><text:span text:style-name="T69">/&gt;</text:span><text:span text:style-name="T3"> </text:span></text:p><text:p text:style-name="P23"><text:span text:style-name="T3"><text:s text:c="2"/></text:span><text:span text:style-name="T69">&lt;</text:span><text:span text:style-name="T75">p</text:span><text:span text:style-name="T52"> </text:span><text:span text:style-name="T80">th:text</text:span><text:span text:style-name="T3">=</text:span><text:span text:style-name="T30">"'firstName: ' + ${user.firstName}"</text:span><text:span text:style-name="T52"> </text:span><text:span text:style-name="T69">/&gt;</text:span></text:p><text:p text:style-name="P23"><text:span text:style-name="T3"><text:s text:c="2"/></text:span><text:span text:style-name="T69">&lt;</text:span><text:span text:style-name="T75">p</text:span><text:span text:style-name="T52"> </text:span><text:span text:style-name="T80">th:text</text:span><text:span text:style-name="T3">=</text:span><text:span text:style-name="T30">"'lastName: ' + ${user.lastName}"</text:span><text:span text:style-name="T52"> </text:span><text:span text:style-name="T69">/&gt;</text:span><text:span text:style-name="T3"> </text:span></text:p><text:p text:style-name="P23"><text:span text:style-name="T3"><text:s text:c="2"/></text:span><text:span text:style-name="T69">&lt;</text:span><text:span text:style-name="T75">br</text:span><text:span text:style-name="T69">/&gt;</text:span><text:span text:style-name="T3"><text:tab/></text:span></text:p><text:p text:style-name="P23"><text:span text:style-name="T3"><text:s text:c="2"/></text:span><text:span text:style-name="T69">&lt;</text:span><text:span text:style-name="T75">h1</text:span><text:span text:style-name="T69">&gt;</text:span><text:span text:style-name="T3">Friends</text:span><text:span text:style-name="T69">&lt;/</text:span><text:span text:style-name="T75">h1</text:span><text:span text:style-name="T69">&gt;</text:span></text:p><text:p text:style-name="P23"><text:span text:style-name="T3"><text:s text:c="2"/></text:span><text:span text:style-name="T69">&lt;</text:span><text:span text:style-name="T75">table</text:span><text:span text:style-name="T69">&gt;</text:span></text:p><text:p text:style-name="P23"><text:span text:style-name="T3"><text:tab/></text:span><text:span text:style-name="T69">&lt;</text:span><text:span text:style-name="T75">thead</text:span><text:span text:style-name="T69">&gt;</text:span></text:p><text:p text:style-name="P23"><text:span text:style-name="T3"><text:s text:c="9"/></text:span><text:span text:style-name="T69">&lt;</text:span><text:span text:style-name="T75">tr</text:span><text:span text:style-name="T69">&gt;</text:span></text:p><text:p text:style-name="P23"><text:span text:style-name="T3"><text:tab/><text:tab/></text:span><text:span text:style-name="T69">&lt;</text:span><text:span text:style-name="T75">th</text:span><text:span text:style-name="T69">&gt;</text:span><text:span text:style-name="T3">Id</text:span><text:span text:style-name="T69">&lt;/</text:span><text:span text:style-name="T75">th</text:span><text:span text:style-name="T69">&gt;</text:span></text:p><text:p text:style-name="P23"><text:span text:style-name="T3"><text:tab/><text:tab/></text:span><text:span text:style-name="T69">&lt;</text:span><text:span text:style-name="T75">th</text:span><text:span text:style-name="T69">&gt;</text:span><text:span text:style-name="T3">firstName</text:span><text:span text:style-name="T69">&lt;/</text:span><text:span text:style-name="T75">th</text:span><text:span text:style-name="T69">&gt;</text:span></text:p><text:p text:style-name="P23"><text:span text:style-name="T3"><text:tab/><text:tab/></text:span><text:span text:style-name="T69">&lt;</text:span><text:span text:style-name="T75">th</text:span><text:span text:style-name="T69">&gt;</text:span><text:span text:style-name="T3">lastName</text:span><text:span text:style-name="T69">&lt;/</text:span><text:span text:style-name="T75">th</text:span><text:span text:style-name="T69">&gt;</text:span></text:p><text:p text:style-name="P23"><text:span text:style-name="T3"><text:s text:c="9"/></text:span><text:span text:style-name="T69">&lt;/</text:span><text:span text:style-name="T75">tr</text:span><text:span text:style-name="T69">&gt;</text:span></text:p><text:p text:style-name="P23"><text:span text:style-name="T3"><text:tab/></text:span><text:span text:style-name="T69">&lt;/</text:span><text:span text:style-name="T75">thead</text:span><text:span text:style-name="T69">&gt;</text:span></text:p><text:p text:style-name="P23"><text:span text:style-name="T3"><text:tab/></text:span><text:span text:style-name="T69">&lt;</text:span><text:span text:style-name="T75">tbody</text:span><text:span text:style-name="T69">&gt;</text:span></text:p><text:p text:style-name="P23"><text:span text:style-name="T3"><text:tab/> <text:s/></text:span><text:span text:style-name="T69">&lt;</text:span><text:span text:style-name="T75">tr</text:span><text:span text:style-name="T52"> </text:span><text:span text:style-name="T80">th:each</text:span><text:span text:style-name="T3">=</text:span><text:span text:style-name="T30">"friend: ${user.friends}"</text:span><text:span text:style-name="T52"> </text:span><text:span text:style-name="T80">style</text:span><text:span text:style-name="T3">="</text:span><text:span text:style-name="T80">border</text:span><text:span text:style-name="T3">:</text:span><text:span text:style-name="T120">1px solid black</text:span><text:span text:style-name="T3">"</text:span><text:span text:style-name="T69">&gt;</text:span></text:p><text:p text:style-name="P23"><text:span text:style-name="T3"><text:tab/><text:tab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friend.id}"</text:span><text:span text:style-name="T52"> </text:span><text:span text:style-name="T69">/&gt;</text:span><text:span text:style-name="T3"> </text:span></text:p><text:p text:style-name="P23"><text:span text:style-name="T3"><text:tab/><text:tab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friend.firstName}"</text:span><text:span text:style-name="T52"> </text:span><text:span text:style-name="T69">/&gt;</text:span></text:p><text:p text:style-name="P23"><text:span text:style-name="T3"><text:tab/><text:tab/></text:span><text:span text:style-name="T69">&lt;</text:span><text:span text:style-name="T75">td</text:span><text:span text:style-name="T52"> </text:span><text:span text:style-name="T80">th:text</text:span><text:span text:style-name="T3">=</text:span><text:span text:style-name="T30">"${friend.lastName}"</text:span><text:span text:style-name="T52"> </text:span><text:span text:style-name="T69">/&gt;</text:span><text:span text:style-name="T3"> </text:span></text:p><text:p text:style-name="P23"><text:span text:style-name="T3"><text:s text:c="9"/></text:span><text:span text:style-name="T69">&lt;/</text:span><text:span text:style-name="T75">tr</text:span><text:span text:style-name="T69">&gt;</text:span></text:p><text:p text:style-name="P23"><text:span text:style-name="T3"><text:tab/></text:span><text:span text:style-name="T69">&lt;/</text:span><text:span text:style-name="T75">tbody</text:span><text:span text:style-name="T69">&gt;</text:span></text:p><text:p text:style-name="P23"><text:span text:style-name="T3"><text:s text:c="2"/></text:span><text:span text:style-name="T69">&lt;/</text:span><text:span text:style-name="T75">table</text:span><text:span text:style-name="T69">&gt;</text:span></text:p><text:p text:style-name="P23"><text:span text:style-name="T69">&lt;/</text:span><text:span text:style-name="T75">body</text:span><text:span text:style-name="T69">&gt;</text:span></text:p><text:p text:style-name="P66"><text:span text:style-name="T69">&lt;/</text:span><text:span text:style-name="T75">html</text:span><text:span text:style-name="T69">&gt;</text:span></text:p><text:p text:style-name="P66"><text:span text:style-name="T69"/></text:p></draw:text-box></draw:frame><text:span text:style-name="T69"/></text:p>
      <text:p text:style-name="P49">Thymeleaf</text:p>
      <text:p text:style-name="P38"><text:a xlink:type="simple" xlink:href="https://www.thymeleaf.org/doc/tutorials/3.0/usingthymeleaf.html#a-multi-language-welcome" text:style-name="Internet_20_link" text:visited-style-name="Visited_20_Internet_20_Link">https://www.thymeleaf.org/doc/tutorials/3.0/usingthymeleaf.html#a-multi-language-welcome</text:a> </text:p>
      <text:p text:style-name="P38"/>
      <text:p text:style-name="P39"><text:span text:style-name="T117">→ P</text:span>aragraphe 4 : Standard Expression Syntax</text:p>
      <text:p text:style-name="P39"/>
      <text:list xml:id="list2166672339" text:style-name="L1">
        <text:list-header>
          <text:p text:style-name="P80">-Simple expressions:</text:p>
          <text:list>
            <text:list-item>
              <text:p text:style-name="P82"><text:span text:style-name="T88">Variable Expressions: </text:span><text:span text:style-name="Source_20_Text"><text:span text:style-name="T90">${...}</text:span></text:span></text:p>
            </text:list-item>
            <text:list-item>
              <text:p text:style-name="P84"><text:span text:style-name="T88">Selection Variable Expressions: </text:span><text:span text:style-name="Source_20_Text"><text:span text:style-name="T90">*{...}</text:span></text:span></text:p>
            </text:list-item>
            <text:list-item>
              <text:p text:style-name="P84"><text:span text:style-name="T87">Message Expressions: </text:span><text:span text:style-name="Source_20_Text"><text:span text:style-name="T89">#{...}</text:span></text:span></text:p>
            </text:list-item>
            <text:list-item>
              <text:p text:style-name="P84"><text:span text:style-name="T88">Link URL Expressions: </text:span><text:span text:style-name="Source_20_Text"><text:span text:style-name="T90">@{…}<text:tab/><text:tab/></text:span></text:span></text:p>
            </text:list-item>
            <text:list-item>
              <text:p text:style-name="P84"><text:span text:style-name="T87">Fragment Expressions: </text:span><text:span text:style-name="Source_20_Text"><text:span text:style-name="T89">~{...}</text:span></text:span></text:p>
            </text:list-item>
          </text:list>
          <text:p text:style-name="P85"/>
          <text:p text:style-name="P85">-Literals</text:p>
          <text:list text:continue-numbering="true">
            <text:list-item>
              <text:p text:style-name="P82"><text:span text:style-name="T87">Text literals: </text:span><text:span text:style-name="Source_20_Text"><text:span text:style-name="T89">'one text'</text:span></text:span><text:span text:style-name="T87">, </text:span><text:span text:style-name="Source_20_Text"><text:span text:style-name="T89">'Another one!'</text:span></text:span><text:span text:style-name="T87">,…</text:span></text:p>
            </text:list-item>
            <text:list-item>
              <text:p text:style-name="P84"><text:span text:style-name="T87">Number literals: </text:span><text:span text:style-name="Source_20_Text"><text:span text:style-name="T89">0</text:span></text:span><text:span text:style-name="T87">, </text:span><text:span text:style-name="Source_20_Text"><text:span text:style-name="T89">34</text:span></text:span><text:span text:style-name="T87">, </text:span><text:span text:style-name="Source_20_Text"><text:span text:style-name="T89">3.0</text:span></text:span><text:span text:style-name="T87">, </text:span><text:span text:style-name="Source_20_Text"><text:span text:style-name="T89">12.3</text:span></text:span><text:span text:style-name="T87">,…</text:span></text:p>
            </text:list-item>
            <text:list-item>
              <text:p text:style-name="P84"><text:span text:style-name="T87">Boolean literals: </text:span><text:span text:style-name="Source_20_Text"><text:span text:style-name="T89">true</text:span></text:span><text:span text:style-name="T87">, </text:span><text:span text:style-name="Source_20_Text"><text:span text:style-name="T89">false</text:span></text:span></text:p>
            </text:list-item>
            <text:list-item>
              <text:p text:style-name="P84"><text:span text:style-name="T87">Null literal: </text:span><text:span text:style-name="Source_20_Text"><text:span text:style-name="T89">null</text:span></text:span></text:p>
            </text:list-item>
            <text:list-item>
              <text:p text:style-name="P84"><text:span text:style-name="T87">Literal tokens: </text:span><text:span text:style-name="Source_20_Text"><text:span text:style-name="T89">one</text:span></text:span><text:span text:style-name="T87">, </text:span><text:span text:style-name="Source_20_Text"><text:span text:style-name="T89">sometext</text:span></text:span><text:span text:style-name="T87">, </text:span><text:span text:style-name="Source_20_Text"><text:span text:style-name="T89">main</text:span></text:span><text:span text:style-name="T87">,…</text:span></text:p>
            </text:list-item>
          </text:list>
          <text:p text:style-name="P85"/>
          <text:p text:style-name="P85">-Text operations:</text:p>
          <text:list text:continue-numbering="true">
            <text:list-item>
              <text:p text:style-name="P82"><text:span text:style-name="T87">String concatenation: </text:span><text:span text:style-name="Source_20_Text"><text:span text:style-name="T89">+</text:span></text:span></text:p>
            </text:list-item>
            <text:list-item>
              <text:p text:style-name="P84"><text:span text:style-name="T87">Literal substitutions: </text:span><text:span text:style-name="Source_20_Text"><text:span text:style-name="T89">|The name is ${name}|</text:span></text:span></text:p>
            </text:list-item>
          </text:list>
          <text:p text:style-name="P86"/>
          <text:p text:style-name="P86">-Arithmetic operations:</text:p>
          <text:list text:continue-numbering="true">
            <text:list-item>
              <text:p text:style-name="P82"><text:span text:style-name="T87">Binary operators: </text:span><text:span text:style-name="Source_20_Text"><text:span text:style-name="T89">+</text:span></text:span><text:span text:style-name="T87">, </text:span><text:span text:style-name="Source_20_Text"><text:span text:style-name="T89">-</text:span></text:span><text:span text:style-name="T87">, </text:span><text:span text:style-name="Source_20_Text"><text:span text:style-name="T89">*</text:span></text:span><text:span text:style-name="T87">, </text:span><text:span text:style-name="Source_20_Text"><text:span text:style-name="T89">/</text:span></text:span><text:span text:style-name="T87">, </text:span><text:span text:style-name="Source_20_Text"><text:span text:style-name="T89">%</text:span></text:span></text:p>
            </text:list-item>
            <text:list-item>
              <text:p text:style-name="P84"><text:span text:style-name="T87">Minus sign (unary operator): </text:span><text:span text:style-name="Source_20_Text"><text:span text:style-name="T89">-</text:span></text:span></text:p>
            </text:list-item>
          </text:list>
          <text:p text:style-name="P85"/>
          <text:p text:style-name="P85">- Boolean operations:</text:p>
          <text:list text:continue-numbering="true">
            <text:list-item>
              <text:p text:style-name="P82"><text:span text:style-name="T87">Binary operators: </text:span><text:span text:style-name="Source_20_Text"><text:span text:style-name="T89">and</text:span></text:span><text:span text:style-name="T87">, </text:span><text:span text:style-name="Source_20_Text"><text:span text:style-name="T89">or</text:span></text:span></text:p>
            </text:list-item>
            <text:list-item>
              <text:p text:style-name="P84"><text:span text:style-name="T87">Boolean negation (unary operator): </text:span><text:span text:style-name="Source_20_Text"><text:span text:style-name="T89">!</text:span></text:span><text:span text:style-name="T87">, </text:span><text:span text:style-name="Source_20_Text"><text:span text:style-name="T89">not</text:span></text:span></text:p>
            </text:list-item>
          </text:list>
          <text:p text:style-name="P85"/>
          <text:p text:style-name="P85">- Comparisons and equality:</text:p>
          <text:list text:continue-numbering="true">
            <text:list-item>
              <text:p text:style-name="P82"><text:span text:style-name="T87">Comparators: </text:span><text:span text:style-name="Source_20_Text"><text:span text:style-name="T89">&gt;</text:span></text:span><text:span text:style-name="T87">, </text:span><text:span text:style-name="Source_20_Text"><text:span text:style-name="T89">&lt;</text:span></text:span><text:span text:style-name="T87">, </text:span><text:span text:style-name="Source_20_Text"><text:span text:style-name="T89">&gt;=</text:span></text:span><text:span text:style-name="T87">, </text:span><text:span text:style-name="Source_20_Text"><text:span text:style-name="T89">&lt;=</text:span></text:span><text:span text:style-name="T87"> (</text:span><text:span text:style-name="Source_20_Text"><text:span text:style-name="T89">gt</text:span></text:span><text:span text:style-name="T87">, </text:span><text:span text:style-name="Source_20_Text"><text:span text:style-name="T89">lt</text:span></text:span><text:span text:style-name="T87">, </text:span><text:span text:style-name="Source_20_Text"><text:span text:style-name="T89">ge</text:span></text:span><text:span text:style-name="T87">, </text:span><text:span text:style-name="Source_20_Text"><text:span text:style-name="T89">le</text:span></text:span><text:span text:style-name="T87">)</text:span></text:p>
            </text:list-item>
            <text:list-item>
              <text:p text:style-name="P84"><text:span text:style-name="T87">Equality operators: </text:span><text:span text:style-name="Source_20_Text"><text:span text:style-name="T89">==</text:span></text:span><text:span text:style-name="T87">, </text:span><text:span text:style-name="Source_20_Text"><text:span text:style-name="T89">!=</text:span></text:span><text:span text:style-name="T87"> (</text:span><text:span text:style-name="Source_20_Text"><text:span text:style-name="T89">eq</text:span></text:span><text:span text:style-name="T87">, </text:span><text:span text:style-name="Source_20_Text"><text:span text:style-name="T89">ne</text:span></text:span><text:span text:style-name="T87">)</text:span></text:p>
            </text:list-item>
          </text:list>
          <text:p text:style-name="P85">- Conditional operators:</text:p>
          <text:list text:continue-numbering="true">
            <text:list-item>
              <text:p text:style-name="P82"><text:span text:style-name="T87">If-then: </text:span><text:span text:style-name="Source_20_Text"><text:span text:style-name="T89">(if) ? (then)</text:span></text:span></text:p>
            </text:list-item>
            <text:list-item>
              <text:p text:style-name="P84"><text:span text:style-name="T87">If-then-else: </text:span><text:span text:style-name="Source_20_Text"><text:span text:style-name="T89">(if) ? (then) : (else)</text:span></text:span></text:p>
            </text:list-item>
            <text:list-item>
              <text:p text:style-name="P84"><text:span text:style-name="T87">Default: </text:span><text:span text:style-name="Source_20_Text"><text:span text:style-name="T89">(value) ?: (defaultvalue)</text:span></text:span></text:p>
            </text:list-item>
          </text:list>
          <text:p text:style-name="P85"/>
          <text:p text:style-name="P85">- Special tokens:</text:p>
          <text:list text:continue-numbering="true">
            <text:list-item>
              <text:p text:style-name="P83"><text:span text:style-name="T87">No-Operation: </text:span><text:span text:style-name="Source_20_Text"><text:span text:style-name="T89">_</text:span></text:span></text:p>
            </text:list-item>
          </text:list>
        </text:list-header>
      </text:list>
      <text:p text:style-name="P18"><text:soft-page-break/><text:span text:style-name="T65">→</text:span><text:span text:style-name="T67"> accès aux variables = th:text et th:object</text:span></text:p>
      <text:p text:style-name="P59"/>
      <text:p text:style-name="P60"/>
      <text:p text:style-name="P44"><text:span text:style-name="Source_20_Text"><text:span text:style-name="T92">&lt;</text:span></text:span><text:span text:style-name="Source_20_Text"><text:span text:style-name="T97">div</text:span></text:span><text:span text:style-name="Source_20_Text"><text:span text:style-name="T92">&gt;</text:span></text:span></text:p>
      <text:p text:style-name="P52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</text:span></text:span><text:span text:style-name="Source_20_Text"><text:span text:style-name="T91">&gt;Name: </text:span></text:span></text:p>
      <text:p text:style-name="P52"><text:span text:style-name="Source_20_Text"><text:span text:style-name="T91"><text:s text:c="3"/>&lt;</text:span></text:span><text:span text:style-name="Source_20_Text"><text:span text:style-name="T96">span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session.user.firstName}</text:span></text:span><text:span text:style-name="Source_20_Text"><text:span text:style-name="T91">"&gt;Sebastian&lt;/</text:span></text:span><text:span text:style-name="Source_20_Text"><text:span text:style-name="T96">span</text:span></text:span><text:span text:style-name="Source_20_Text"><text:span text:style-name="T91">&gt;.&lt;/</text:span></text:span><text:span text:style-name="Source_20_Text"><text:span text:style-name="T96">p</text:span></text:span><text:span text:style-name="Source_20_Text"><text:span text:style-name="T91">&gt;</text:span></text:span></text:p>
      <text:p text:style-name="P52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</text:span></text:span><text:span text:style-name="Source_20_Text"><text:span text:style-name="T91">&gt;Surname: </text:span></text:span></text:p>
      <text:p text:style-name="P52"><text:span text:style-name="Source_20_Text"><text:span text:style-name="T91"><text:s text:c="3"/>&lt;</text:span></text:span><text:span text:style-name="Source_20_Text"><text:span text:style-name="T96">span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session.user.lastName}</text:span></text:span><text:span text:style-name="Source_20_Text"><text:span text:style-name="T91">"&gt;Pepper&lt;/</text:span></text:span><text:span text:style-name="Source_20_Text"><text:span text:style-name="T96">span</text:span></text:span><text:span text:style-name="Source_20_Text"><text:span text:style-name="T91">&gt;.&lt;/</text:span></text:span><text:span text:style-name="Source_20_Text"><text:span text:style-name="T96">p</text:span></text:span><text:span text:style-name="Source_20_Text"><text:span text:style-name="T91">&gt;</text:span></text:span></text:p>
      <text:p text:style-name="P52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</text:span></text:span><text:span text:style-name="Source_20_Text"><text:span text:style-name="T91">&gt;Nationality: </text:span></text:span></text:p>
      <text:p text:style-name="P52"><text:span text:style-name="Source_20_Text"><text:span text:style-name="T91"><text:s text:c="3"/>&lt;</text:span></text:span><text:span text:style-name="Source_20_Text"><text:span text:style-name="T96">span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session.user.nationality}</text:span></text:span><text:span text:style-name="Source_20_Text"><text:span text:style-name="T91">"&gt;Saturn&lt;/</text:span></text:span><text:span text:style-name="Source_20_Text"><text:span text:style-name="T96">span</text:span></text:span><text:span text:style-name="Source_20_Text"><text:span text:style-name="T91">&gt;.&lt;/</text:span></text:span><text:span text:style-name="Source_20_Text"><text:span text:style-name="T96">p</text:span></text:span><text:span text:style-name="Source_20_Text"><text:span text:style-name="T91">&gt;</text:span></text:span></text:p>
      <text:p text:style-name="P56"><text:span text:style-name="Source_20_Text"><text:span text:style-name="T91">&lt;/</text:span></text:span><text:span text:style-name="Source_20_Text"><text:span text:style-name="T96">div</text:span></text:span><text:span text:style-name="Source_20_Text"><text:span text:style-name="T91">&gt;</text:span></text:span></text:p>
      <text:p text:style-name="Text_20_body"><text:span text:style-name="T116">Equivalent à : </text:span><text:line-break/></text:p>
      <text:p text:style-name="P44"><text:span text:style-name="Source_20_Text"><text:span text:style-name="T91">&lt;</text:span></text:span><text:span text:style-name="Source_20_Text"><text:span text:style-name="T96">div </text:span></text:span><text:span text:style-name="Source_20_Text"><text:span text:style-name="T100">th:object</text:span></text:span><text:span text:style-name="Source_20_Text"><text:span text:style-name="T91">="</text:span></text:span><text:span text:style-name="Source_20_Text"><text:span text:style-name="T103">${session.user}</text:span></text:span><text:span text:style-name="Source_20_Text"><text:span text:style-name="T91">"&gt;</text:span></text:span></text:p>
      <text:p text:style-name="P52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</text:span></text:span><text:span text:style-name="Source_20_Text"><text:span text:style-name="T91">&gt;Name: </text:span></text:span></text:p>
      <text:p text:style-name="P52"><text:span text:style-name="Source_20_Text"><text:span text:style-name="T91"><text:s text:c="3"/>&lt;</text:span></text:span><text:span text:style-name="Source_20_Text"><text:span text:style-name="T96">span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#object.firstName}</text:span></text:span><text:span text:style-name="Source_20_Text"><text:span text:style-name="T91">"&gt;Sebastian&lt;/</text:span></text:span><text:span text:style-name="Source_20_Text"><text:span text:style-name="T96">span</text:span></text:span><text:span text:style-name="Source_20_Text"><text:span text:style-name="T91">&gt;.&lt;/</text:span></text:span><text:span text:style-name="Source_20_Text"><text:span text:style-name="T96">p</text:span></text:span><text:span text:style-name="Source_20_Text"><text:span text:style-name="T91">&gt;</text:span></text:span></text:p>
      <text:p text:style-name="P52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</text:span></text:span><text:span text:style-name="Source_20_Text"><text:span text:style-name="T91">&gt;Surname: </text:span></text:span></text:p>
      <text:p text:style-name="P52"><text:span text:style-name="Source_20_Text"><text:span text:style-name="T91"><text:s text:c="3"/>&lt;</text:span></text:span><text:span text:style-name="Source_20_Text"><text:span text:style-name="T96">span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session.user.lastName}</text:span></text:span><text:span text:style-name="Source_20_Text"><text:span text:style-name="T91">"&gt;Pepper&lt;/</text:span></text:span><text:span text:style-name="Source_20_Text"><text:span text:style-name="T96">span</text:span></text:span><text:span text:style-name="Source_20_Text"><text:span text:style-name="T91">&gt;.&lt;/</text:span></text:span><text:span text:style-name="Source_20_Text"><text:span text:style-name="T96">p</text:span></text:span><text:span text:style-name="Source_20_Text"><text:span text:style-name="T91">&gt;</text:span></text:span></text:p>
      <text:p text:style-name="P52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</text:span></text:span><text:span text:style-name="Source_20_Text"><text:span text:style-name="T91">&gt;Nationality: </text:span></text:span></text:p>
      <text:p text:style-name="P52"><text:span text:style-name="Source_20_Text"><text:span text:style-name="T91"><text:s text:c="3"/>&lt;</text:span></text:span><text:span text:style-name="Source_20_Text"><text:span text:style-name="T96">span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*{nationality}</text:span></text:span><text:span text:style-name="Source_20_Text"><text:span text:style-name="T91">"&gt;Saturn&lt;/</text:span></text:span><text:span text:style-name="Source_20_Text"><text:span text:style-name="T96">span</text:span></text:span><text:span text:style-name="Source_20_Text"><text:span text:style-name="T91">&gt;.&lt;/</text:span></text:span><text:span text:style-name="Source_20_Text"><text:span text:style-name="T96">p</text:span></text:span><text:span text:style-name="Source_20_Text"><text:span text:style-name="T91">&gt;</text:span></text:span></text:p>
      <text:p text:style-name="P56"><text:span text:style-name="Source_20_Text"><text:span text:style-name="T91">&lt;/</text:span></text:span><text:span text:style-name="Source_20_Text"><text:span text:style-name="T96">div</text:span></text:span><text:span text:style-name="Source_20_Text"><text:span text:style-name="T91">&gt;</text:span></text:span></text:p>
      <text:p text:style-name="P35"/>
      <text:p text:style-name="P35"/>
      <text:p text:style-name="Text_20_body"><text:span text:style-name="Source_20_Text"><text:span text:style-name="T108">→</text:span></text:span><text:span text:style-name="Source_20_Text"><text:span text:style-name="T109"> URL = th:href</text:span></text:span></text:p>
      <text:p text:style-name="Text_20_body"><text:span text:style-name="Source_20_Text"><text:span text:style-name="T107"/></text:span></text:p>
      <text:p text:style-name="P44"><text:span text:style-name="Source_20_Text"><text:span text:style-name="T111">&lt;!-- Will produce 'http://localhost:8080/gtvg/order/details?orderId=3' (plus rewriting) --&gt;</text:span></text:span></text:p>
      <text:p text:style-name="P51"><text:span text:style-name="Source_20_Text"><text:span text:style-name="T91">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details.html</text:span></text:span><text:span text:style-name="Source_20_Text"><text:span text:style-name="T91">"</text:span></text:span><text:span text:style-name="Source_20_Text"><text:span text:style-name="T96"> </text:span></text:span></text:p>
      <text:p text:style-name="P51"><text:span text:style-name="Source_20_Text"><text:span text:style-name="T99"><text:s text:c="3"/>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http://localhost:8080/gtvg/order/details(orderId</text:span></text:span><text:span text:style-name="Source_20_Text"><text:span text:style-name="T91">=</text:span></text:span><text:span text:style-name="Source_20_Text"><text:span text:style-name="T103">${o.id})}</text:span></text:span><text:span text:style-name="Source_20_Text"><text:span text:style-name="T91">"&gt;view&lt;/</text:span></text:span><text:span text:style-name="Source_20_Text"><text:span text:style-name="T96">a</text:span></text:span><text:span text:style-name="Source_20_Text"><text:span text:style-name="T91">&gt;</text:span></text:span></text:p>
      <text:p text:style-name="P51"/>
      <text:p text:style-name="P51"><text:span text:style-name="Source_20_Text"><text:span text:style-name="T110">&lt;!-- Will produce '/gtvg/order/details?orderId=3' (plus rewriting) --&gt;</text:span></text:span></text:p>
      <text:p text:style-name="P51"><text:span text:style-name="Source_20_Text"><text:span text:style-name="T91">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details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/order/details(orderId</text:span></text:span><text:span text:style-name="Source_20_Text"><text:span text:style-name="T91">=</text:span></text:span><text:span text:style-name="Source_20_Text"><text:span text:style-name="T103">${o.id})}</text:span></text:span><text:span text:style-name="Source_20_Text"><text:span text:style-name="T91">"&gt;view&lt;/</text:span></text:span><text:span text:style-name="Source_20_Text"><text:span text:style-name="T96">a</text:span></text:span><text:span text:style-name="Source_20_Text"><text:span text:style-name="T91">&gt;</text:span></text:span></text:p>
      <text:p text:style-name="P51"/>
      <text:p text:style-name="P51"><text:span text:style-name="Source_20_Text"><text:span text:style-name="T110">&lt;!-- Will produce '/gtvg/order/3/details' (plus rewriting) --&gt;</text:span></text:span></text:p>
      <text:p text:style-name="P56"><text:span text:style-name="Source_20_Text"><text:span text:style-name="T91">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details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/order/{orderId}/details(orderId</text:span></text:span><text:span text:style-name="Source_20_Text"><text:span text:style-name="T91">=</text:span></text:span><text:span text:style-name="Source_20_Text"><text:span text:style-name="T103">${o.id})}</text:span></text:span><text:span text:style-name="Source_20_Text"><text:span text:style-name="T91">"&gt;view&lt;/</text:span></text:span><text:span text:style-name="Source_20_Text"><text:span text:style-name="T96">a</text:span></text:span><text:span text:style-name="Source_20_Text"><text:span text:style-name="T91">&gt;</text:span></text:span></text:p>
      <text:p text:style-name="Text_20_body"><text:span text:style-name="Source_20_Text"><text:span text:style-name="T92"/></text:span></text:p>
      <text:p text:style-name="P44"><text:span text:style-name="Source_20_Text"><text:span text:style-name="T92">&lt;</text:span></text:span><text:span text:style-name="Source_20_Text"><text:span text:style-name="T97">a </text:span></text:span><text:span text:style-name="Source_20_Text"><text:span text:style-name="T101">th:href</text:span></text:span><text:span text:style-name="Source_20_Text"><text:span text:style-name="T92">="</text:span></text:span><text:span text:style-name="Source_20_Text"><text:span text:style-name="T104">@{${url}(orderId</text:span></text:span><text:span text:style-name="Source_20_Text"><text:span text:style-name="T92">=</text:span></text:span><text:span text:style-name="Source_20_Text"><text:span text:style-name="T104">${o.id})}</text:span></text:span><text:span text:style-name="Source_20_Text"><text:span text:style-name="T92">"&gt;view&lt;/</text:span></text:span><text:span text:style-name="Source_20_Text"><text:span text:style-name="T97">a</text:span></text:span><text:span text:style-name="Source_20_Text"><text:span text:style-name="T92">&gt;</text:span></text:span></text:p>
      <text:p text:style-name="P56"><text:span text:style-name="Source_20_Text"><text:span text:style-name="T91">&lt;</text:span></text:span><text:span text:style-name="Source_20_Text"><text:span text:style-name="T96">a 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</text:span></text:span><text:span text:style-name="Source_20_Text"><text:span text:style-name="T91">'</text:span></text:span><text:span text:style-name="Source_20_Text"><text:span text:style-name="T103">/details/</text:span></text:span><text:span text:style-name="Source_20_Text"><text:span text:style-name="T91">'</text:span></text:span><text:span text:style-name="Source_20_Text"><text:span text:style-name="T103">+${user.login}(orderId</text:span></text:span><text:span text:style-name="Source_20_Text"><text:span text:style-name="T91">=</text:span></text:span><text:span text:style-name="Source_20_Text"><text:span text:style-name="T103">${o.id})}</text:span></text:span><text:span text:style-name="Source_20_Text"><text:span text:style-name="T91">"&gt;view&lt;/</text:span></text:span><text:span text:style-name="Source_20_Text"><text:span text:style-name="T96">a</text:span></text:span><text:span text:style-name="Source_20_Text"><text:span text:style-name="T91">&gt;</text:span></text:span></text:p>
      <text:p text:style-name="P50"><text:span text:style-name="Source_20_Text"><text:span text:style-name="T92"/></text:span></text:p>
      <text:p text:style-name="P50"><text:soft-page-break/><text:span text:style-name="Source_20_Text"><text:span text:style-name="T106">Exemple : Menu</text:span></text:span></text:p>
      <text:p text:style-name="P44"><text:span text:style-name="Source_20_Text"><text:span text:style-name="T92">&lt;</text:span></text:span><text:span text:style-name="Source_20_Text"><text:span text:style-name="T97">p</text:span></text:span><text:span text:style-name="Source_20_Text"><text:span text:style-name="T92">&gt;Please select an option&lt;/</text:span></text:span><text:span text:style-name="Source_20_Text"><text:span text:style-name="T97">p</text:span></text:span><text:span text:style-name="Source_20_Text"><text:span text:style-name="T92">&gt;</text:span></text:span></text:p>
      <text:p text:style-name="P51"><text:span text:style-name="Source_20_Text"><text:span text:style-name="T91">&lt;</text:span></text:span><text:span text:style-name="Source_20_Text"><text:span text:style-name="T96">ol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li</text:span></text:span><text:span text:style-name="Source_20_Text"><text:span text:style-name="T91">&gt;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product/list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/product/list}</text:span></text:span><text:span text:style-name="Source_20_Text"><text:span text:style-name="T91">"&gt;Product List&lt;/</text:span></text:span><text:span text:style-name="Source_20_Text"><text:span text:style-name="T96">a</text:span></text:span><text:span text:style-name="Source_20_Text"><text:span text:style-name="T91">&gt;&lt;/</text:span></text:span><text:span text:style-name="Source_20_Text"><text:span text:style-name="T96">li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li</text:span></text:span><text:span text:style-name="Source_20_Text"><text:span text:style-name="T91">&gt;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order/list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/order/list}</text:span></text:span><text:span text:style-name="Source_20_Text"><text:span text:style-name="T91">"&gt;Order List&lt;/</text:span></text:span><text:span text:style-name="Source_20_Text"><text:span text:style-name="T96">a</text:span></text:span><text:span text:style-name="Source_20_Text"><text:span text:style-name="T91">&gt;&lt;/</text:span></text:span><text:span text:style-name="Source_20_Text"><text:span text:style-name="T96">li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li</text:span></text:span><text:span text:style-name="Source_20_Text"><text:span text:style-name="T91">&gt;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subscribe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/subscribe}</text:span></text:span><text:span text:style-name="Source_20_Text"><text:span text:style-name="T91">"&gt;Subscribe to our Newsletter&lt;/</text:span></text:span><text:span text:style-name="Source_20_Text"><text:span text:style-name="T96">a</text:span></text:span><text:span text:style-name="Source_20_Text"><text:span text:style-name="T91">&gt;&lt;/</text:span></text:span><text:span text:style-name="Source_20_Text"><text:span text:style-name="T96">li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li</text:span></text:span><text:span text:style-name="Source_20_Text"><text:span text:style-name="T91">&gt;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userprofile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/userprofile}</text:span></text:span><text:span text:style-name="Source_20_Text"><text:span text:style-name="T91">"&gt;See User Profile&lt;/</text:span></text:span><text:span text:style-name="Source_20_Text"><text:span text:style-name="T96">a</text:span></text:span><text:span text:style-name="Source_20_Text"><text:span text:style-name="T91">&gt;&lt;/</text:span></text:span><text:span text:style-name="Source_20_Text"><text:span text:style-name="T96">li</text:span></text:span><text:span text:style-name="Source_20_Text"><text:span text:style-name="T91">&gt;</text:span></text:span></text:p>
      <text:p text:style-name="P56"><text:span text:style-name="Source_20_Text"><text:span text:style-name="T91">&lt;/</text:span></text:span><text:span text:style-name="Source_20_Text"><text:span text:style-name="T96">ol</text:span></text:span><text:span text:style-name="Source_20_Text"><text:span text:style-name="T91">&gt;</text:span></text:span></text:p>
      <text:p text:style-name="Text_20_body"><text:span text:style-name="Source_20_Text"><text:span text:style-name="T92"/></text:span></text:p>
      <text:p text:style-name="P40"><text:span text:style-name="Source_20_Text"><text:span text:style-name="T18">→ P</text:span></text:span><text:span text:style-name="Source_20_Text"><text:span text:style-name="T19">aragraphe </text:span></text:span><text:span text:style-name="Source_20_Text"><text:span text:style-name="T18">5 : Setting Attribute Value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- </text:span></text:span><text:span text:style-name="Source_20_Text"><text:span text:style-name="T23">th:attr <text:s/>= change la valeur d’un attribut d’un tag</text:span></text:span></text:p>
      <text:p text:style-name="P40"><text:span text:style-name="Source_20_Text"><text:span text:style-name="T22"/></text:span></text:p>
      <text:p text:style-name="P44"><text:span text:style-name="Source_20_Text"><text:span text:style-name="T91">&lt;</text:span></text:span><text:span text:style-name="Source_20_Text"><text:span text:style-name="T96">form </text:span></text:span><text:span text:style-name="Source_20_Text"><text:span text:style-name="T100">action</text:span></text:span><text:span text:style-name="Source_20_Text"><text:span text:style-name="T91">="</text:span></text:span><text:span text:style-name="Source_20_Text"><text:span text:style-name="T103">subscribe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attr</text:span></text:span><text:span text:style-name="Source_20_Text"><text:span text:style-name="T91">="</text:span></text:span><text:span text:style-name="Source_20_Text"><text:span text:style-name="T103">action</text:span></text:span><text:span text:style-name="Source_20_Text"><text:span text:style-name="T91">=</text:span></text:span><text:span text:style-name="Source_20_Text"><text:span text:style-name="T103">@{/subscribe}</text:span></text:span><text:span text:style-name="Source_20_Text"><text:span text:style-name="T91">"&gt;</text:span></text:span></text:p>
      <text:p text:style-name="P53"><text:span text:style-name="Source_20_Text"><text:span text:style-name="T94">// </text:span></text:span><text:span text:style-name="Source_20_Text"><text:span text:style-name="T95">à l’exécution le th:attr modifie = </text:span></text:span><text:span text:style-name="Source_20_Text"><text:span text:style-name="T93">&lt;</text:span></text:span><text:span text:style-name="Source_20_Text"><text:span text:style-name="T98">form </text:span></text:span><text:span text:style-name="Source_20_Text"><text:span text:style-name="T102">action</text:span></text:span><text:span text:style-name="Source_20_Text"><text:span text:style-name="T93">="</text:span></text:span><text:span text:style-name="Source_20_Text"><text:span text:style-name="T105">/gtvg/subscribe</text:span></text:span><text:span text:style-name="Source_20_Text"><text:span text:style-name="T93">"&gt;</text:span></text:span></text:p>
      <text:p text:style-name="P53"><text:span text:style-name="Source_20_Text"><text:span text:style-name="T94"><text:s text:c="3"/></text:span></text:span><text:span text:style-name="Source_20_Text"><text:span text:style-name="T95"><text:s text:c="36"/></text:span></text:span></text:p>
      <text:p text:style-name="P53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fieldset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input </text:span></text:span><text:span text:style-name="Source_20_Text"><text:span text:style-name="T100">type</text:span></text:span><text:span text:style-name="Source_20_Text"><text:span text:style-name="T91">="</text:span></text:span><text:span text:style-name="Source_20_Text"><text:span text:style-name="T103">text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name</text:span></text:span><text:span text:style-name="Source_20_Text"><text:span text:style-name="T91">="</text:span></text:span><text:span text:style-name="Source_20_Text"><text:span text:style-name="T103">emai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91">/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input </text:span></text:span><text:span text:style-name="Source_20_Text"><text:span text:style-name="T100">type</text:span></text:span><text:span text:style-name="Source_20_Text"><text:span text:style-name="T91">="</text:span></text:span><text:span text:style-name="Source_20_Text"><text:span text:style-name="T103">submit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value</text:span></text:span><text:span text:style-name="Source_20_Text"><text:span text:style-name="T91">="</text:span></text:span><text:span text:style-name="Source_20_Text"><text:span text:style-name="T103">Subscribe!</text:span></text:span><text:span text:style-name="Source_20_Text"><text:span text:style-name="T91">" </text:span></text:span><text:span text:style-name="Source_20_Text"><text:span text:style-name="T96"><text:tab/></text:span></text:span><text:span text:style-name="Source_20_Text"><text:span text:style-name="T100">th:attr</text:span></text:span><text:span text:style-name="Source_20_Text"><text:span text:style-name="T91">="</text:span></text:span><text:span text:style-name="Source_20_Text"><text:span text:style-name="T103">value</text:span></text:span><text:span text:style-name="Source_20_Text"><text:span text:style-name="T91">=</text:span></text:span><text:span text:style-name="Source_20_Text"><text:span text:style-name="T103">#{subscribe.submit}</text:span></text:span><text:span text:style-name="Source_20_Text"><text:span text:style-name="T91">"/&gt;</text:span></text:span></text:p>
      <text:p text:style-name="P53"><text:span text:style-name="Source_20_Text"><text:span text:style-name="T91">// </text:span></text:span><text:span text:style-name="Source_20_Text"><text:span text:style-name="T93">à l’exécution internationalise le message le th:attr modifie</text:span></text:span></text:p>
      <text:p text:style-name="P53"><text:span text:style-name="Source_20_Text"><text:span text:style-name="T93">// <text:s/>&lt;</text:span></text:span><text:span text:style-name="Source_20_Text"><text:span text:style-name="T98">input </text:span></text:span><text:span text:style-name="Source_20_Text"><text:span text:style-name="T102">type</text:span></text:span><text:span text:style-name="Source_20_Text"><text:span text:style-name="T93">="</text:span></text:span><text:span text:style-name="Source_20_Text"><text:span text:style-name="T105">submit</text:span></text:span><text:span text:style-name="Source_20_Text"><text:span text:style-name="T93">"</text:span></text:span><text:span text:style-name="Source_20_Text"><text:span text:style-name="T98"> </text:span></text:span><text:span text:style-name="Source_20_Text"><text:span text:style-name="T102">value</text:span></text:span><text:span text:style-name="Source_20_Text"><text:span text:style-name="T93">="</text:span></text:span><text:span text:style-name="Source_20_Text"><text:span text:style-name="T105">¡Suscríbe!</text:span></text:span><text:span text:style-name="Source_20_Text"><text:span text:style-name="T93">"/&gt;</text:span></text:span></text:p>
      <text:p text:style-name="P51"><text:span text:style-name="Source_20_Text"><text:span text:style-name="T93"/></text:span></text:p>
      <text:p text:style-name="P51"><text:span text:style-name="Source_20_Text"><text:span text:style-name="T94"><text:s text:c="2"/></text:span></text:span><text:span text:style-name="Source_20_Text"><text:span text:style-name="T91">&lt;/</text:span></text:span><text:span text:style-name="Source_20_Text"><text:span text:style-name="T96">fieldset</text:span></text:span><text:span text:style-name="Source_20_Text"><text:span text:style-name="T91">&gt;</text:span></text:span></text:p>
      <text:p text:style-name="P56"><text:span text:style-name="Source_20_Text"><text:span text:style-name="T91">&lt;/</text:span></text:span><text:span text:style-name="Source_20_Text"><text:span text:style-name="T96">form</text:span></text:span><text:span text:style-name="Source_20_Text"><text:span text:style-name="T91">&gt;</text:span></text:span></text:p>
      <text:p text:style-name="P36"><text:span text:style-name="Source_20_Text"><text:span text:style-name="T85">On peut modifier plusieurs attributs à la fois</text:span></text:span><text:span text:style-name="Source_20_Text"><text:span text:style-name="T84">:</text:span></text:span></text:p>
      <text:p text:style-name="P44"><text:span text:style-name="Source_20_Text"><text:span text:style-name="T91">&lt;</text:span></text:span><text:span text:style-name="Source_20_Text"><text:span text:style-name="T96">img </text:span></text:span><text:span text:style-name="Source_20_Text"><text:span text:style-name="T100">src</text:span></text:span><text:span text:style-name="Source_20_Text"><text:span text:style-name="T91">="</text:span></text:span><text:span text:style-name="Source_20_Text"><text:span text:style-name="T103">../../images/gtvglogo.png</text:span></text:span><text:span text:style-name="Source_20_Text"><text:span text:style-name="T91">"</text:span></text:span><text:span text:style-name="Source_20_Text"><text:span text:style-name="T96"> </text:span></text:span></text:p>
      <text:p text:style-name="P56"><text:span text:style-name="Source_20_Text"><text:span text:style-name="T99"><text:s text:c="5"/></text:span></text:span><text:span text:style-name="Source_20_Text"><text:span text:style-name="T100">th:attr</text:span></text:span><text:span text:style-name="Source_20_Text"><text:span text:style-name="T91">="</text:span></text:span><text:span text:style-name="Source_20_Text"><text:span text:style-name="T103">src</text:span></text:span><text:span text:style-name="Source_20_Text"><text:span text:style-name="T91">=</text:span></text:span><text:span text:style-name="Source_20_Text"><text:span text:style-name="T103">@{/images/gtvglogo.png},title</text:span></text:span><text:span text:style-name="Source_20_Text"><text:span text:style-name="T91">=</text:span></text:span><text:span text:style-name="Source_20_Text"><text:span text:style-name="T103">#{logo},alt</text:span></text:span><text:span text:style-name="Source_20_Text"><text:span text:style-name="T91">=</text:span></text:span><text:span text:style-name="Source_20_Text"><text:span text:style-name="T103">#{logo}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91">/&gt;</text:span></text:span></text:p>
      <text:p text:style-name="Text_20_body"><text:line-break/></text:p>
      <text:p text:style-name="P37"><text:span text:style-name="Source_20_Text"><text:span text:style-name="T23"><text:s/>Le th:attr peut être remplacé par des attributs spécifiques, exemples :</text:span></text:span></text:p>
      <text:p text:style-name="P46"><text:span text:style-name="Source_20_Text"><text:span text:style-name="T91">&lt;</text:span></text:span><text:span text:style-name="Source_20_Text"><text:span text:style-name="T96">input </text:span></text:span><text:span text:style-name="Source_20_Text"><text:span text:style-name="T100">type</text:span></text:span><text:span text:style-name="Source_20_Text"><text:span text:style-name="T91">="</text:span></text:span><text:span text:style-name="Source_20_Text"><text:span text:style-name="T103">submit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value</text:span></text:span><text:span text:style-name="Source_20_Text"><text:span text:style-name="T91">="</text:span></text:span><text:span text:style-name="Source_20_Text"><text:span text:style-name="T103">Subscribe!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value</text:span></text:span><text:span text:style-name="Source_20_Text"><text:span text:style-name="T91">="</text:span></text:span><text:span text:style-name="Source_20_Text"><text:span text:style-name="T103">#{subscribe.submit}</text:span></text:span><text:span text:style-name="Source_20_Text"><text:span text:style-name="T91">"/&gt;</text:span></text:span></text:p>
      <text:p text:style-name="P45"><text:span text:style-name="Source_20_Text"><text:span text:style-name="T91">&lt;</text:span></text:span><text:span text:style-name="Source_20_Text"><text:span text:style-name="T96">form </text:span></text:span><text:span text:style-name="Source_20_Text"><text:span text:style-name="T100">action</text:span></text:span><text:span text:style-name="Source_20_Text"><text:span text:style-name="T91">="</text:span></text:span><text:span text:style-name="Source_20_Text"><text:span text:style-name="T103">subscribe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action</text:span></text:span><text:span text:style-name="Source_20_Text"><text:span text:style-name="T91">="</text:span></text:span><text:span text:style-name="Source_20_Text"><text:span text:style-name="T103">@{/subscribe}</text:span></text:span><text:span text:style-name="Source_20_Text"><text:span text:style-name="T91">"&gt;</text:span></text:span></text:p>
      <text:p text:style-name="P45"><text:span text:style-name="Source_20_Text"><text:span text:style-name="T91">&lt;</text:span></text:span><text:span text:style-name="Source_20_Text"><text:span text:style-name="T96">li</text:span></text:span><text:span text:style-name="Source_20_Text"><text:span text:style-name="T91">&gt;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product/list.html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/product/list}</text:span></text:span><text:span text:style-name="Source_20_Text"><text:span text:style-name="T91">"&gt;Product List&lt;/</text:span></text:span><text:span text:style-name="Source_20_Text"><text:span text:style-name="T96">a</text:span></text:span><text:span text:style-name="Source_20_Text"><text:span text:style-name="T91">&gt;&lt;/</text:span></text:span><text:span text:style-name="Source_20_Text"><text:span text:style-name="T96">li</text:span></text:span><text:span text:style-name="Source_20_Text"><text:span text:style-name="T91">&gt;</text:span></text:span></text:p>
      <text:p text:style-name="P35"/>
      <text:p text:style-name="P40"><text:soft-page-break/><text:span text:style-name="Source_20_Text"><text:span text:style-name="T84">There are quite a lot of attributes like these, each of them targeting a specific HTML5 attribute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7"><text:span text:style-name="Source_20_Text"><text:span text:style-name="T86">th:abbr</text:span></text:span></text:p>
          </table:table-cell>
          <table:table-cell table:style-name="Tableau1.A1" office:value-type="string">
            <text:p text:style-name="P57"><text:span text:style-name="Source_20_Text"><text:span text:style-name="T86">th:accept</text:span></text:span></text:p>
          </table:table-cell>
          <table:table-cell table:style-name="Tableau1.A1" office:value-type="string">
            <text:p text:style-name="P57"><text:span text:style-name="Source_20_Text"><text:span text:style-name="T86">th:accept-charse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accesskey</text:span></text:span></text:p>
          </table:table-cell>
          <table:table-cell table:style-name="Tableau1.A1" office:value-type="string">
            <text:p text:style-name="P57"><text:span text:style-name="Source_20_Text"><text:span text:style-name="T86">th:action</text:span></text:span></text:p>
          </table:table-cell>
          <table:table-cell table:style-name="Tableau1.A1" office:value-type="string">
            <text:p text:style-name="P57"><text:span text:style-name="Source_20_Text"><text:span text:style-name="T86">th:align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alt</text:span></text:span></text:p>
          </table:table-cell>
          <table:table-cell table:style-name="Tableau1.A1" office:value-type="string">
            <text:p text:style-name="P57"><text:span text:style-name="Source_20_Text"><text:span text:style-name="T86">th:archive</text:span></text:span></text:p>
          </table:table-cell>
          <table:table-cell table:style-name="Tableau1.A1" office:value-type="string">
            <text:p text:style-name="P57"><text:span text:style-name="Source_20_Text"><text:span text:style-name="T86">th:audio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autocomplete</text:span></text:span></text:p>
          </table:table-cell>
          <table:table-cell table:style-name="Tableau1.A1" office:value-type="string">
            <text:p text:style-name="P57"><text:span text:style-name="Source_20_Text"><text:span text:style-name="T86">th:axis</text:span></text:span></text:p>
          </table:table-cell>
          <table:table-cell table:style-name="Tableau1.A1" office:value-type="string">
            <text:p text:style-name="P57"><text:span text:style-name="Source_20_Text"><text:span text:style-name="T86">th:background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bgcolor</text:span></text:span></text:p>
          </table:table-cell>
          <table:table-cell table:style-name="Tableau1.A1" office:value-type="string">
            <text:p text:style-name="P57"><text:span text:style-name="Source_20_Text"><text:span text:style-name="T86">th:border</text:span></text:span></text:p>
          </table:table-cell>
          <table:table-cell table:style-name="Tableau1.A1" office:value-type="string">
            <text:p text:style-name="P57"><text:span text:style-name="Source_20_Text"><text:span text:style-name="T86">th:cellpadding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cellspacing</text:span></text:span></text:p>
          </table:table-cell>
          <table:table-cell table:style-name="Tableau1.A1" office:value-type="string">
            <text:p text:style-name="P57"><text:span text:style-name="Source_20_Text"><text:span text:style-name="T86">th:challenge</text:span></text:span></text:p>
          </table:table-cell>
          <table:table-cell table:style-name="Tableau1.A1" office:value-type="string">
            <text:p text:style-name="P57"><text:span text:style-name="Source_20_Text"><text:span text:style-name="T86">th:charse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cite</text:span></text:span></text:p>
          </table:table-cell>
          <table:table-cell table:style-name="Tableau1.A1" office:value-type="string">
            <text:p text:style-name="P57"><text:span text:style-name="Source_20_Text"><text:span text:style-name="T86">th:class</text:span></text:span></text:p>
          </table:table-cell>
          <table:table-cell table:style-name="Tableau1.A1" office:value-type="string">
            <text:p text:style-name="P57"><text:span text:style-name="Source_20_Text"><text:span text:style-name="T86">th:classid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codebase</text:span></text:span></text:p>
          </table:table-cell>
          <table:table-cell table:style-name="Tableau1.A1" office:value-type="string">
            <text:p text:style-name="P57"><text:span text:style-name="Source_20_Text"><text:span text:style-name="T86">th:codetype</text:span></text:span></text:p>
          </table:table-cell>
          <table:table-cell table:style-name="Tableau1.A1" office:value-type="string">
            <text:p text:style-name="P57"><text:span text:style-name="Source_20_Text"><text:span text:style-name="T86">th:cols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colspan</text:span></text:span></text:p>
          </table:table-cell>
          <table:table-cell table:style-name="Tableau1.A1" office:value-type="string">
            <text:p text:style-name="P57"><text:span text:style-name="Source_20_Text"><text:span text:style-name="T86">th:compact</text:span></text:span></text:p>
          </table:table-cell>
          <table:table-cell table:style-name="Tableau1.A1" office:value-type="string">
            <text:p text:style-name="P57"><text:span text:style-name="Source_20_Text"><text:span text:style-name="T86">th:conten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contenteditable</text:span></text:span></text:p>
          </table:table-cell>
          <table:table-cell table:style-name="Tableau1.A1" office:value-type="string">
            <text:p text:style-name="P57"><text:span text:style-name="Source_20_Text"><text:span text:style-name="T86">th:contextmenu</text:span></text:span></text:p>
          </table:table-cell>
          <table:table-cell table:style-name="Tableau1.A1" office:value-type="string">
            <text:p text:style-name="P57"><text:span text:style-name="Source_20_Text"><text:span text:style-name="T86">th:data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datetime</text:span></text:span></text:p>
          </table:table-cell>
          <table:table-cell table:style-name="Tableau1.A1" office:value-type="string">
            <text:p text:style-name="P57"><text:span text:style-name="Source_20_Text"><text:span text:style-name="T86">th:dir</text:span></text:span></text:p>
          </table:table-cell>
          <table:table-cell table:style-name="Tableau1.A1" office:value-type="string">
            <text:p text:style-name="P57"><text:span text:style-name="Source_20_Text"><text:span text:style-name="T86">th:draggabl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dropzone</text:span></text:span></text:p>
          </table:table-cell>
          <table:table-cell table:style-name="Tableau1.A1" office:value-type="string">
            <text:p text:style-name="P57"><text:span text:style-name="Source_20_Text"><text:span text:style-name="T86">th:enctype</text:span></text:span></text:p>
          </table:table-cell>
          <table:table-cell table:style-name="Tableau1.A1" office:value-type="string">
            <text:p text:style-name="P57"><text:span text:style-name="Source_20_Text"><text:span text:style-name="T86">th:for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form</text:span></text:span></text:p>
          </table:table-cell>
          <table:table-cell table:style-name="Tableau1.A1" office:value-type="string">
            <text:p text:style-name="P57"><text:span text:style-name="Source_20_Text"><text:span text:style-name="T86">th:formaction</text:span></text:span></text:p>
          </table:table-cell>
          <table:table-cell table:style-name="Tableau1.A1" office:value-type="string">
            <text:p text:style-name="P57"><text:span text:style-name="Source_20_Text"><text:span text:style-name="T86">th:formenctyp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formmethod</text:span></text:span></text:p>
          </table:table-cell>
          <table:table-cell table:style-name="Tableau1.A1" office:value-type="string">
            <text:p text:style-name="P57"><text:span text:style-name="Source_20_Text"><text:span text:style-name="T86">th:formtarget</text:span></text:span></text:p>
          </table:table-cell>
          <table:table-cell table:style-name="Tableau1.A1" office:value-type="string">
            <text:p text:style-name="P57"><text:span text:style-name="Source_20_Text"><text:span text:style-name="T86">th:fragmen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frame</text:span></text:span></text:p>
          </table:table-cell>
          <table:table-cell table:style-name="Tableau1.A1" office:value-type="string">
            <text:p text:style-name="P57"><text:span text:style-name="Source_20_Text"><text:span text:style-name="T86">th:frameborder</text:span></text:span></text:p>
          </table:table-cell>
          <table:table-cell table:style-name="Tableau1.A1" office:value-type="string">
            <text:p text:style-name="P57"><text:span text:style-name="Source_20_Text"><text:span text:style-name="T86">th:headers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height</text:span></text:span></text:p>
          </table:table-cell>
          <table:table-cell table:style-name="Tableau1.A1" office:value-type="string">
            <text:p text:style-name="P57"><text:span text:style-name="Source_20_Text"><text:span text:style-name="T86">th:high</text:span></text:span></text:p>
          </table:table-cell>
          <table:table-cell table:style-name="Tableau1.A1" office:value-type="string">
            <text:p text:style-name="P57"><text:span text:style-name="Source_20_Text"><text:span text:style-name="T86">th:href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hreflang</text:span></text:span></text:p>
          </table:table-cell>
          <table:table-cell table:style-name="Tableau1.A1" office:value-type="string">
            <text:p text:style-name="P57"><text:span text:style-name="Source_20_Text"><text:span text:style-name="T86">th:hspace</text:span></text:span></text:p>
          </table:table-cell>
          <table:table-cell table:style-name="Tableau1.A1" office:value-type="string">
            <text:p text:style-name="P57"><text:span text:style-name="Source_20_Text"><text:span text:style-name="T86">th:http-equiv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icon</text:span></text:span></text:p>
          </table:table-cell>
          <table:table-cell table:style-name="Tableau1.A1" office:value-type="string">
            <text:p text:style-name="P57"><text:span text:style-name="Source_20_Text"><text:span text:style-name="T86">th:id</text:span></text:span></text:p>
          </table:table-cell>
          <table:table-cell table:style-name="Tableau1.A1" office:value-type="string">
            <text:p text:style-name="P57"><text:span text:style-name="Source_20_Text"><text:span text:style-name="T86">th:inlin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keytype</text:span></text:span></text:p>
          </table:table-cell>
          <table:table-cell table:style-name="Tableau1.A1" office:value-type="string">
            <text:p text:style-name="P57"><text:span text:style-name="Source_20_Text"><text:span text:style-name="T86">th:kind</text:span></text:span></text:p>
          </table:table-cell>
          <table:table-cell table:style-name="Tableau1.A1" office:value-type="string">
            <text:p text:style-name="P57"><text:span text:style-name="Source_20_Text"><text:span text:style-name="T86">th:label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lang</text:span></text:span></text:p>
          </table:table-cell>
          <table:table-cell table:style-name="Tableau1.A1" office:value-type="string">
            <text:p text:style-name="P57"><text:span text:style-name="Source_20_Text"><text:span text:style-name="T86">th:list</text:span></text:span></text:p>
          </table:table-cell>
          <table:table-cell table:style-name="Tableau1.A1" office:value-type="string">
            <text:p text:style-name="P57"><text:span text:style-name="Source_20_Text"><text:span text:style-name="T86">th:longdesc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low</text:span></text:span></text:p>
          </table:table-cell>
          <table:table-cell table:style-name="Tableau1.A1" office:value-type="string">
            <text:p text:style-name="P57"><text:span text:style-name="Source_20_Text"><text:span text:style-name="T86">th:manifest</text:span></text:span></text:p>
          </table:table-cell>
          <table:table-cell table:style-name="Tableau1.A1" office:value-type="string">
            <text:p text:style-name="P57"><text:span text:style-name="Source_20_Text"><text:span text:style-name="T86">th:marginheigh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marginwidth</text:span></text:span></text:p>
          </table:table-cell>
          <table:table-cell table:style-name="Tableau1.A1" office:value-type="string">
            <text:p text:style-name="P57"><text:span text:style-name="Source_20_Text"><text:span text:style-name="T86">th:max</text:span></text:span></text:p>
          </table:table-cell>
          <table:table-cell table:style-name="Tableau1.A1" office:value-type="string">
            <text:p text:style-name="P57"><text:span text:style-name="Source_20_Text"><text:span text:style-name="T86">th:maxlength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media</text:span></text:span></text:p>
          </table:table-cell>
          <table:table-cell table:style-name="Tableau1.A1" office:value-type="string">
            <text:p text:style-name="P57"><text:span text:style-name="Source_20_Text"><text:span text:style-name="T86">th:method</text:span></text:span></text:p>
          </table:table-cell>
          <table:table-cell table:style-name="Tableau1.A1" office:value-type="string">
            <text:p text:style-name="P57"><text:span text:style-name="Source_20_Text"><text:span text:style-name="T86">th:min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name</text:span></text:span></text:p>
          </table:table-cell>
          <table:table-cell table:style-name="Tableau1.A1" office:value-type="string">
            <text:p text:style-name="P57"><text:span text:style-name="Source_20_Text"><text:span text:style-name="T86">th:onabort</text:span></text:span></text:p>
          </table:table-cell>
          <table:table-cell table:style-name="Tableau1.A1" office:value-type="string">
            <text:p text:style-name="P57"><text:span text:style-name="Source_20_Text"><text:span text:style-name="T86">th:onafterprin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beforeprint</text:span></text:span></text:p>
          </table:table-cell>
          <table:table-cell table:style-name="Tableau1.A1" office:value-type="string">
            <text:p text:style-name="P57"><text:span text:style-name="Source_20_Text"><text:span text:style-name="T86">th:onbeforeunload</text:span></text:span></text:p>
          </table:table-cell>
          <table:table-cell table:style-name="Tableau1.A1" office:value-type="string">
            <text:p text:style-name="P57"><text:span text:style-name="Source_20_Text"><text:span text:style-name="T86">th:onblur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canplay</text:span></text:span></text:p>
          </table:table-cell>
          <table:table-cell table:style-name="Tableau1.A1" office:value-type="string">
            <text:p text:style-name="P57"><text:span text:style-name="Source_20_Text"><text:span text:style-name="T86">th:oncanplaythrough</text:span></text:span></text:p>
          </table:table-cell>
          <table:table-cell table:style-name="Tableau1.A1" office:value-type="string">
            <text:p text:style-name="P57"><text:span text:style-name="Source_20_Text"><text:span text:style-name="T86">th:onchang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click</text:span></text:span></text:p>
          </table:table-cell>
          <table:table-cell table:style-name="Tableau1.A1" office:value-type="string">
            <text:p text:style-name="P57"><text:span text:style-name="Source_20_Text"><text:span text:style-name="T86">th:oncontextmenu</text:span></text:span></text:p>
          </table:table-cell>
          <table:table-cell table:style-name="Tableau1.A1" office:value-type="string">
            <text:p text:style-name="P57"><text:span text:style-name="Source_20_Text"><text:span text:style-name="T86">th:ondblclick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drag</text:span></text:span></text:p>
          </table:table-cell>
          <table:table-cell table:style-name="Tableau1.A1" office:value-type="string">
            <text:p text:style-name="P57"><text:span text:style-name="Source_20_Text"><text:span text:style-name="T86">th:ondragend</text:span></text:span></text:p>
          </table:table-cell>
          <table:table-cell table:style-name="Tableau1.A1" office:value-type="string">
            <text:p text:style-name="P57"><text:span text:style-name="Source_20_Text"><text:span text:style-name="T86">th:ondragenter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dragleave</text:span></text:span></text:p>
          </table:table-cell>
          <table:table-cell table:style-name="Tableau1.A1" office:value-type="string">
            <text:p text:style-name="P57"><text:span text:style-name="Source_20_Text"><text:span text:style-name="T86">th:ondragover</text:span></text:span></text:p>
          </table:table-cell>
          <table:table-cell table:style-name="Tableau1.A1" office:value-type="string">
            <text:p text:style-name="P57"><text:span text:style-name="Source_20_Text"><text:span text:style-name="T86">th:ondragstar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drop</text:span></text:span></text:p>
          </table:table-cell>
          <table:table-cell table:style-name="Tableau1.A1" office:value-type="string">
            <text:p text:style-name="P57"><text:span text:style-name="Source_20_Text"><text:span text:style-name="T86">th:ondurationchange</text:span></text:span></text:p>
          </table:table-cell>
          <table:table-cell table:style-name="Tableau1.A1" office:value-type="string">
            <text:p text:style-name="P57"><text:span text:style-name="Source_20_Text"><text:span text:style-name="T86">th:onemptied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ended</text:span></text:span></text:p>
          </table:table-cell>
          <table:table-cell table:style-name="Tableau1.A1" office:value-type="string">
            <text:p text:style-name="P57"><text:span text:style-name="Source_20_Text"><text:span text:style-name="T86">th:onerror</text:span></text:span></text:p>
          </table:table-cell>
          <table:table-cell table:style-name="Tableau1.A1" office:value-type="string">
            <text:p text:style-name="P57"><text:span text:style-name="Source_20_Text"><text:span text:style-name="T86">th:onfocus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formchange</text:span></text:span></text:p>
          </table:table-cell>
          <table:table-cell table:style-name="Tableau1.A1" office:value-type="string">
            <text:p text:style-name="P57"><text:span text:style-name="Source_20_Text"><text:span text:style-name="T86">th:onforminput</text:span></text:span></text:p>
          </table:table-cell>
          <table:table-cell table:style-name="Tableau1.A1" office:value-type="string">
            <text:p text:style-name="P57"><text:span text:style-name="Source_20_Text"><text:span text:style-name="T86">th:onhashchang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input</text:span></text:span></text:p>
          </table:table-cell>
          <table:table-cell table:style-name="Tableau1.A1" office:value-type="string">
            <text:p text:style-name="P57"><text:span text:style-name="Source_20_Text"><text:span text:style-name="T86">th:oninvalid</text:span></text:span></text:p>
          </table:table-cell>
          <table:table-cell table:style-name="Tableau1.A1" office:value-type="string">
            <text:p text:style-name="P57"><text:span text:style-name="Source_20_Text"><text:span text:style-name="T86">th:onkeydown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keypress</text:span></text:span></text:p>
          </table:table-cell>
          <table:table-cell table:style-name="Tableau1.A1" office:value-type="string">
            <text:p text:style-name="P57"><text:span text:style-name="Source_20_Text"><text:span text:style-name="T86">th:onkeyup</text:span></text:span></text:p>
          </table:table-cell>
          <table:table-cell table:style-name="Tableau1.A1" office:value-type="string">
            <text:p text:style-name="P57"><text:span text:style-name="Source_20_Text"><text:span text:style-name="T86">th:onload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loadeddata</text:span></text:span></text:p>
          </table:table-cell>
          <table:table-cell table:style-name="Tableau1.A1" office:value-type="string">
            <text:p text:style-name="P57"><text:span text:style-name="Source_20_Text"><text:span text:style-name="T86">th:onloadedmetadata</text:span></text:span></text:p>
          </table:table-cell>
          <table:table-cell table:style-name="Tableau1.A1" office:value-type="string">
            <text:p text:style-name="P57"><text:span text:style-name="Source_20_Text"><text:span text:style-name="T86">th:onloadstar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message</text:span></text:span></text:p>
          </table:table-cell>
          <table:table-cell table:style-name="Tableau1.A1" office:value-type="string">
            <text:p text:style-name="P57"><text:span text:style-name="Source_20_Text"><text:span text:style-name="T86">th:onmousedown</text:span></text:span></text:p>
          </table:table-cell>
          <table:table-cell table:style-name="Tableau1.A1" office:value-type="string">
            <text:p text:style-name="P57"><text:span text:style-name="Source_20_Text"><text:span text:style-name="T86">th:onmousemov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mouseout</text:span></text:span></text:p>
          </table:table-cell>
          <table:table-cell table:style-name="Tableau1.A1" office:value-type="string">
            <text:p text:style-name="P57"><text:span text:style-name="Source_20_Text"><text:span text:style-name="T86">th:onmouseover</text:span></text:span></text:p>
          </table:table-cell>
          <table:table-cell table:style-name="Tableau1.A1" office:value-type="string">
            <text:p text:style-name="P57"><text:span text:style-name="Source_20_Text"><text:span text:style-name="T86">th:onmouseup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mousewheel</text:span></text:span></text:p>
          </table:table-cell>
          <table:table-cell table:style-name="Tableau1.A1" office:value-type="string">
            <text:p text:style-name="P57"><text:span text:style-name="Source_20_Text"><text:span text:style-name="T86">th:onoffline</text:span></text:span></text:p>
          </table:table-cell>
          <table:table-cell table:style-name="Tableau1.A1" office:value-type="string">
            <text:p text:style-name="P57"><text:span text:style-name="Source_20_Text"><text:span text:style-name="T86">th:ononlin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pause</text:span></text:span></text:p>
          </table:table-cell>
          <table:table-cell table:style-name="Tableau1.A1" office:value-type="string">
            <text:p text:style-name="P57"><text:span text:style-name="Source_20_Text"><text:span text:style-name="T86">th:onplay</text:span></text:span></text:p>
          </table:table-cell>
          <table:table-cell table:style-name="Tableau1.A1" office:value-type="string">
            <text:p text:style-name="P57"><text:span text:style-name="Source_20_Text"><text:span text:style-name="T86">th:onplaying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popstate</text:span></text:span></text:p>
          </table:table-cell>
          <table:table-cell table:style-name="Tableau1.A1" office:value-type="string">
            <text:p text:style-name="P57"><text:span text:style-name="Source_20_Text"><text:span text:style-name="T86">th:onprogress</text:span></text:span></text:p>
          </table:table-cell>
          <table:table-cell table:style-name="Tableau1.A1" office:value-type="string">
            <text:p text:style-name="P57"><text:span text:style-name="Source_20_Text"><text:span text:style-name="T86">th:onratechang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readystatechange</text:span></text:span></text:p>
          </table:table-cell>
          <table:table-cell table:style-name="Tableau1.A1" office:value-type="string">
            <text:p text:style-name="P57"><text:span text:style-name="Source_20_Text"><text:span text:style-name="T86">th:onredo</text:span></text:span></text:p>
          </table:table-cell>
          <table:table-cell table:style-name="Tableau1.A1" office:value-type="string">
            <text:p text:style-name="P57"><text:span text:style-name="Source_20_Text"><text:span text:style-name="T86">th:onrese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resize</text:span></text:span></text:p>
          </table:table-cell>
          <table:table-cell table:style-name="Tableau1.A1" office:value-type="string">
            <text:p text:style-name="P57"><text:span text:style-name="Source_20_Text"><text:span text:style-name="T86">th:onscroll</text:span></text:span></text:p>
          </table:table-cell>
          <table:table-cell table:style-name="Tableau1.A1" office:value-type="string">
            <text:p text:style-name="P57"><text:span text:style-name="Source_20_Text"><text:span text:style-name="T86">th:onseeked</text:span></text:span></text:p>
          </table:table-cell>
        </table:table-row>
        <text:soft-page-break/>
        <table:table-row>
          <table:table-cell table:style-name="Tableau1.A1" office:value-type="string">
            <text:p text:style-name="P57"><text:span text:style-name="Source_20_Text"><text:span text:style-name="T86">th:onseeking</text:span></text:span></text:p>
          </table:table-cell>
          <table:table-cell table:style-name="Tableau1.A1" office:value-type="string">
            <text:p text:style-name="P57"><text:span text:style-name="Source_20_Text"><text:span text:style-name="T86">th:onselect</text:span></text:span></text:p>
          </table:table-cell>
          <table:table-cell table:style-name="Tableau1.A1" office:value-type="string">
            <text:p text:style-name="P57"><text:span text:style-name="Source_20_Text"><text:span text:style-name="T86">th:onshow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stalled</text:span></text:span></text:p>
          </table:table-cell>
          <table:table-cell table:style-name="Tableau1.A1" office:value-type="string">
            <text:p text:style-name="P57"><text:span text:style-name="Source_20_Text"><text:span text:style-name="T86">th:onstorage</text:span></text:span></text:p>
          </table:table-cell>
          <table:table-cell table:style-name="Tableau1.A1" office:value-type="string">
            <text:p text:style-name="P57"><text:span text:style-name="Source_20_Text"><text:span text:style-name="T86">th:onsubmit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suspend</text:span></text:span></text:p>
          </table:table-cell>
          <table:table-cell table:style-name="Tableau1.A1" office:value-type="string">
            <text:p text:style-name="P57"><text:span text:style-name="Source_20_Text"><text:span text:style-name="T86">th:ontimeupdate</text:span></text:span></text:p>
          </table:table-cell>
          <table:table-cell table:style-name="Tableau1.A1" office:value-type="string">
            <text:p text:style-name="P57"><text:span text:style-name="Source_20_Text"><text:span text:style-name="T86">th:onundo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nunload</text:span></text:span></text:p>
          </table:table-cell>
          <table:table-cell table:style-name="Tableau1.A1" office:value-type="string">
            <text:p text:style-name="P57"><text:span text:style-name="Source_20_Text"><text:span text:style-name="T86">th:onvolumechange</text:span></text:span></text:p>
          </table:table-cell>
          <table:table-cell table:style-name="Tableau1.A1" office:value-type="string">
            <text:p text:style-name="P57"><text:span text:style-name="Source_20_Text"><text:span text:style-name="T86">th:onwaiting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optimum</text:span></text:span></text:p>
          </table:table-cell>
          <table:table-cell table:style-name="Tableau1.A1" office:value-type="string">
            <text:p text:style-name="P57"><text:span text:style-name="Source_20_Text"><text:span text:style-name="T86">th:pattern</text:span></text:span></text:p>
          </table:table-cell>
          <table:table-cell table:style-name="Tableau1.A1" office:value-type="string">
            <text:p text:style-name="P57"><text:span text:style-name="Source_20_Text"><text:span text:style-name="T86">th:placeholder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poster</text:span></text:span></text:p>
          </table:table-cell>
          <table:table-cell table:style-name="Tableau1.A1" office:value-type="string">
            <text:p text:style-name="P57"><text:span text:style-name="Source_20_Text"><text:span text:style-name="T86">th:preload</text:span></text:span></text:p>
          </table:table-cell>
          <table:table-cell table:style-name="Tableau1.A1" office:value-type="string">
            <text:p text:style-name="P57"><text:span text:style-name="Source_20_Text"><text:span text:style-name="T86">th:radiogroup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rel</text:span></text:span></text:p>
          </table:table-cell>
          <table:table-cell table:style-name="Tableau1.A1" office:value-type="string">
            <text:p text:style-name="P57"><text:span text:style-name="Source_20_Text"><text:span text:style-name="T86">th:rev</text:span></text:span></text:p>
          </table:table-cell>
          <table:table-cell table:style-name="Tableau1.A1" office:value-type="string">
            <text:p text:style-name="P57"><text:span text:style-name="Source_20_Text"><text:span text:style-name="T86">th:rows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rowspan</text:span></text:span></text:p>
          </table:table-cell>
          <table:table-cell table:style-name="Tableau1.A1" office:value-type="string">
            <text:p text:style-name="P57"><text:span text:style-name="Source_20_Text"><text:span text:style-name="T86">th:rules</text:span></text:span></text:p>
          </table:table-cell>
          <table:table-cell table:style-name="Tableau1.A1" office:value-type="string">
            <text:p text:style-name="P57"><text:span text:style-name="Source_20_Text"><text:span text:style-name="T86">th:sandbox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scheme</text:span></text:span></text:p>
          </table:table-cell>
          <table:table-cell table:style-name="Tableau1.A1" office:value-type="string">
            <text:p text:style-name="P57"><text:span text:style-name="Source_20_Text"><text:span text:style-name="T86">th:scope</text:span></text:span></text:p>
          </table:table-cell>
          <table:table-cell table:style-name="Tableau1.A1" office:value-type="string">
            <text:p text:style-name="P57"><text:span text:style-name="Source_20_Text"><text:span text:style-name="T86">th:scrolling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size</text:span></text:span></text:p>
          </table:table-cell>
          <table:table-cell table:style-name="Tableau1.A1" office:value-type="string">
            <text:p text:style-name="P57"><text:span text:style-name="Source_20_Text"><text:span text:style-name="T86">th:sizes</text:span></text:span></text:p>
          </table:table-cell>
          <table:table-cell table:style-name="Tableau1.A1" office:value-type="string">
            <text:p text:style-name="P57"><text:span text:style-name="Source_20_Text"><text:span text:style-name="T86">th:span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spellcheck</text:span></text:span></text:p>
          </table:table-cell>
          <table:table-cell table:style-name="Tableau1.A1" office:value-type="string">
            <text:p text:style-name="P57"><text:span text:style-name="Source_20_Text"><text:span text:style-name="T86">th:src</text:span></text:span></text:p>
          </table:table-cell>
          <table:table-cell table:style-name="Tableau1.A1" office:value-type="string">
            <text:p text:style-name="P57"><text:span text:style-name="Source_20_Text"><text:span text:style-name="T86">th:srclang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standby</text:span></text:span></text:p>
          </table:table-cell>
          <table:table-cell table:style-name="Tableau1.A1" office:value-type="string">
            <text:p text:style-name="P57"><text:span text:style-name="Source_20_Text"><text:span text:style-name="T86">th:start</text:span></text:span></text:p>
          </table:table-cell>
          <table:table-cell table:style-name="Tableau1.A1" office:value-type="string">
            <text:p text:style-name="P57"><text:span text:style-name="Source_20_Text"><text:span text:style-name="T86">th:step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style</text:span></text:span></text:p>
          </table:table-cell>
          <table:table-cell table:style-name="Tableau1.A1" office:value-type="string">
            <text:p text:style-name="P57"><text:span text:style-name="Source_20_Text"><text:span text:style-name="T86">th:summary</text:span></text:span></text:p>
          </table:table-cell>
          <table:table-cell table:style-name="Tableau1.A1" office:value-type="string">
            <text:p text:style-name="P57"><text:span text:style-name="Source_20_Text"><text:span text:style-name="T86">th:tabindex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target</text:span></text:span></text:p>
          </table:table-cell>
          <table:table-cell table:style-name="Tableau1.A1" office:value-type="string">
            <text:p text:style-name="P57"><text:span text:style-name="Source_20_Text"><text:span text:style-name="T86">th:title</text:span></text:span></text:p>
          </table:table-cell>
          <table:table-cell table:style-name="Tableau1.A1" office:value-type="string">
            <text:p text:style-name="P57"><text:span text:style-name="Source_20_Text"><text:span text:style-name="T86">th:typ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usemap</text:span></text:span></text:p>
          </table:table-cell>
          <table:table-cell table:style-name="Tableau1.A1" office:value-type="string">
            <text:p text:style-name="P57"><text:span text:style-name="Source_20_Text"><text:span text:style-name="T86">th:value</text:span></text:span></text:p>
          </table:table-cell>
          <table:table-cell table:style-name="Tableau1.A1" office:value-type="string">
            <text:p text:style-name="P57"><text:span text:style-name="Source_20_Text"><text:span text:style-name="T86">th:valuetype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vspace</text:span></text:span></text:p>
          </table:table-cell>
          <table:table-cell table:style-name="Tableau1.A1" office:value-type="string">
            <text:p text:style-name="P57"><text:span text:style-name="Source_20_Text"><text:span text:style-name="T86">th:width</text:span></text:span></text:p>
          </table:table-cell>
          <table:table-cell table:style-name="Tableau1.A1" office:value-type="string">
            <text:p text:style-name="P57"><text:span text:style-name="Source_20_Text"><text:span text:style-name="T86">th:wrap</text:span></text:span></text:p>
          </table:table-cell>
        </table:table-row>
        <table:table-row>
          <table:table-cell table:style-name="Tableau1.A1" office:value-type="string">
            <text:p text:style-name="P57"><text:span text:style-name="Source_20_Text"><text:span text:style-name="T86">th:xmlbase</text:span></text:span></text:p>
          </table:table-cell>
          <table:table-cell table:style-name="Tableau1.A1" office:value-type="string">
            <text:p text:style-name="P57"><text:span text:style-name="Source_20_Text"><text:span text:style-name="T86">th:xmllang</text:span></text:span></text:p>
          </table:table-cell>
          <table:table-cell table:style-name="Tableau1.A1" office:value-type="string">
            <text:p text:style-name="P57"><text:span text:style-name="Source_20_Text"><text:span text:style-name="T86">th:xmlspace</text:span></text:span></text:p>
          </table:table-cell>
        </table:table-row>
      </table:table>
      <text:p text:style-name="P40"><text:span text:style-name="Source_20_Text"><text:span text:style-name="T22"/></text:span></text:p>
      <text:p text:style-name="P40"><text:span text:style-name="Source_20_Text"><text:span text:style-name="T22"/></text:span></text:p>
      <text:p text:style-name="P40"><text:span text:style-name="Source_20_Text"><text:span text:style-name="T22"/></text:span></text:p>
      <text:p text:style-name="P40"><text:span text:style-name="Source_20_Text"><text:span text:style-name="T22"/></text:span></text:p>
      <text:p text:style-name="P41"><text:span text:style-name="Source_20_Text"><text:span text:style-name="T18">→ P</text:span></text:span><text:span text:style-name="Source_20_Text"><text:span text:style-name="T19">aragraphe </text:span></text:span><text:span text:style-name="Source_20_Text"><text:span text:style-name="T20">6 : Iteration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>- </text:span></text:span><text:span text:style-name="Source_20_Text"><text:span text:style-name="T24">th:each</text:span></text:span></text:p>
      <text:p text:style-name="P43"><text:span text:style-name="Source_20_Text"><text:span text:style-name="T115"><text:s/>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able</text:span></text:span><text:span text:style-name="Source_20_Text"><text:span text:style-name="T91">&gt;</text:span></text:span></text:p>
      <text:p text:style-name="P51"><text:span text:style-name="Source_20_Text"><text:span text:style-name="T94"><text:s text:c="6"/></text:span></text:span><text:span text:style-name="Source_20_Text"><text:span text:style-name="T91">&lt;</text:span></text:span><text:span text:style-name="Source_20_Text"><text:span text:style-name="T96">tr</text:span></text:span><text:span text:style-name="Source_20_Text"><text:span text:style-name="T91">&gt;</text:span></text:span></text:p>
      <text:p text:style-name="P51"><text:span text:style-name="Source_20_Text"><text:span text:style-name="T94"><text:s text:c="8"/></text:span></text:span><text:span text:style-name="Source_20_Text"><text:span text:style-name="T91">&lt;</text:span></text:span><text:span text:style-name="Source_20_Text"><text:span text:style-name="T96">th</text:span></text:span><text:span text:style-name="Source_20_Text"><text:span text:style-name="T91">&gt;NAME&lt;/</text:span></text:span><text:span text:style-name="Source_20_Text"><text:span text:style-name="T96">th</text:span></text:span><text:span text:style-name="Source_20_Text"><text:span text:style-name="T91">&gt;</text:span></text:span></text:p>
      <text:p text:style-name="P51"><text:span text:style-name="Source_20_Text"><text:span text:style-name="T94"><text:s text:c="8"/></text:span></text:span><text:span text:style-name="Source_20_Text"><text:span text:style-name="T91">&lt;</text:span></text:span><text:span text:style-name="Source_20_Text"><text:span text:style-name="T96">th</text:span></text:span><text:span text:style-name="Source_20_Text"><text:span text:style-name="T91">&gt;PRICE&lt;/</text:span></text:span><text:span text:style-name="Source_20_Text"><text:span text:style-name="T96">th</text:span></text:span><text:span text:style-name="Source_20_Text"><text:span text:style-name="T91">&gt;</text:span></text:span></text:p>
      <text:p text:style-name="P51"><text:span text:style-name="Source_20_Text"><text:span text:style-name="T94"><text:s text:c="8"/></text:span></text:span><text:span text:style-name="Source_20_Text"><text:span text:style-name="T91">&lt;</text:span></text:span><text:span text:style-name="Source_20_Text"><text:span text:style-name="T96">th</text:span></text:span><text:span text:style-name="Source_20_Text"><text:span text:style-name="T91">&gt;IN STOCK&lt;/</text:span></text:span><text:span text:style-name="Source_20_Text"><text:span text:style-name="T96">th</text:span></text:span><text:span text:style-name="Source_20_Text"><text:span text:style-name="T91">&gt;</text:span></text:span></text:p>
      <text:p text:style-name="P51"><text:span text:style-name="Source_20_Text"><text:span text:style-name="T94"><text:s text:c="6"/></text:span></text:span><text:span text:style-name="Source_20_Text"><text:span text:style-name="T91">&lt;/</text:span></text:span><text:span text:style-name="Source_20_Text"><text:span text:style-name="T96">tr</text:span></text:span><text:span text:style-name="Source_20_Text"><text:span text:style-name="T91">&gt;</text:span></text:span></text:p>
      <text:p text:style-name="P51"><text:span text:style-name="Source_20_Text"><text:span text:style-name="T94"><text:s text:c="6"/></text:span></text:span><text:span text:style-name="Source_20_Text"><text:span text:style-name="T91">&lt;</text:span></text:span><text:span text:style-name="Source_20_Text"><text:span text:style-name="T96">tr </text:span></text:span><text:span text:style-name="Source_20_Text"><text:span text:style-name="T100">th:each</text:span></text:span><text:span text:style-name="Source_20_Text"><text:span text:style-name="T91">="</text:span></text:span><text:span text:style-name="Source_20_Text"><text:span text:style-name="T103">prod : ${prods}</text:span></text:span><text:span text:style-name="Source_20_Text"><text:span text:style-name="T91">"&gt;</text:span></text:span></text:p>
      <text:p text:style-name="P51"><text:span text:style-name="Source_20_Text"><text:span text:style-name="T94"><text:s text:c="8"/></text:span></text:span><text:span text:style-name="Source_20_Text"><text:span text:style-name="T91">&lt;</text:span></text:span><text:span text:style-name="Source_20_Text"><text:span text:style-name="T96">td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prod.name}</text:span></text:span><text:span text:style-name="Source_20_Text"><text:span text:style-name="T91">"&gt;Onions&lt;/</text:span></text:span><text:span text:style-name="Source_20_Text"><text:span text:style-name="T96">td</text:span></text:span><text:span text:style-name="Source_20_Text"><text:span text:style-name="T91">&gt;</text:span></text:span></text:p>
      <text:p text:style-name="P51"><text:span text:style-name="Source_20_Text"><text:span text:style-name="T94"><text:s text:c="8"/></text:span></text:span><text:span text:style-name="Source_20_Text"><text:span text:style-name="T91">&lt;</text:span></text:span><text:span text:style-name="Source_20_Text"><text:span text:style-name="T96">td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prod.price}</text:span></text:span><text:span text:style-name="Source_20_Text"><text:span text:style-name="T91">"&gt;2.41&lt;/</text:span></text:span><text:span text:style-name="Source_20_Text"><text:span text:style-name="T96">td</text:span></text:span><text:span text:style-name="Source_20_Text"><text:span text:style-name="T91">&gt;</text:span></text:span></text:p>
      <text:p text:style-name="P51"><text:span text:style-name="Source_20_Text"><text:span text:style-name="T94"><text:s text:c="8"/></text:span></text:span><text:span text:style-name="Source_20_Text"><text:span text:style-name="T91">&lt;</text:span></text:span><text:span text:style-name="Source_20_Text"><text:span text:style-name="T96">td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prod.inStock}? #{true} : #{false}</text:span></text:span><text:span text:style-name="Source_20_Text"><text:span text:style-name="T91">"&gt;yes&lt;/</text:span></text:span><text:span text:style-name="Source_20_Text"><text:span text:style-name="T96">td</text:span></text:span><text:span text:style-name="Source_20_Text"><text:span text:style-name="T91">&gt;</text:span></text:span></text:p>
      <text:p text:style-name="P51"><text:span text:style-name="Source_20_Text"><text:span text:style-name="T94"><text:s text:c="6"/></text:span></text:span><text:span text:style-name="Source_20_Text"><text:span text:style-name="T91">&lt;/</text:span></text:span><text:span text:style-name="Source_20_Text"><text:span text:style-name="T96">tr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/</text:span></text:span><text:span text:style-name="Source_20_Text"><text:span text:style-name="T96">table</text:span></text:span><text:span text:style-name="Source_20_Text"><text:span text:style-name="T91">&gt;</text:span></text:span></text:p>
      <text:p text:style-name="P56"><text:span text:style-name="Source_20_Text"><text:span text:style-name="T94"><text:s text:c="2"/></text:span></text:span></text:p>
      <text:p text:style-name="P40"><text:span text:style-name="Source_20_Text"><text:span text:style-name="T22"/></text:span></text:p>
      <text:p text:style-name="P40"><text:span text:style-name="Source_20_Text"><text:span text:style-name="T22"/></text:span></text:p>
      <text:p text:style-name="P40"><text:span text:style-name="Source_20_Text"><text:span text:style-name="T22"/></text:span></text:p>
      <text:p text:style-name="P40"><text:span text:style-name="Source_20_Text"><text:span text:style-name="T22"/></text:span></text:p>
      <text:p text:style-name="P40"/>
      <text:p text:style-name="P40"/>
      <text:p text:style-name="P40"/>
      <text:p text:style-name="P40"/>
      <text:p text:style-name="P42"><text:soft-page-break/><text:span text:style-name="Source_20_Text"><text:span text:style-name="T18">→ P</text:span></text:span><text:span text:style-name="Source_20_Text"><text:span text:style-name="T19">aragraphe </text:span></text:span><text:span text:style-name="Source_20_Text"><text:span text:style-name="T21">7</text:span></text:span><text:span text:style-name="Source_20_Text"><text:span text:style-name="T20"> : </text:span></text:span><text:span text:style-name="Source_20_Text"><text:span text:style-name="T21">Conditional Evaluation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- th:if <text:s/>ou <text:s/>opérateur ternaire ( ? : ) <text:s/></text:span></text:span></text:p>
      <text:p text:style-name="P81"/>
      <text:p text:style-name="P44"><text:span text:style-name="Source_20_Text"><text:span text:style-name="T91">&lt;</text:span></text:span><text:span text:style-name="Source_20_Text"><text:span text:style-name="T96">table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tr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h</text:span></text:span><text:span text:style-name="Source_20_Text"><text:span text:style-name="T91">&gt;NAME&lt;/</text:span></text:span><text:span text:style-name="Source_20_Text"><text:span text:style-name="T96">th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h</text:span></text:span><text:span text:style-name="Source_20_Text"><text:span text:style-name="T91">&gt;PRICE&lt;/</text:span></text:span><text:span text:style-name="Source_20_Text"><text:span text:style-name="T96">th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h</text:span></text:span><text:span text:style-name="Source_20_Text"><text:span text:style-name="T91">&gt;IN STOCK&lt;/</text:span></text:span><text:span text:style-name="Source_20_Text"><text:span text:style-name="T96">th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h</text:span></text:span><text:span text:style-name="Source_20_Text"><text:span text:style-name="T91">&gt;COMMENTS&lt;/</text:span></text:span><text:span text:style-name="Source_20_Text"><text:span text:style-name="T96">th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/</text:span></text:span><text:span text:style-name="Source_20_Text"><text:span text:style-name="T96">tr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tr </text:span></text:span><text:span text:style-name="Source_20_Text"><text:span text:style-name="T100">th:each</text:span></text:span><text:span text:style-name="Source_20_Text"><text:span text:style-name="T91">="</text:span></text:span><text:span text:style-name="Source_20_Text"><text:span text:style-name="T103">prod : ${prods}</text:span></text:span><text:span text:style-name="Source_20_Text"><text:span text:style-name="T91">"</text:span></text:span><text:span text:style-name="Source_20_Text"><text:span text:style-name="T96"> </text:span></text:span><text:span text:style-name="Source_20_Text"><text:span text:style-name="T100">th:class</text:span></text:span><text:span text:style-name="Source_20_Text"><text:span text:style-name="T91">="</text:span></text:span><text:span text:style-name="Source_20_Text"><text:span text:style-name="T103">${prodStat.odd}? </text:span></text:span><text:span text:style-name="Source_20_Text"><text:span text:style-name="T91">'</text:span></text:span><text:span text:style-name="Source_20_Text"><text:span text:style-name="T103">odd</text:span></text:span><text:span text:style-name="Source_20_Text"><text:span text:style-name="T91">'"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d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prod.name}</text:span></text:span><text:span text:style-name="Source_20_Text"><text:span text:style-name="T91">"&gt;Onions&lt;/</text:span></text:span><text:span text:style-name="Source_20_Text"><text:span text:style-name="T96">td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d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prod.price}</text:span></text:span><text:span text:style-name="Source_20_Text"><text:span text:style-name="T91">"&gt;2.41&lt;/</text:span></text:span><text:span text:style-name="Source_20_Text"><text:span text:style-name="T96">td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d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prod.inStock}? #{true} : #{false}</text:span></text:span><text:span text:style-name="Source_20_Text"><text:span text:style-name="T91">"&gt;yes&lt;/</text:span></text:span><text:span text:style-name="Source_20_Text"><text:span text:style-name="T96">td</text:span></text:span><text:span text:style-name="Source_20_Text"><text:span text:style-name="T91">&gt;</text:span></text:span></text:p>
      <text:p text:style-name="P51"><text:span text:style-name="Source_20_Text"><text:span text:style-name="T94"><text:s text:c="4"/></text:span></text:span><text:span text:style-name="Source_20_Text"><text:span text:style-name="T91">&lt;</text:span></text:span><text:span text:style-name="Source_20_Text"><text:span text:style-name="T96">td</text:span></text:span><text:span text:style-name="Source_20_Text"><text:span text:style-name="T91">&gt;</text:span></text:span></text:p>
      <text:p text:style-name="P51"><text:span text:style-name="Source_20_Text"><text:span text:style-name="T94"><text:s text:c="6"/></text:span></text:span><text:span text:style-name="Source_20_Text"><text:span text:style-name="T91">&lt;</text:span></text:span><text:span text:style-name="Source_20_Text"><text:span text:style-name="T96">span </text:span></text:span><text:span text:style-name="Source_20_Text"><text:span text:style-name="T100">th:text</text:span></text:span><text:span text:style-name="Source_20_Text"><text:span text:style-name="T91">="</text:span></text:span><text:span text:style-name="Source_20_Text"><text:span text:style-name="T103">${#lists.size(prod.comments)}</text:span></text:span><text:span text:style-name="Source_20_Text"><text:span text:style-name="T91">"&gt;2&lt;/</text:span></text:span><text:span text:style-name="Source_20_Text"><text:span text:style-name="T96">span</text:span></text:span><text:span text:style-name="Source_20_Text"><text:span text:style-name="T91">&gt; comment/s</text:span></text:span></text:p>
      <text:p text:style-name="P51"><text:span text:style-name="Source_20_Text"><text:span text:style-name="T94"><text:s text:c="6"/></text:span></text:span><text:span text:style-name="Source_20_Text"><text:span text:style-name="T91">&lt;</text:span></text:span><text:span text:style-name="Source_20_Text"><text:span text:style-name="T96">a </text:span></text:span><text:span text:style-name="Source_20_Text"><text:span text:style-name="T100">href</text:span></text:span><text:span text:style-name="Source_20_Text"><text:span text:style-name="T91">="</text:span></text:span><text:span text:style-name="Source_20_Text"><text:span text:style-name="T103">comments.html</text:span></text:span><text:span text:style-name="Source_20_Text"><text:span text:style-name="T91">"</text:span></text:span><text:span text:style-name="Source_20_Text"><text:span text:style-name="T96"> </text:span></text:span></text:p>
      <text:p text:style-name="P51"><text:span text:style-name="Source_20_Text"><text:span text:style-name="T99"><text:s text:c="9"/></text:span></text:span><text:span text:style-name="Source_20_Text"><text:span text:style-name="T100">th:href</text:span></text:span><text:span text:style-name="Source_20_Text"><text:span text:style-name="T91">="</text:span></text:span><text:span text:style-name="Source_20_Text"><text:span text:style-name="T103">@{/product/comments(prodId</text:span></text:span><text:span text:style-name="Source_20_Text"><text:span text:style-name="T91">=</text:span></text:span><text:span text:style-name="Source_20_Text"><text:span text:style-name="T103">${prod.id})}</text:span></text:span><text:span text:style-name="Source_20_Text"><text:span text:style-name="T91">"</text:span></text:span><text:span text:style-name="Source_20_Text"><text:span text:style-name="T96"> </text:span></text:span></text:p>
      <text:p text:style-name="P51"><text:span text:style-name="Source_20_Text"><text:span text:style-name="T99"><text:s text:c="9"/></text:span></text:span><text:span text:style-name="Source_20_Text"><text:span text:style-name="T100">th:if</text:span></text:span><text:span text:style-name="Source_20_Text"><text:span text:style-name="T91">="</text:span></text:span><text:span text:style-name="Source_20_Text"><text:span text:style-name="T103">${not #lists.isEmpty(prod.comments)}</text:span></text:span><text:span text:style-name="Source_20_Text"><text:span text:style-name="T91">"&gt;view&lt;/</text:span></text:span><text:span text:style-name="Source_20_Text"><text:span text:style-name="T96">a</text:span></text:span><text:span text:style-name="Source_20_Text"><text:span text:style-name="T91">&gt;</text:span></text:span></text:p>
      <text:p text:style-name="P54"><text:span text:style-name="Source_20_Text"><text:span text:style-name="T112">//</text:span></text:span><text:span text:style-name="Source_20_Text"><text:span text:style-name="T114">This will create a link to the comments page (with URL </text:span></text:span><text:span text:style-name="Source_20_Text"><text:span text:style-name="T113">/product/comments</text:span></text:span><text:span text:style-name="Source_20_Text"><text:span text:style-name="T114">) with </text:span></text:span></text:p>
      <text:p text:style-name="P55"><text:span text:style-name="Source_20_Text"><text:span text:style-name="T114">// a </text:span></text:span><text:span text:style-name="Source_20_Text"><text:span text:style-name="T113">prodId</text:span></text:span></text:p>
      <text:p text:style-name="P55"><text:span text:style-name="Source_20_Text"><text:span text:style-name="T112"><text:s/></text:span></text:span><text:span text:style-name="Source_20_Text"><text:span text:style-name="T114">parameter set to the </text:span></text:span><text:span text:style-name="Source_20_Text"><text:span text:style-name="T113">id</text:span></text:span><text:span text:style-name="Source_20_Text"><text:span text:style-name="T114">of the product, but only if the product has any </text:span></text:span></text:p>
      <text:p text:style-name="P54"><text:span text:style-name="Source_20_Text"><text:span text:style-name="T114">// comments.</text:span></text:span><text:span text:style-name="Source_20_Text"><text:span text:style-name="T112"> </text:span></text:span></text:p>
      <text:p text:style-name="P51"><text:span text:style-name="Source_20_Text"><text:span text:style-name="T94"><text:s text:c="4"/></text:span></text:span><text:span text:style-name="Source_20_Text"><text:span text:style-name="T91">&lt;/</text:span></text:span><text:span text:style-name="Source_20_Text"><text:span text:style-name="T96">td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/</text:span></text:span><text:span text:style-name="Source_20_Text"><text:span text:style-name="T96">tr</text:span></text:span><text:span text:style-name="Source_20_Text"><text:span text:style-name="T91">&gt;</text:span></text:span></text:p>
      <text:p text:style-name="P56"><text:span text:style-name="Source_20_Text"><text:span text:style-name="T91">&lt;/</text:span></text:span><text:span text:style-name="Source_20_Text"><text:span text:style-name="T96">table</text:span></text:span><text:span text:style-name="Source_20_Text"><text:span text:style-name="T91">&gt;</text:span></text:span></text:p>
      <text:p text:style-name="Text_20_body"/>
      <text:p text:style-name="Text_20_body">- <text:span text:style-name="T118">th:switch + th:case</text:span></text:p>
      <text:p text:style-name="P44"><text:span text:style-name="Source_20_Text"><text:span text:style-name="T91">&lt;</text:span></text:span><text:span text:style-name="Source_20_Text"><text:span text:style-name="T96">div </text:span></text:span><text:span text:style-name="Source_20_Text"><text:span text:style-name="T100">th:switch</text:span></text:span><text:span text:style-name="Source_20_Text"><text:span text:style-name="T91">="</text:span></text:span><text:span text:style-name="Source_20_Text"><text:span text:style-name="T103">${user.role}</text:span></text:span><text:span text:style-name="Source_20_Text"><text:span text:style-name="T91">"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 </text:span></text:span><text:span text:style-name="Source_20_Text"><text:span text:style-name="T100">th:case</text:span></text:span><text:span text:style-name="Source_20_Text"><text:span text:style-name="T91">="'</text:span></text:span><text:span text:style-name="Source_20_Text"><text:span text:style-name="T103">admin</text:span></text:span><text:span text:style-name="Source_20_Text"><text:span text:style-name="T91">'"&gt;User is an administrator&lt;/</text:span></text:span><text:span text:style-name="Source_20_Text"><text:span text:style-name="T96">p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 </text:span></text:span><text:span text:style-name="Source_20_Text"><text:span text:style-name="T100">th:case</text:span></text:span><text:span text:style-name="Source_20_Text"><text:span text:style-name="T91">="</text:span></text:span><text:span text:style-name="Source_20_Text"><text:span text:style-name="T103">#{roles.manager}</text:span></text:span><text:span text:style-name="Source_20_Text"><text:span text:style-name="T91">"&gt;User is a manager&lt;/</text:span></text:span><text:span text:style-name="Source_20_Text"><text:span text:style-name="T96">p</text:span></text:span><text:span text:style-name="Source_20_Text"><text:span text:style-name="T91">&gt;</text:span></text:span></text:p>
      <text:p text:style-name="P51"><text:span text:style-name="Source_20_Text"><text:span text:style-name="T94"><text:s text:c="2"/></text:span></text:span><text:span text:style-name="Source_20_Text"><text:span text:style-name="T91">&lt;</text:span></text:span><text:span text:style-name="Source_20_Text"><text:span text:style-name="T96">p </text:span></text:span><text:span text:style-name="Source_20_Text"><text:span text:style-name="T100">th:case</text:span></text:span><text:span text:style-name="Source_20_Text"><text:span text:style-name="T91">="</text:span></text:span><text:span text:style-name="Source_20_Text"><text:span text:style-name="T103">*</text:span></text:span><text:span text:style-name="Source_20_Text"><text:span text:style-name="T91">"&gt;User is some other thing&lt;/</text:span></text:span><text:span text:style-name="Source_20_Text"><text:span text:style-name="T96">p</text:span></text:span><text:span text:style-name="Source_20_Text"><text:span text:style-name="T91">&gt;</text:span></text:span></text:p>
      <text:p text:style-name="P56"><text:span text:style-name="Source_20_Text"><text:span text:style-name="T91">&lt;/</text:span></text:span><text:span text:style-name="Source_20_Text"><text:span text:style-name="T96">div</text:span></text:span><text:span text:style-name="Source_20_Text"><text:span text:style-name="T91">&gt;</text:span></text:span></text:p>
      <text:p text:style-name="Text_20_body"/>
      <text:p text:style-name="Text_20_body"/>
      <text:p text:style-name="Text_20_body"/>
      <text:p text:style-name="Text_20_body"/>
      <text:p text:style-name="P87">Deploiement</text:p>
      <text:p text:style-name="P79"/>
      <text:p text:style-name="P79"/>
      <text:p text:style-name="P79">Heroku = déploiement simplifié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 Mono" svg:font-family="'Ubuntu Mono', monospace"/>
    <style:font-face style:name="Ubuntu" svg:font-family="Ubuntu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27:53.833000000</meta:creation-date>
    <dc:date>2018-05-25T15:14:55.845000000</dc:date>
    <meta:editing-duration>PT8H21M29S</meta:editing-duration>
    <meta:editing-cycles>21</meta:editing-cycles>
    <meta:generator>LibreOffice/5.4.3.2$Windows_X86_64 LibreOffice_project/92a7159f7e4af62137622921e809f8546db437e5</meta:generator>
    <meta:document-statistic meta:table-count="1" meta:image-count="0" meta:object-count="0" meta:page-count="16" meta:paragraph-count="636" meta:word-count="1607" meta:character-count="16141" meta:non-whitespace-character-count="14401"/>
  </office:meta>
</office:document-meta>
</file>